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Tahoma" style:name="Tahoma1"/>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1.062cm"/>
    </style:style>
    <style:style style:family="table-column" style:name="co2">
      <style:table-column-properties fo:break-before="auto" style:column-width="1.118cm"/>
    </style:style>
    <style:style style:family="table-column" style:name="co3">
      <style:table-column-properties fo:break-before="auto" style:column-width="0.755cm"/>
    </style:style>
    <style:style style:family="table-column" style:name="co4">
      <style:table-column-properties fo:break-before="auto" style:column-width="0.84cm"/>
    </style:style>
    <style:style style:family="table-column" style:name="co5">
      <style:table-column-properties fo:break-before="auto" style:column-width="0.951cm"/>
    </style:style>
    <style:style style:family="table-column" style:name="co6">
      <style:table-column-properties fo:break-before="auto" style:column-width="1.649cm"/>
    </style:style>
    <style:style style:family="table-column" style:name="co7">
      <style:table-column-properties fo:break-before="auto" style:column-width="1.286cm"/>
    </style:style>
    <style:style style:family="table-column" style:name="co8">
      <style:table-column-properties fo:break-before="auto" style:column-width="1.147cm"/>
    </style:style>
    <style:style style:family="table-column" style:name="co9">
      <style:table-column-properties fo:break-before="auto" style:column-width="1.482cm"/>
    </style:style>
    <style:style style:family="table-column" style:name="co10">
      <style:table-column-properties fo:break-before="auto" style:column-width="1.734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741cm"/>
    </style:style>
    <style:style style:family="table-row" style:name="ro3">
      <style:table-row-properties fo:break-before="auto" style:use-optimal-row-height="false" style:row-height="1.621cm"/>
    </style:style>
    <style:style style:family="table-row" style:name="ro4">
      <style:table-row-properties fo:break-before="auto" style:use-optimal-row-height="false" style:row-height="0.582cm"/>
    </style:style>
    <style:style style:family="table-row" style:name="ro5">
      <style:table-row-properties fo:break-before="auto" style:use-optimal-row-height="false" style:row-height="0.45cm"/>
    </style:style>
    <style:style style:family="table" style:name="ta1" style:master-page-name="PageStyle_5f_Zesde_20_gedeelte">
      <style:table-properties style:writing-mode="lr-tb" table:display="true"/>
    </style:style>
    <style:style style:family="table-cell" style:parent-style-name="Default" style:name="ce1">
      <style:table-cell-properties fo:padding="0.071cm" fo:border-left="1.76pt solid #000000" fo:border-top="1.76pt solid #000000"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
      <style:table-cell-properties fo:padding="0.071cm" fo:border="none" fo:background-color="transparent"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
      <style:table-cell-properties fo:padding="0.071cm" fo:border-left="1.76pt solid #000000" fo:border-top="1.76pt solid #000000" fo:background-color="transparent"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7">
      <style:table-cell-properties fo:padding="0.071cm" fo:border-left="1.76pt solid #000000" fo:border-top="none" fo:background-color="transparent"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8">
      <style:table-cell-properties style:glyph-orientation-vertical="0" fo:padding="0.071cm" fo:border-left="1.76pt solid #000000" style:diagonal-bl-tr="none" style:text-align-source="fix"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9">
      <style:table-cell-properties style:glyph-orientation-vertical="0" fo:padding="0.071cm" fo:border-left="1.76pt solid #000000" style:diagonal-bl-tr="none" style:text-align-source="fix"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
      <style:table-cell-properties style:glyph-orientation-vertical="0" fo:padding="0.071cm" fo:border-left="1.76pt solid #000000" style:diagonal-bl-tr="none" style:text-align-source="value-type"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
      <style:table-cell-properties style:glyph-orientation-vertical="0" fo:padding="0.071cm" fo:border-left="1.76pt solid #000000" style:diagonal-bl-tr="none" style:text-align-source="value-type" style:direction="ltr" fo:border-top="none"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
      <style:table-cell-properties style:glyph-orientation-vertical="0" fo:padding="0.071cm" fo:border-left="1.76pt solid #000000" style:diagonal-bl-tr="none" style:text-align-source="value-type"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3">
      <style:table-cell-properties fo:padding="0.071cm" fo:border-left="none" fo:border-top="1.76pt solid #000000"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4">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5">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6">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7">
      <style:table-cell-properties fo:padding="0.071cm" fo:border-left="none" fo:border-top="1.76pt solid #000000" fo:background-color="transparent"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8">
      <style:table-cell-properties fo:padding="0.071cm" fo:border-left="none" fo:border-top="none" fo:background-color="transparent"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9">
      <style:table-cell-properties style:glyph-orientation-vertical="0" fo:padding="0.071cm" fo:border-left="none" style:diagonal-bl-tr="none" style:text-align-source="fix"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0">
      <style:table-cell-properties style:glyph-orientation-vertical="0" fo:padding="0.071cm" fo:border-left="none" style:diagonal-bl-tr="none" style:text-align-source="fix"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1">
      <style:table-cell-properties style:glyph-orientation-vertical="0" fo:padding="0.071cm" fo:border-left="none" style:diagonal-bl-tr="none" style:text-align-source="value-type" style:direction="ltr" fo:border-top="1.76pt solid #000000"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2">
      <style:table-cell-properties style:glyph-orientation-vertical="0" fo:padding="0.071cm" fo:border-left="none" style:diagonal-bl-tr="none" style:text-align-source="value-type"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3">
      <style:table-cell-properties style:glyph-orientation-vertical="0" fo:padding="0.071cm" fo:border-left="none" style:diagonal-bl-tr="none" style:text-align-source="value-type"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4">
      <style:table-cell-properties style:glyph-orientation-vertical="0" fo:padding="0.071cm" style:diagonal-bl-tr="none" style:text-align-source="fix" fo:border="none" style:direction="ltr" style:repeat-content="false" fo:background-color="transparent"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5">
      <style:table-cell-properties style:glyph-orientation-vertical="0" fo:padding="0.071cm" style:diagonal-bl-tr="none" style:text-align-source="fix"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6">
      <style:table-cell-properties style:glyph-orientation-vertical="0" fo:padding="0.071cm" fo:border-left="none" style:diagonal-bl-tr="none" style:text-align-source="value-type" style:direction="ltr" fo:border-top="1.76pt solid #000000"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7">
      <style:table-cell-properties style:glyph-orientation-vertical="0" fo:padding="0.071cm" style:diagonal-bl-tr="none" style:text-align-source="value-type"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8">
      <style:table-cell-properties style:glyph-orientation-vertical="0" fo:padding="0.071cm" fo:border-left="1.76pt solid #000000" style:diagonal-bl-tr="none" style:text-align-source="fix" style:direction="ltr" fo:border-top="1.76pt solid #000000" style:repeat-content="false" fo:background-color="transparent"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9">
      <style:table-cell-properties style:glyph-orientation-vertical="0" fo:padding="0.071cm" fo:border-left="1.76pt solid #000000" style:diagonal-bl-tr="none" style:text-align-source="fix" style:direction="ltr" fo:border-top="0.74pt solid #000000" style:repeat-content="false" fo:background-color="transparent"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0">
      <style:table-cell-properties style:glyph-orientation-vertical="0" fo:padding="0.071cm" fo:border-left="1.76pt solid #000000" style:diagonal-bl-tr="none" style:text-align-source="fix" style:direction="ltr" fo:border-top="none" style:repeat-content="false" fo:background-color="transparent"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1">
      <style:table-cell-properties style:glyph-orientation-vertical="0" fo:padding="0.071cm" fo:border-left="1.76pt solid #000000"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2">
      <style:table-cell-properties style:glyph-orientation-vertical="0" fo:padding="0.071cm" fo:border-left="1.76pt solid #000000" style:diagonal-bl-tr="none" style:text-align-source="value-type"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3">
      <style:table-cell-properties style:glyph-orientation-vertical="0" fo:padding="0.071cm" fo:border-left="1.76pt solid #000000" style:diagonal-bl-tr="none" style:text-align-source="value-type" style:direction="ltr" fo:border-top="none"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4">
      <style:table-cell-properties style:glyph-orientation-vertical="0" fo:padding="0.071cm" fo:border-left="1.76pt solid #000000" style:diagonal-bl-tr="none" style:text-align-source="value-type"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5">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6">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7">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8">
      <style:table-cell-properties style:glyph-orientation-vertical="0" fo:padding="0.071cm" fo:border-left="none" style:diagonal-bl-tr="none" style:text-align-source="fix" style:direction="ltr" fo:border-top="1.76pt solid #000000" style:repeat-content="false" fo:background-color="transparent"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9">
      <style:table-cell-properties style:glyph-orientation-vertical="0" fo:padding="0.071cm" fo:border-left="none" style:diagonal-bl-tr="none" style:text-align-source="fix" style:direction="ltr" fo:border-top="0.74pt solid #000000" style:repeat-content="false" fo:background-color="transparent" fo:border-right="none"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0">
      <style:table-cell-properties style:glyph-orientation-vertical="0" fo:padding="0.071cm" fo:border-left="none" style:diagonal-bl-tr="none" style:text-align-source="fix" style:direction="ltr" fo:border-top="none" style:repeat-content="false" fo:background-color="transparent"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1">
      <style:table-cell-properties style:glyph-orientation-vertical="0" fo:padding="0.071cm" fo:border-left="0.74pt solid #000000"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2">
      <style:table-cell-properties fo:padding="0.071cm" fo:border-left="none" fo:border-top="1.76pt solid #000000" fo:background-color="transparent"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3">
      <style:table-cell-properties fo:padding="0.071cm" fo:border-left="none" fo:border-top="none"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4">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45">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46">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47">
      <style:table-cell-properties style:glyph-orientation-vertical="0" fo:padding="0.071cm" fo:border-left="none" style:diagonal-bl-tr="none" style:text-align-source="fix" style:direction="ltr" fo:border-top="0.74pt solid #000000" style:repeat-content="false" fo:border-right="none"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48">
      <style:table-cell-properties style:glyph-orientation-vertical="0" fo:padding="0.071cm" fo:border-left="none"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49">
      <style:table-cell-properties style:glyph-orientation-vertical="0" fo:padding="0.071cm" fo:border-left="none" style:diagonal-bl-tr="none" style:text-align-source="value-type"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50">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51">
      <style:table-cell-properties style:glyph-orientation-vertical="0" fo:padding="0.071cm" fo:border-left="none"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52">
      <style:table-cell-properties style:glyph-orientation-vertical="0" fo:padding="0.071cm" style:diagonal-bl-tr="none" style:text-align-source="fix" fo:border="0.74pt solid #000000" style:direction="ltr" style:repeat-content="false" fo:background-color="transparent"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3">
      <style:table-cell-properties style:glyph-orientation-vertical="0" fo:padding="0.071cm" fo:border-left="0.74pt solid #000000" style:diagonal-bl-tr="none" style:text-align-source="fix" style:direction="ltr" fo:border-top="none" style:repeat-content="false" fo:background-color="transparent"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4">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5">
      <style:table-cell-properties style:glyph-orientation-vertical="0" fo:padding="0.071cm" fo:border-left="0.74pt solid #000000" style:diagonal-bl-tr="none" style:text-align-source="fix" style:direction="ltr" fo:border-top="none"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6">
      <style:table-cell-properties style:glyph-orientation-vertical="0" fo:padding="0.071cm" fo:border-left="0.74pt solid #000000" style:diagonal-bl-tr="none" style:text-align-source="fix" style:direction="ltr" fo:border-top="none" style:repeat-content="false" fo:background-color="transparent"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7">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8">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9">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0">
      <style:table-cell-properties style:glyph-orientation-vertical="0" fo:padding="0.071cm" fo:border-left="0.74pt solid #000000"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61">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62">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63">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4">
      <style:table-cell-properties style:glyph-orientation-vertical="0" fo:padding="0.071cm" style:diagonal-bl-tr="none" style:text-align-source="fix" fo:border="0.74pt solid #000000" style:direction="ltr" style:repeat-content="false" fo:background-color="transparent"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5">
      <style:table-cell-properties style:glyph-orientation-vertical="0" fo:padding="0.071cm" fo:border-left="0.74pt solid #000000"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6">
      <style:table-cell-properties style:glyph-orientation-vertical="0" fo:padding="0.071cm" fo:border-left="none" style:diagonal-bl-tr="none" style:text-align-source="value-type"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7">
      <style:table-cell-properties style:glyph-orientation-vertical="0" fo:padding="0.071cm" style:diagonal-bl-tr="none" style:text-align-source="value-type"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8">
      <style:table-cell-properties style:glyph-orientation-vertical="0" fo:padding="0.071cm" fo:border-left="none" style:diagonal-bl-tr="none" style:text-align-source="value-type"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9">
      <style:table-cell-properties fo:padding="0.071cm" fo:border-left="none" fo:border-top="1.76pt solid #000000" fo:background-color="transparent"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70">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1">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2">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3">
      <style:table-cell-properties style:glyph-orientation-vertical="0" fo:padding="0.071cm" style:diagonal-bl-tr="none" style:text-align-source="fix" fo:border="none" style:direction="ltr" style:repeat-content="false" fo:background-color="transparent"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e1"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style:style style:family="text" style:name="T2">
      <style:text-properties style:text-outline="false" style:text-line-through-type="none" fo:font-style="normal" style:font-style-asian="normal" style:text-line-through-style="none" style:font-size-complex="8pt" fo:color="#000000" style:font-style-complex="normal" style:font-weight-complex="bold" style:font-size-asian="8pt" style:font-name-complex="Tahoma1" style:font-weight-asian="bold" fo:font-size="8pt" style:font-name="Tahoma1" style:text-underline-style="none" fo:font-weight="bold" style:text-position="0% 100%" fo:text-shadow="none"/>
    </style:style>
    <style:style style:family="text" style:name="T3">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1" style:font-weight-asian="normal" fo:font-size="8pt" style:font-name="Tahoma1" style:text-underline-style="none" fo:font-weight="normal" style:text-position="0% 100%" fo:text-shadow="none"/>
    </style:style>
  </office:automatic-styles>
  <office:body>
    <office:spreadsheet>
      <table:calculation-settings table:use-regular-expressions="false" table:case-sensitive="false" table:automatic-find-labels="false"/>
      <table:table table:style-name="ta1" table:name="Zesde gedeelte">
        <office:forms form:apply-design-mode="false" form:automatic-focus="false"/>
        <table:table-column table:style-name="co1" table:default-cell-style-name="ce2"/>
        <table:table-column table:style-name="co2" table:default-cell-style-name="ce2"/>
        <table:table-column table:style-name="co3" table:default-cell-style-name="ce2"/>
        <table:table-column table:style-name="co4" table:default-cell-style-name="ce27"/>
        <table:table-column table:style-name="co4" table:default-cell-style-name="ce2" table:number-columns-repeated="43"/>
        <table:table-column table:style-name="co5" table:default-cell-style-name="ce2" table:number-columns-repeated="4"/>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number-columns-repeated="202"/>
        <table:table-column table:style-name="co10" table:default-cell-style-name="Default" table:number-columns-repeated="767"/>
        <table:table-row table:style-name="ro1">
          <table:table-cell ns41:value-type="string" table:style-name="ce1" office:value-type="string">
            <text:p>HET RIJK; ZESDE GEDEELTE: INDEELING DER BLINDEN DIE ONDERWIJS EN GEEN ONDERWIJS GENOTEN HEBBEN, NAAR WOONPLAATS EN LEEFTIJD</text:p>
          </table:table-cell>
          <table:table-cell table:style-name="ce13" table:number-columns-repeated="2"/>
          <table:table-cell table:style-name="ce26"/>
          <table:table-cell table:style-name="ce13" table:number-columns-repeated="50"/>
          <table:table-cell table:style-name="ce69"/>
          <table:table-cell table:number-columns-repeated="969"/>
        </table:table-row>
        <table:table-row table:style-name="ro1">
          <table:table-cell table:number-columns-repeated="1024"/>
        </table:table-row>
        <table:table-row table:style-name="ro2">
          <table:table-cell ns41:value-type="string" table:number-rows-spanned="4" table:style-name="ce3" table:number-columns-spanned="1" office:value-type="string">
            <text:p>Ouderdom in jaren</text:p>
          </table:table-cell>
          <table:table-cell ns41:value-type="string" table:number-rows-spanned="4" table:style-name="ce14" table:number-columns-spanned="1" office:value-type="string">
            <text:p>Geboortejaar</text:p>
          </table:table-cell>
          <table:table-cell table:style-name="ce24"/>
          <table:table-cell ns41:value-type="string" table:number-rows-spanned="1" table:style-name="ce28" table:number-columns-spanned="48" office:value-type="string">
            <text:p>Provinciën</text:p>
          </table:table-cell>
          <table:covered-table-cell table:style-name="ce38" table:number-columns-repeated="47"/>
          <table:table-cell ns41:value-type="string" table:number-rows-spanned="4" table:style-name="ce63" table:number-columns-spanned="1" office:value-type="string">
            <text:p>Telling</text:p>
          </table:table-cell>
          <table:table-cell ns41:value-type="string" table:number-rows-spanned="4" table:style-name="ce63" table:number-columns-spanned="1" office:value-type="string">
            <text:p>Tabel</text:p>
          </table:table-cell>
          <table:table-cell ns41:value-type="string" table:number-rows-spanned="4" table:style-name="ce63" table:number-columns-spanned="1" office:value-type="string">
            <text:p>Pagina</text:p>
          </table:table-cell>
          <table:table-cell ns41:value-type="string" table:number-rows-spanned="4" table:style-name="ce70" table:number-columns-spanned="1" office:value-type="string">
            <text:p>Image nummer</text:p>
          </table:table-cell>
          <table:table-cell table:style-name="ce24" table:number-columns-repeated="969"/>
        </table:table-row>
        <table:table-row table:style-name="ro3">
          <table:covered-table-cell table:style-name="ce4"/>
          <table:covered-table-cell table:style-name="ce15"/>
          <table:table-cell table:style-name="ce24"/>
          <table:table-cell ns41:value-type="string" table:number-rows-spanned="2" table:style-name="ce29" table:number-columns-spanned="4" office:value-type="string">
            <text:p>Noordbrabant</text:p>
          </table:table-cell>
          <table:covered-table-cell table:style-name="ce39"/>
          <table:covered-table-cell table:style-name="ce47"/>
          <table:covered-table-cell table:style-name="ce50"/>
          <table:table-cell ns41:value-type="string" table:number-rows-spanned="2" table:style-name="ce52" table:number-columns-spanned="4" office:value-type="string">
            <text:p>Gelderland</text:p>
          </table:table-cell>
          <table:covered-table-cell table:style-name="ce39"/>
          <table:covered-table-cell table:style-name="ce47"/>
          <table:covered-table-cell table:style-name="ce50"/>
          <table:table-cell ns41:value-type="string" table:number-rows-spanned="2" table:style-name="ce52" table:number-columns-spanned="4" office:value-type="string">
            <text:p>Zuidholland</text:p>
          </table:table-cell>
          <table:covered-table-cell table:style-name="ce39"/>
          <table:covered-table-cell table:style-name="ce47"/>
          <table:covered-table-cell table:style-name="ce50"/>
          <table:table-cell ns41:value-type="string" table:number-rows-spanned="2" table:style-name="ce52" table:number-columns-spanned="4" office:value-type="string">
            <text:p>Noordholland</text:p>
          </table:table-cell>
          <table:covered-table-cell table:style-name="ce39"/>
          <table:covered-table-cell table:style-name="ce47"/>
          <table:covered-table-cell table:style-name="ce50"/>
          <table:table-cell ns41:value-type="string" table:number-rows-spanned="2" table:style-name="ce52" table:number-columns-spanned="4" office:value-type="string">
            <text:p>Zeeland</text:p>
          </table:table-cell>
          <table:covered-table-cell table:style-name="ce39"/>
          <table:covered-table-cell table:style-name="ce47"/>
          <table:covered-table-cell table:style-name="ce50"/>
          <table:table-cell ns41:value-type="string" table:number-rows-spanned="2" table:style-name="ce52" table:number-columns-spanned="4" office:value-type="string">
            <text:p>Utrecht</text:p>
          </table:table-cell>
          <table:covered-table-cell table:style-name="ce39"/>
          <table:covered-table-cell table:style-name="ce47"/>
          <table:covered-table-cell table:style-name="ce50"/>
          <table:table-cell ns41:value-type="string" table:number-rows-spanned="2" table:style-name="ce52" table:number-columns-spanned="4" office:value-type="string">
            <text:p>Friesland</text:p>
          </table:table-cell>
          <table:covered-table-cell table:style-name="ce39"/>
          <table:covered-table-cell table:style-name="ce47"/>
          <table:covered-table-cell table:style-name="ce50"/>
          <table:table-cell ns41:value-type="string" table:number-rows-spanned="2" table:style-name="ce52" table:number-columns-spanned="4" office:value-type="string">
            <text:p>Overijssel</text:p>
          </table:table-cell>
          <table:covered-table-cell table:style-name="ce39"/>
          <table:covered-table-cell table:style-name="ce47"/>
          <table:covered-table-cell table:style-name="ce50"/>
          <table:table-cell ns41:value-type="string" table:number-rows-spanned="2" table:style-name="ce52" table:number-columns-spanned="4" office:value-type="string">
            <text:p>Groningen</text:p>
          </table:table-cell>
          <table:covered-table-cell table:style-name="ce39"/>
          <table:covered-table-cell table:style-name="ce47"/>
          <table:covered-table-cell table:style-name="ce50"/>
          <table:table-cell ns41:value-type="string" table:number-rows-spanned="2" table:style-name="ce52" table:number-columns-spanned="4" office:value-type="string">
            <text:p>Drenthe</text:p>
          </table:table-cell>
          <table:covered-table-cell table:style-name="ce39"/>
          <table:covered-table-cell table:style-name="ce47"/>
          <table:covered-table-cell table:style-name="ce50"/>
          <table:table-cell ns41:value-type="string" table:number-rows-spanned="2" table:style-name="ce52" table:number-columns-spanned="4" office:value-type="string">
            <text:p>Limburg</text:p>
          </table:table-cell>
          <table:covered-table-cell table:style-name="ce39"/>
          <table:covered-table-cell table:style-name="ce47"/>
          <table:covered-table-cell table:style-name="ce50"/>
          <table:table-cell ns41:value-type="string" table:number-rows-spanned="2" table:style-name="ce52" table:number-columns-spanned="4" office:value-type="string">
            <text:p>Het Rijk</text:p>
          </table:table-cell>
          <table:covered-table-cell table:style-name="ce39"/>
          <table:covered-table-cell table:style-name="ce47"/>
          <table:covered-table-cell table:style-name="ce50"/>
          <table:covered-table-cell table:style-name="ce64" table:number-columns-repeated="3"/>
          <table:covered-table-cell table:style-name="ce71"/>
          <table:table-cell table:style-name="ce24" table:number-columns-repeated="969"/>
        </table:table-row>
        <table:table-row table:style-name="ro3">
          <table:covered-table-cell table:style-name="ce4"/>
          <table:covered-table-cell table:style-name="ce15"/>
          <table:table-cell table:style-name="ce24"/>
          <table:covered-table-cell table:style-name="ce30"/>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64" table:number-columns-repeated="3"/>
          <table:covered-table-cell table:style-name="ce71"/>
          <table:table-cell table:style-name="ce73" table:number-columns-repeated="969"/>
        </table:table-row>
        <table:table-row table:style-name="ro1">
          <table:covered-table-cell table:style-name="ce5"/>
          <table:covered-table-cell table:style-name="ce16"/>
          <table:table-cell table:style-name="ce24"/>
          <table:table-cell ns41:value-type="string" table:style-name="ce31" office:value-type="string">
            <office:annotation draw:style-name="gr1" svg:height="2.548cm" draw:caption-point-y="0.282cm" svg:width="6.297cm" svg:x="4.195cm" draw:caption-point-x="-0.431cm" svg:y="4.663cm" draw:text-style-name="P1">
              <dc:creator>CDM</dc:creator>
              <dc:date>2014-12-12T00:00:00</dc:date>
              <text:p text:style-name="P1"><text:span text:style-name="T1">In elk getal onder "M" en "V" zijn begrepen de blinden die het voor blinden bestemde onderricht hebben genoten of genieten. Het aantal van dezen wordt aangeduid door het ernaast gegeven cijfer in de kolom met een "*". </text:span></text:p>
            </office:annotation>
            <text:p>M</text:p>
          </table:table-cell>
          <table:table-cell ns41:value-type="string" table:style-name="ce41" office:value-type="string">
            <text:p>*</text:p>
          </table:table-cell>
          <table:table-cell ns41:value-type="string" table:style-name="ce41" office:value-type="string">
            <text:p>V</text:p>
          </table:table-cell>
          <table:table-cell ns41:value-type="string" table:style-name="ce41" office:value-type="string">
            <text:p>*</text:p>
          </table:table-cell>
          <table:table-cell ns41:value-type="string" table:style-name="ce41" office:value-type="string">
            <text:p>M</text:p>
          </table:table-cell>
          <table:table-cell ns41:value-type="string" table:style-name="ce41" office:value-type="string">
            <text:p>*</text:p>
          </table:table-cell>
          <table:table-cell ns41:value-type="string" table:style-name="ce41" office:value-type="string">
            <text:p>V</text:p>
          </table:table-cell>
          <table:table-cell ns41:value-type="string" table:style-name="ce41" office:value-type="string">
            <text:p>*</text:p>
          </table:table-cell>
          <table:table-cell ns41:value-type="string" table:style-name="ce41" office:value-type="string">
            <text:p>M</text:p>
          </table:table-cell>
          <table:table-cell ns41:value-type="string" table:style-name="ce41" office:value-type="string">
            <text:p>*</text:p>
          </table:table-cell>
          <table:table-cell ns41:value-type="string" table:style-name="ce41" office:value-type="string">
            <text:p>V</text:p>
          </table:table-cell>
          <table:table-cell ns41:value-type="string" table:style-name="ce41" office:value-type="string">
            <text:p>*</text:p>
          </table:table-cell>
          <table:table-cell ns41:value-type="string" table:style-name="ce41" office:value-type="string">
            <text:p>M</text:p>
          </table:table-cell>
          <table:table-cell ns41:value-type="string" table:style-name="ce41" office:value-type="string">
            <text:p>*</text:p>
          </table:table-cell>
          <table:table-cell ns41:value-type="string" table:style-name="ce41" office:value-type="string">
            <text:p>V</text:p>
          </table:table-cell>
          <table:table-cell ns41:value-type="string" table:style-name="ce41" office:value-type="string">
            <text:p>*</text:p>
          </table:table-cell>
          <table:table-cell ns41:value-type="string" table:style-name="ce41" office:value-type="string">
            <text:p>M</text:p>
          </table:table-cell>
          <table:table-cell ns41:value-type="string" table:style-name="ce41" office:value-type="string">
            <text:p>*</text:p>
          </table:table-cell>
          <table:table-cell ns41:value-type="string" table:style-name="ce41" office:value-type="string">
            <text:p>V</text:p>
          </table:table-cell>
          <table:table-cell ns41:value-type="string" table:style-name="ce41" office:value-type="string">
            <text:p>*</text:p>
          </table:table-cell>
          <table:table-cell ns41:value-type="string" table:style-name="ce41" office:value-type="string">
            <text:p>M</text:p>
          </table:table-cell>
          <table:table-cell ns41:value-type="string" table:style-name="ce41" office:value-type="string">
            <text:p>*</text:p>
          </table:table-cell>
          <table:table-cell ns41:value-type="string" table:style-name="ce41" office:value-type="string">
            <text:p>V</text:p>
          </table:table-cell>
          <table:table-cell ns41:value-type="string" table:style-name="ce41" office:value-type="string">
            <text:p>*</text:p>
          </table:table-cell>
          <table:table-cell ns41:value-type="string" table:style-name="ce41" office:value-type="string">
            <text:p>M</text:p>
          </table:table-cell>
          <table:table-cell ns41:value-type="string" table:style-name="ce41" office:value-type="string">
            <text:p>*</text:p>
          </table:table-cell>
          <table:table-cell ns41:value-type="string" table:style-name="ce41" office:value-type="string">
            <text:p>V</text:p>
          </table:table-cell>
          <table:table-cell ns41:value-type="string" table:style-name="ce41" office:value-type="string">
            <text:p>*</text:p>
          </table:table-cell>
          <table:table-cell ns41:value-type="string" table:style-name="ce41" office:value-type="string">
            <text:p>M</text:p>
          </table:table-cell>
          <table:table-cell ns41:value-type="string" table:style-name="ce41" office:value-type="string">
            <text:p>*</text:p>
          </table:table-cell>
          <table:table-cell ns41:value-type="string" table:style-name="ce41" office:value-type="string">
            <text:p>V</text:p>
          </table:table-cell>
          <table:table-cell ns41:value-type="string" table:style-name="ce41" office:value-type="string">
            <text:p>*</text:p>
          </table:table-cell>
          <table:table-cell ns41:value-type="string" table:style-name="ce41" office:value-type="string">
            <text:p>M</text:p>
          </table:table-cell>
          <table:table-cell ns41:value-type="string" table:style-name="ce41" office:value-type="string">
            <text:p>*</text:p>
          </table:table-cell>
          <table:table-cell ns41:value-type="string" table:style-name="ce41" office:value-type="string">
            <text:p>V</text:p>
          </table:table-cell>
          <table:table-cell ns41:value-type="string" table:style-name="ce41" office:value-type="string">
            <text:p>*</text:p>
          </table:table-cell>
          <table:table-cell ns41:value-type="string" table:style-name="ce41" office:value-type="string">
            <text:p>M</text:p>
          </table:table-cell>
          <table:table-cell ns41:value-type="string" table:style-name="ce41" office:value-type="string">
            <text:p>*</text:p>
          </table:table-cell>
          <table:table-cell ns41:value-type="string" table:style-name="ce41" office:value-type="string">
            <text:p>V</text:p>
          </table:table-cell>
          <table:table-cell ns41:value-type="string" table:style-name="ce41" office:value-type="string">
            <text:p>*</text:p>
          </table:table-cell>
          <table:table-cell ns41:value-type="string" table:style-name="ce41" office:value-type="string">
            <text:p>M</text:p>
          </table:table-cell>
          <table:table-cell ns41:value-type="string" table:style-name="ce41" office:value-type="string">
            <text:p>*</text:p>
          </table:table-cell>
          <table:table-cell ns41:value-type="string" table:style-name="ce41" office:value-type="string">
            <text:p>V</text:p>
          </table:table-cell>
          <table:table-cell ns41:value-type="string" table:style-name="ce41" office:value-type="string">
            <text:p>*</text:p>
          </table:table-cell>
          <table:table-cell ns41:value-type="string" table:style-name="ce41" office:value-type="string">
            <text:p>M</text:p>
          </table:table-cell>
          <table:table-cell ns41:value-type="string" table:style-name="ce41" office:value-type="string">
            <text:p>*</text:p>
          </table:table-cell>
          <table:table-cell ns41:value-type="string" table:style-name="ce41" office:value-type="string">
            <text:p>V</text:p>
          </table:table-cell>
          <table:table-cell ns41:value-type="string" table:style-name="ce41" office:value-type="string">
            <text:p>*</text:p>
          </table:table-cell>
          <table:covered-table-cell table:style-name="ce65" table:number-columns-repeated="3"/>
          <table:covered-table-cell table:style-name="ce72"/>
          <table:table-cell table:style-name="ce24" table:number-columns-repeated="969"/>
        </table:table-row>
        <table:table-row table:style-name="ro4">
          <table:table-cell table:number-columns-repeated="1024"/>
        </table:table-row>
        <table:table-row table:style-name="ro5">
          <table:table-cell ns41:value-type="float" table:style-name="ce6" office:value="0" office:value-type="float">
            <text:p>0</text:p>
          </table:table-cell>
          <table:table-cell ns41:value-type="float" table:style-name="ce17" office:value="1889" office:value-type="float">
            <text:p>1889</text:p>
          </table:table-cell>
          <table:table-cell/>
          <table:table-cell table:style-name="ce32"/>
          <table:table-cell table:style-name="ce42" table:number-columns-repeated="3"/>
          <table:table-cell ns41:value-type="float" table:style-name="ce42" office:value="1" office:value-type="float">
            <text:p>1</text:p>
          </table:table-cell>
          <table:table-cell table:style-name="ce42" table:number-columns-repeated="3"/>
          <table:table-cell ns41:value-type="float" table:style-name="ce42" office:value="1" office:value-type="float">
            <text:p>1</text:p>
          </table:table-cell>
          <table:table-cell table:style-name="ce42" table:number-columns-repeated="3"/>
          <table:table-cell ns41:value-type="float" table:style-name="ce42" office:value="1" office:value-type="float">
            <text:p>1</text:p>
          </table:table-cell>
          <table:table-cell table:style-name="ce42" table:number-columns-repeated="31"/>
          <table:table-cell ns41:value-type="float" table:style-name="ce42" office:value="3" office:value-type="float">
            <text:p>3</text:p>
          </table:table-cell>
          <table:table-cell table:style-name="ce42" table:number-columns-repeated="3"/>
          <table:table-cell ns41:value-type="string" table:style-name="ce10" office:value-type="string">
            <text:p>VT_1889</text:p>
          </table:table-cell>
          <table:table-cell ns41:value-type="string" table:style-name="ce66" office:value-type="string">
            <text:p>02_H6</text:p>
          </table:table-cell>
          <table:table-cell ns41:value-type="float" table:style-name="ce66" office:value="120" office:value-type="float">
            <text:p>120</text:p>
          </table:table-cell>
          <table:table-cell ns41:value-type="float" table:style-name="ce21" office:value="250220" office:value-type="float">
            <text:p>250220</text:p>
          </table:table-cell>
          <table:table-cell table:number-columns-repeated="969"/>
        </table:table-row>
        <table:table-row table:style-name="ro5">
          <table:table-cell ns41:value-type="float" table:style-name="ce7" office:value="1" office:value-type="float">
            <text:p>1</text:p>
          </table:table-cell>
          <table:table-cell ns41:value-type="float" table:style-name="ce18" office:value="1888" office:value-type="float">
            <text:p>1888</text:p>
          </table:table-cell>
          <table:table-cell/>
          <table:table-cell ns41:value-type="float" table:style-name="ce33" office:value="2" office:value-type="float">
            <text:p>2</text:p>
          </table:table-cell>
          <table:table-cell/>
          <table:table-cell ns41:value-type="float" office:value="1" office:value-type="float">
            <text:p>1</text:p>
          </table:table-cell>
          <table:table-cell table:number-columns-repeated="29"/>
          <table:table-cell ns41:value-type="float" office:value="1" office:value-type="float">
            <text:p>1</text:p>
          </table:table-cell>
          <table:table-cell table:number-columns-repeated="11"/>
          <table:table-cell ns41:value-type="float" office:value="3" office:value-type="float">
            <text:p>3</text:p>
          </table:table-cell>
          <table:table-cell/>
          <table:table-cell ns41:value-type="float" office:value="1" office:value-type="float">
            <text:p>1</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2" office:value-type="float">
            <text:p>2</text:p>
          </table:table-cell>
          <table:table-cell ns41:value-type="float" table:style-name="ce18" office:value="1887" office:value-type="float">
            <text:p>1887</text:p>
          </table:table-cell>
          <table:table-cell/>
          <table:table-cell ns41:value-type="float" table:style-name="ce33" office:value="1" office:value-type="float">
            <text:p>1</text:p>
          </table:table-cell>
          <table:table-cell table:number-columns-repeated="3"/>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1" office:value-type="float">
            <text:p>1</text:p>
          </table:table-cell>
          <table:table-cell/>
          <table:table-cell ns41:value-type="float" office:value="2" office:value-type="float">
            <text:p>2</text:p>
          </table:table-cell>
          <table:table-cell table:number-columns-repeated="25"/>
          <table:table-cell ns41:value-type="float" office:value="1" office:value-type="float">
            <text:p>1</text:p>
          </table:table-cell>
          <table:table-cell table:number-columns-repeated="5"/>
          <table:table-cell ns41:value-type="float" office:value="5" office:value-type="float">
            <text:p>5</text:p>
          </table:table-cell>
          <table:table-cell/>
          <table:table-cell ns41:value-type="float" office:value="2" office:value-type="float">
            <text:p>2</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3" office:value-type="float">
            <text:p>3</text:p>
          </table:table-cell>
          <table:table-cell ns41:value-type="float" table:style-name="ce18" office:value="1886" office:value-type="float">
            <text:p>1886</text:p>
          </table:table-cell>
          <table:table-cell/>
          <table:table-cell ns41:value-type="float" table:style-name="ce33" office:value="1" office:value-type="float">
            <text:p>1</text:p>
          </table:table-cell>
          <table:table-cell/>
          <table:table-cell ns41:value-type="float" office:value="1" office:value-type="float">
            <text:p>1</text:p>
          </table:table-cell>
          <table:table-cell table:number-columns-repeated="3"/>
          <table:table-cell ns41:value-type="float" office:value="1" office:value-type="float">
            <text:p>1</text:p>
          </table:table-cell>
          <table:table-cell table:number-columns-repeated="3"/>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1" office:value-type="float">
            <text:p>1</text:p>
          </table:table-cell>
          <table:table-cell table:number-columns-repeated="27"/>
          <table:table-cell ns41:value-type="float" office:value="2" office:value-type="float">
            <text:p>2</text:p>
          </table:table-cell>
          <table:table-cell/>
          <table:table-cell ns41:value-type="float" office:value="4" office:value-type="float">
            <text:p>4</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4" office:value-type="float">
            <text:p>4</text:p>
          </table:table-cell>
          <table:table-cell ns41:value-type="float" table:style-name="ce18" office:value="1885" office:value-type="float">
            <text:p>1885</text:p>
          </table:table-cell>
          <table:table-cell/>
          <table:table-cell table:style-name="ce33"/>
          <table:table-cell table:number-columns-repeated="3"/>
          <table:table-cell ns41:value-type="float" office:value="2" office:value-type="float">
            <text:p>2</text:p>
          </table:table-cell>
          <table:table-cell ns41:value-type="float" office:value="1" office:value-type="float">
            <text:p>1</text:p>
          </table:table-cell>
          <table:table-cell table:number-columns-repeated="2"/>
          <table:table-cell ns41:value-type="float" office:value="1" office:value-type="float">
            <text:p>1</text:p>
          </table:table-cell>
          <table:table-cell/>
          <table:table-cell ns41:value-type="float" office:value="1" office:value-type="float">
            <text:p>1</text:p>
          </table:table-cell>
          <table:table-cell table:number-columns-repeated="3"/>
          <table:table-cell ns41:value-type="float" office:value="2" office:value-type="float">
            <text:p>2</text:p>
          </table:table-cell>
          <table:table-cell table:number-columns-repeated="13"/>
          <table:table-cell ns41:value-type="float" office:value="1" office:value-type="float">
            <text:p>1</text:p>
          </table:table-cell>
          <table:table-cell table:number-columns-repeated="15"/>
          <table:table-cell ns41:value-type="float" office:value="4" office:value-type="float">
            <text:p>4</text:p>
          </table:table-cell>
          <table:table-cell ns41:value-type="float" office:value="1" office:value-type="float">
            <text:p>1</text:p>
          </table:table-cell>
          <table:table-cell ns41:value-type="float" office:value="3" office:value-type="float">
            <text:p>3</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5" office:value-type="float">
            <text:p>5</text:p>
          </table:table-cell>
          <table:table-cell ns41:value-type="float" table:style-name="ce18" office:value="1884" office:value-type="float">
            <text:p>1884</text:p>
          </table:table-cell>
          <table:table-cell/>
          <table:table-cell ns41:value-type="float" table:style-name="ce33" office:value="1" office:value-type="float">
            <text:p>1</text:p>
          </table:table-cell>
          <table:table-cell table:number-columns-repeated="3"/>
          <table:table-cell ns41:value-type="float" office:value="1" office:value-type="float">
            <text:p>1</text:p>
          </table:table-cell>
          <table:table-cell table:number-columns-repeated="3"/>
          <table:table-cell ns41:value-type="float" office:value="3" office:value-type="float">
            <text:p>3</text:p>
          </table:table-cell>
          <table:table-cell/>
          <table:table-cell ns41:value-type="float" office:value="1" office:value-type="float">
            <text:p>1</text:p>
          </table:table-cell>
          <table:table-cell table:number-columns-repeated="15"/>
          <table:table-cell ns41:value-type="float" office:value="1" office:value-type="float">
            <text:p>1</text:p>
          </table:table-cell>
          <table:table-cell table:number-columns-repeated="7"/>
          <table:table-cell ns41:value-type="float" office:value="1" office:value-type="float">
            <text:p>1</text:p>
          </table:table-cell>
          <table:table-cell table:number-columns-repeated="3"/>
          <table:table-cell ns41:value-type="float" office:value="1" office:value-type="float">
            <text:p>1</text:p>
          </table:table-cell>
          <table:table-cell table:number-columns-repeated="5"/>
          <table:table-cell ns41:value-type="float" office:value="5" office:value-type="float">
            <text:p>5</text:p>
          </table:table-cell>
          <table:table-cell/>
          <table:table-cell ns41:value-type="float" office:value="4" office:value-type="float">
            <text:p>4</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6" office:value-type="float">
            <text:p>6</text:p>
          </table:table-cell>
          <table:table-cell ns41:value-type="float" table:style-name="ce18" office:value="1883" office:value-type="float">
            <text:p>1883</text:p>
          </table:table-cell>
          <table:table-cell/>
          <table:table-cell table:style-name="ce33"/>
          <table:table-cell table:style-name="ce27"/>
          <table:table-cell table:number-columns-repeated="2"/>
          <table:table-cell ns41:value-type="float" office:value="1" office:value-type="float">
            <text:p>1</text:p>
          </table:table-cell>
          <table:table-cell table:number-columns-repeated="3"/>
          <table:table-cell ns41:value-type="float" office:value="1" office:value-type="float">
            <text:p>1</text:p>
          </table:table-cell>
          <table:table-cell table:number-columns-repeated="3"/>
          <table:table-cell ns41:value-type="float" office:value="3" office:value-type="float">
            <text:p>3</text:p>
          </table:table-cell>
          <table:table-cell ns41:value-type="float" office:value="1" office:value-type="float">
            <text:p>1</text:p>
          </table:table-cell>
          <table:table-cell table:number-columns-repeated="2"/>
          <table:table-cell ns41:value-type="float" office:value="1" office:value-type="float">
            <text:p>1</text:p>
          </table:table-cell>
          <table:table-cell table:number-columns-repeated="27"/>
          <table:table-cell ns41:value-type="float" office:value="6" office:value-type="float">
            <text:p>6</text:p>
          </table:table-cell>
          <table:table-cell ns41:value-type="float" office:value="1" office:value-type="float">
            <text:p>1</text:p>
          </table:table-cell>
          <table:table-cell table:number-columns-repeated="2"/>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7" office:value-type="float">
            <text:p>7</text:p>
          </table:table-cell>
          <table:table-cell ns41:value-type="float" table:style-name="ce18" office:value="1882" office:value-type="float">
            <text:p>1882</text:p>
          </table:table-cell>
          <table:table-cell/>
          <table:table-cell ns41:value-type="float" table:style-name="ce33" office:value="1" office:value-type="float">
            <text:p>1</text:p>
          </table:table-cell>
          <table:table-cell ns41:value-type="float" office:value="1" table:style-name="ce27" table:number-columns-repeated="3" office:value-type="float">
            <text:p>1</text:p>
          </table:table-cell>
          <table:table-cell ns41:value-type="float" table:style-name="ce27" office:value="2" office:value-type="float">
            <text:p>2</text:p>
          </table:table-cell>
          <table:table-cell ns41:value-type="float" table:style-name="ce27" office:value="1" office:value-type="float">
            <text:p>1</text:p>
          </table:table-cell>
          <table:table-cell ns41:value-type="float" table:style-name="ce27" office:value="5" office:value-type="float">
            <text:p>5</text:p>
          </table:table-cell>
          <table:table-cell ns41:value-type="float" table:style-name="ce27" office:value="4" office:value-type="float">
            <text:p>4</text:p>
          </table:table-cell>
          <table:table-cell ns41:value-type="float" table:style-name="ce27" office:value="1" office:value-type="float">
            <text:p>1</text:p>
          </table:table-cell>
          <table:table-cell table:number-columns-repeated="3"/>
          <table:table-cell ns41:value-type="float" office:value="2" table:number-columns-repeated="2" office:value-type="float">
            <text:p>2</text:p>
          </table:table-cell>
          <table:table-cell table:number-columns-repeated="12"/>
          <table:table-cell ns41:value-type="float" office:value="1" office:value-type="float">
            <text:p>1</text:p>
          </table:table-cell>
          <table:table-cell table:number-columns-repeated="9"/>
          <table:table-cell ns41:value-type="float" office:value="1" office:value-type="float">
            <text:p>1</text:p>
          </table:table-cell>
          <table:table-cell table:number-columns-repeated="7"/>
          <table:table-cell ns41:value-type="float" office:value="7" office:value-type="float">
            <text:p>7</text:p>
          </table:table-cell>
          <table:table-cell ns41:value-type="float" office:value="4" office:value-type="float">
            <text:p>4</text:p>
          </table:table-cell>
          <table:table-cell ns41:value-type="float" office:value="7" office:value-type="float">
            <text:p>7</text:p>
          </table:table-cell>
          <table:table-cell ns41:value-type="float" office:value="5" office:value-type="float">
            <text:p>5</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8" office:value-type="float">
            <text:p>8</text:p>
          </table:table-cell>
          <table:table-cell ns41:value-type="float" table:style-name="ce18" office:value="1881" office:value-type="float">
            <text:p>1881</text:p>
          </table:table-cell>
          <table:table-cell/>
          <table:table-cell table:style-name="ce33"/>
          <table:table-cell/>
          <table:table-cell ns41:value-type="float" office:value="1" table:number-columns-repeated="2" office:value-type="float">
            <text:p>1</text:p>
          </table:table-cell>
          <table:table-cell ns41:value-type="float" office:value="2" table:style-name="ce27" table:number-columns-repeated="3" office:value-type="float">
            <text:p>2</text:p>
          </table:table-cell>
          <table:table-cell ns41:value-type="float" table:style-name="ce27" office:value="1" office:value-type="float">
            <text:p>1</text:p>
          </table:table-cell>
          <table:table-cell table:number-columns-repeated="4"/>
          <table:table-cell ns41:value-type="float" office:value="2" office:value-type="float">
            <text:p>2</text:p>
          </table:table-cell>
          <table:table-cell table:number-columns-repeated="31"/>
          <table:table-cell ns41:value-type="float" office:value="4" office:value-type="float">
            <text:p>4</text:p>
          </table:table-cell>
          <table:table-cell ns41:value-type="float" office:value="2" office:value-type="float">
            <text:p>2</text:p>
          </table:table-cell>
          <table:table-cell ns41:value-type="float" office:value="3" office:value-type="float">
            <text:p>3</text:p>
          </table:table-cell>
          <table:table-cell ns41:value-type="float" office:value="2" office:value-type="float">
            <text:p>2</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9" office:value-type="float">
            <text:p>9</text:p>
          </table:table-cell>
          <table:table-cell ns41:value-type="float" table:style-name="ce18" office:value="1880" office:value-type="float">
            <text:p>1880</text:p>
          </table:table-cell>
          <table:table-cell/>
          <table:table-cell table:style-name="ce33"/>
          <table:table-cell/>
          <table:table-cell ns41:value-type="float" office:value="1" table:number-columns-repeated="2" office:value-type="float">
            <text:p>1</text:p>
          </table:table-cell>
          <table:table-cell table:number-columns-repeated="2"/>
          <table:table-cell ns41:value-type="float" office:value="1" office:value-type="float">
            <text:p>1</text:p>
          </table:table-cell>
          <table:table-cell/>
          <table:table-cell ns41:value-type="float" office:value="1" table:number-columns-repeated="5" office:value-type="float">
            <text:p>1</text:p>
          </table:table-cell>
          <table:table-cell table:number-columns-repeated="13"/>
          <table:table-cell ns41:value-type="float" office:value="1" office:value-type="float">
            <text:p>1</text:p>
          </table:table-cell>
          <table:table-cell/>
          <table:table-cell ns41:value-type="float" office:value="1" office:value-type="float">
            <text:p>1</text:p>
          </table:table-cell>
          <table:table-cell table:number-columns-repeated="15"/>
          <table:table-cell ns41:value-type="float" office:value="3" office:value-type="float">
            <text:p>3</text:p>
          </table:table-cell>
          <table:table-cell ns41:value-type="float" office:value="1" office:value-type="float">
            <text:p>1</text:p>
          </table:table-cell>
          <table:table-cell ns41:value-type="float" office:value="4" office:value-type="float">
            <text:p>4</text:p>
          </table:table-cell>
          <table:table-cell ns41:value-type="float" office:value="2" office:value-type="float">
            <text:p>2</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10" office:value-type="float">
            <text:p>10</text:p>
          </table:table-cell>
          <table:table-cell ns41:value-type="float" table:style-name="ce18" office:value="1879" office:value-type="float">
            <text:p>1879</text:p>
          </table:table-cell>
          <table:table-cell/>
          <table:table-cell ns41:value-type="float" table:style-name="ce33" office:value="1" office:value-type="float">
            <text:p>1</text:p>
          </table:table-cell>
          <table:table-cell/>
          <table:table-cell ns41:value-type="float" office:value="2" table:number-columns-repeated="2" office:value-type="float">
            <text:p>2</text:p>
          </table:table-cell>
          <table:table-cell ns41:value-type="float" office:value="1" table:number-columns-repeated="4" office:value-type="float">
            <text:p>1</text:p>
          </table:table-cell>
          <table:table-cell table:number-columns-repeated="4"/>
          <table:table-cell ns41:value-type="float" office:value="3" table:number-columns-repeated="2" office:value-type="float">
            <text:p>3</text:p>
          </table:table-cell>
          <table:table-cell ns41:value-type="float" office:value="1" office:value-type="float">
            <text:p>1</text:p>
          </table:table-cell>
          <table:table-cell/>
          <table:table-cell ns41:value-type="float" office:value="1" office:value-type="float">
            <text:p>1</text:p>
          </table:table-cell>
          <table:table-cell table:number-columns-repeated="27"/>
          <table:table-cell ns41:value-type="float" office:value="6" office:value-type="float">
            <text:p>6</text:p>
          </table:table-cell>
          <table:table-cell ns41:value-type="float" office:value="4" table:number-columns-repeated="2" office:value-type="float">
            <text:p>4</text:p>
          </table:table-cell>
          <table:table-cell ns41:value-type="float" office:value="3" office:value-type="float">
            <text:p>3</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11" office:value-type="float">
            <text:p>11</text:p>
          </table:table-cell>
          <table:table-cell ns41:value-type="float" table:style-name="ce18" office:value="1878" office:value-type="float">
            <text:p>1878</text:p>
          </table:table-cell>
          <table:table-cell/>
          <table:table-cell ns41:value-type="float" table:style-name="ce33" office:value="5" office:value-type="float">
            <text:p>5</text:p>
          </table:table-cell>
          <table:table-cell ns41:value-type="float" table:style-name="ce27" office:value="4" office:value-type="float">
            <text:p>4</text:p>
          </table:table-cell>
          <table:table-cell ns41:value-type="float" office:value="1" table:style-name="ce27" table:number-columns-repeated="2" office:value-type="float">
            <text:p>1</text:p>
          </table:table-cell>
          <table:table-cell ns41:value-type="float" office:value="2" table:style-name="ce27" table:number-columns-repeated="2" office:value-type="float">
            <text:p>2</text:p>
          </table:table-cell>
          <table:table-cell ns41:value-type="float" office:value="1" table:style-name="ce27" table:number-columns-repeated="4" office:value-type="float">
            <text:p>1</text:p>
          </table:table-cell>
          <table:table-cell table:number-columns-repeated="2"/>
          <table:table-cell ns41:value-type="float" office:value="4" table:number-columns-repeated="2" office:value-type="float">
            <text:p>4</text:p>
          </table:table-cell>
          <table:table-cell ns41:value-type="float" office:value="1" table:number-columns-repeated="3" office:value-type="float">
            <text:p>1</text:p>
          </table:table-cell>
          <table:table-cell table:number-columns-repeated="7"/>
          <table:table-cell ns41:value-type="float" office:value="1" office:value-type="float">
            <text:p>1</text:p>
          </table:table-cell>
          <table:table-cell table:number-columns-repeated="15"/>
          <table:table-cell ns41:value-type="float" office:value="1" office:value-type="float">
            <text:p>1</text:p>
          </table:table-cell>
          <table:table-cell table:number-columns-repeated="3"/>
          <table:table-cell ns41:value-type="float" office:value="15" office:value-type="float">
            <text:p>15</text:p>
          </table:table-cell>
          <table:table-cell ns41:value-type="float" office:value="11" office:value-type="float">
            <text:p>11</text:p>
          </table:table-cell>
          <table:table-cell ns41:value-type="float" office:value="3" table:number-columns-repeated="2" office:value-type="float">
            <text:p>3</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12" office:value-type="float">
            <text:p>12</text:p>
          </table:table-cell>
          <table:table-cell ns41:value-type="float" table:style-name="ce18" office:value="1877" office:value-type="float">
            <text:p>1877</text:p>
          </table:table-cell>
          <table:table-cell/>
          <table:table-cell ns41:value-type="float" table:style-name="ce33" office:value="3" office:value-type="float">
            <text:p>3</text:p>
          </table:table-cell>
          <table:table-cell ns41:value-type="float" table:style-name="ce27" office:value="3" office:value-type="float">
            <text:p>3</text:p>
          </table:table-cell>
          <table:table-cell ns41:value-type="float" office:value="1" table:style-name="ce27" table:number-columns-repeated="3" office:value-type="float">
            <text:p>1</text:p>
          </table:table-cell>
          <table:table-cell table:number-columns-repeated="7"/>
          <table:table-cell ns41:value-type="float" office:value="3" table:number-columns-repeated="2" office:value-type="float">
            <text:p>3</text:p>
          </table:table-cell>
          <table:table-cell ns41:value-type="float" office:value="2" table:number-columns-repeated="2" office:value-type="float">
            <text:p>2</text:p>
          </table:table-cell>
          <table:table-cell ns41:value-type="float" office:value="1" office:value-type="float">
            <text:p>1</text:p>
          </table:table-cell>
          <table:table-cell table:number-columns-repeated="11"/>
          <table:table-cell ns41:value-type="float" office:value="1" office:value-type="float">
            <text:p>1</text:p>
          </table:table-cell>
          <table:table-cell/>
          <table:table-cell ns41:value-type="float" office:value="1" office:value-type="float">
            <text:p>1</text:p>
          </table:table-cell>
          <table:table-cell table:number-columns-repeated="7"/>
          <table:table-cell ns41:value-type="float" office:value="1" office:value-type="float">
            <text:p>1</text:p>
          </table:table-cell>
          <table:table-cell/>
          <table:table-cell ns41:value-type="float" office:value="1" office:value-type="float">
            <text:p>1</text:p>
          </table:table-cell>
          <table:table-cell table:number-columns-repeated="3"/>
          <table:table-cell ns41:value-type="float" office:value="10" office:value-type="float">
            <text:p>10</text:p>
          </table:table-cell>
          <table:table-cell ns41:value-type="float" office:value="6" office:value-type="float">
            <text:p>6</text:p>
          </table:table-cell>
          <table:table-cell ns41:value-type="float" office:value="5" office:value-type="float">
            <text:p>5</text:p>
          </table:table-cell>
          <table:table-cell ns41:value-type="float" office:value="3" office:value-type="float">
            <text:p>3</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13" office:value-type="float">
            <text:p>13</text:p>
          </table:table-cell>
          <table:table-cell ns41:value-type="float" table:style-name="ce18" office:value="1876" office:value-type="float">
            <text:p>1876</text:p>
          </table:table-cell>
          <table:table-cell/>
          <table:table-cell ns41:value-type="float" table:style-name="ce33" office:value="2" office:value-type="float">
            <text:p>2</text:p>
          </table:table-cell>
          <table:table-cell ns41:value-type="float" office:value="1" table:style-name="ce27" table:number-columns-repeated="3" office:value-type="float">
            <text:p>1</text:p>
          </table:table-cell>
          <table:table-cell table:number-columns-repeated="2"/>
          <table:table-cell ns41:value-type="float" office:value="1" office:value-type="float">
            <text:p>1</text:p>
          </table:table-cell>
          <table:table-cell/>
          <table:table-cell ns41:value-type="float" office:value="1" table:number-columns-repeated="3" office:value-type="float">
            <text:p>1</text:p>
          </table:table-cell>
          <table:table-cell/>
          <table:table-cell ns41:value-type="float" office:value="7" table:number-columns-repeated="2" office:value-type="float">
            <text:p>7</text:p>
          </table:table-cell>
          <table:table-cell ns41:value-type="float" office:value="4" office:value-type="float">
            <text:p>4</text:p>
          </table:table-cell>
          <table:table-cell ns41:value-type="float" office:value="3" office:value-type="float">
            <text:p>3</text:p>
          </table:table-cell>
          <table:table-cell table:number-columns-repeated="20"/>
          <table:table-cell ns41:value-type="float" office:value="1" office:value-type="float">
            <text:p>1</text:p>
          </table:table-cell>
          <table:table-cell table:number-columns-repeated="7"/>
          <table:table-cell ns41:value-type="float" office:value="11" office:value-type="float">
            <text:p>11</text:p>
          </table:table-cell>
          <table:table-cell ns41:value-type="float" office:value="9" office:value-type="float">
            <text:p>9</text:p>
          </table:table-cell>
          <table:table-cell ns41:value-type="float" office:value="7" office:value-type="float">
            <text:p>7</text:p>
          </table:table-cell>
          <table:table-cell ns41:value-type="float" office:value="4" office:value-type="float">
            <text:p>4</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14" office:value-type="float">
            <text:p>14</text:p>
          </table:table-cell>
          <table:table-cell ns41:value-type="float" table:style-name="ce18" office:value="1875" office:value-type="float">
            <text:p>1875</text:p>
          </table:table-cell>
          <table:table-cell/>
          <table:table-cell ns41:value-type="float" table:style-name="ce33" office:value="5" office:value-type="float">
            <text:p>5</text:p>
          </table:table-cell>
          <table:table-cell ns41:value-type="float" table:style-name="ce27" office:value="2" office:value-type="float">
            <text:p>2</text:p>
          </table:table-cell>
          <table:table-cell ns41:value-type="float" office:value="1" table:style-name="ce27" table:number-columns-repeated="2" office:value-type="float">
            <text:p>1</text:p>
          </table:table-cell>
          <table:table-cell table:number-columns-repeated="2"/>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2" table:number-columns-repeated="2" office:value-type="float">
            <text:p>2</text:p>
          </table:table-cell>
          <table:table-cell ns41:value-type="float" office:value="3" table:number-columns-repeated="2" office:value-type="float">
            <text:p>3</text:p>
          </table:table-cell>
          <table:table-cell table:number-columns-repeated="2"/>
          <table:table-cell ns41:value-type="float" office:value="2" office:value-type="float">
            <text:p>2</text:p>
          </table:table-cell>
          <table:table-cell ns41:value-type="float" office:value="1" office:value-type="float">
            <text:p>1</text:p>
          </table:table-cell>
          <table:table-cell table:number-columns-repeated="6"/>
          <table:table-cell ns41:value-type="float" office:value="1" office:value-type="float">
            <text:p>1</text:p>
          </table:table-cell>
          <table:table-cell table:number-columns-repeated="5"/>
          <table:table-cell ns41:value-type="float" office:value="1" office:value-type="float">
            <text:p>1</text:p>
          </table:table-cell>
          <table:table-cell table:number-columns-repeated="11"/>
          <table:table-cell ns41:value-type="float" office:value="8" office:value-type="float">
            <text:p>8</text:p>
          </table:table-cell>
          <table:table-cell ns41:value-type="float" office:value="4" office:value-type="float">
            <text:p>4</text:p>
          </table:table-cell>
          <table:table-cell ns41:value-type="float" office:value="9" office:value-type="float">
            <text:p>9</text:p>
          </table:table-cell>
          <table:table-cell ns41:value-type="float" office:value="5" office:value-type="float">
            <text:p>5</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15" office:value-type="float">
            <text:p>15</text:p>
          </table:table-cell>
          <table:table-cell ns41:value-type="float" table:style-name="ce18" office:value="1874" office:value-type="float">
            <text:p>1874</text:p>
          </table:table-cell>
          <table:table-cell/>
          <table:table-cell ns41:value-type="float" table:style-name="ce33" office:value="4" office:value-type="float">
            <text:p>4</text:p>
          </table:table-cell>
          <table:table-cell ns41:value-type="float" table:style-name="ce27" office:value="4" office:value-type="float">
            <text:p>4</text:p>
          </table:table-cell>
          <table:table-cell ns41:value-type="float" office:value="2" table:style-name="ce27" table:number-columns-repeated="2" office:value-type="float">
            <text:p>2</text:p>
          </table:table-cell>
          <table:table-cell table:number-columns-repeated="2"/>
          <table:table-cell ns41:value-type="float" office:value="2" office:value-type="float">
            <text:p>2</text:p>
          </table:table-cell>
          <table:table-cell table:number-columns-repeated="5"/>
          <table:table-cell ns41:value-type="float" office:value="5" table:number-columns-repeated="2" office:value-type="float">
            <text:p>5</text:p>
          </table:table-cell>
          <table:table-cell ns41:value-type="float" office:value="2" table:number-columns-repeated="2" office:value-type="float">
            <text:p>2</text:p>
          </table:table-cell>
          <table:table-cell table:number-columns-repeated="20"/>
          <table:table-cell ns41:value-type="float" office:value="1" office:value-type="float">
            <text:p>1</text:p>
          </table:table-cell>
          <table:table-cell table:number-columns-repeated="5"/>
          <table:table-cell ns41:value-type="float" office:value="1" office:value-type="float">
            <text:p>1</text:p>
          </table:table-cell>
          <table:table-cell/>
          <table:table-cell ns41:value-type="float" office:value="10" office:value-type="float">
            <text:p>10</text:p>
          </table:table-cell>
          <table:table-cell ns41:value-type="float" office:value="9" office:value-type="float">
            <text:p>9</text:p>
          </table:table-cell>
          <table:table-cell ns41:value-type="float" office:value="7" office:value-type="float">
            <text:p>7</text:p>
          </table:table-cell>
          <table:table-cell ns41:value-type="float" office:value="4" office:value-type="float">
            <text:p>4</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16" office:value-type="float">
            <text:p>16</text:p>
          </table:table-cell>
          <table:table-cell ns41:value-type="float" table:style-name="ce18" office:value="1873" office:value-type="float">
            <text:p>1873</text:p>
          </table:table-cell>
          <table:table-cell/>
          <table:table-cell ns41:value-type="float" table:style-name="ce33" office:value="3" office:value-type="float">
            <text:p>3</text:p>
          </table:table-cell>
          <table:table-cell ns41:value-type="float" table:style-name="ce27" office:value="3" office:value-type="float">
            <text:p>3</text:p>
          </table:table-cell>
          <table:table-cell table:number-columns-repeated="2"/>
          <table:table-cell ns41:value-type="float" office:value="2" office:value-type="float">
            <text:p>2</text:p>
          </table:table-cell>
          <table:table-cell ns41:value-type="float" office:value="1" office:value-type="float">
            <text:p>1</text:p>
          </table:table-cell>
          <table:table-cell table:number-columns-repeated="6"/>
          <table:table-cell ns41:value-type="float" office:value="7" office:value-type="float">
            <text:p>7</text:p>
          </table:table-cell>
          <table:table-cell ns41:value-type="float" office:value="6" office:value-type="float">
            <text:p>6</text:p>
          </table:table-cell>
          <table:table-cell ns41:value-type="float" office:value="4" table:number-columns-repeated="2" office:value-type="float">
            <text:p>4</text:p>
          </table:table-cell>
          <table:table-cell table:number-columns-repeated="12"/>
          <table:table-cell ns41:value-type="float" office:value="1" office:value-type="float">
            <text:p>1</text:p>
          </table:table-cell>
          <table:table-cell table:number-columns-repeated="5"/>
          <table:table-cell ns41:value-type="float" office:value="1" office:value-type="float">
            <text:p>1</text:p>
          </table:table-cell>
          <table:table-cell table:number-columns-repeated="9"/>
          <table:table-cell ns41:value-type="float" office:value="13" office:value-type="float">
            <text:p>13</text:p>
          </table:table-cell>
          <table:table-cell ns41:value-type="float" office:value="10" office:value-type="float">
            <text:p>10</text:p>
          </table:table-cell>
          <table:table-cell ns41:value-type="float" office:value="5" office:value-type="float">
            <text:p>5</text:p>
          </table:table-cell>
          <table:table-cell ns41:value-type="float" office:value="4" office:value-type="float">
            <text:p>4</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17" office:value-type="float">
            <text:p>17</text:p>
          </table:table-cell>
          <table:table-cell ns41:value-type="float" table:style-name="ce18" office:value="1872" office:value-type="float">
            <text:p>1872</text:p>
          </table:table-cell>
          <table:table-cell/>
          <table:table-cell ns41:value-type="float" table:style-name="ce33" office:value="5" office:value-type="float">
            <text:p>5</text:p>
          </table:table-cell>
          <table:table-cell ns41:value-type="float" table:style-name="ce27" office:value="4" office:value-type="float">
            <text:p>4</text:p>
          </table:table-cell>
          <table:table-cell ns41:value-type="float" office:value="2" table:style-name="ce27" table:number-columns-repeated="2" office:value-type="float">
            <text:p>2</text:p>
          </table:table-cell>
          <table:table-cell table:number-columns-repeated="8"/>
          <table:table-cell ns41:value-type="float" office:value="4" office:value-type="float">
            <text:p>4</text:p>
          </table:table-cell>
          <table:table-cell ns41:value-type="float" office:value="3" office:value-type="float">
            <text:p>3</text:p>
          </table:table-cell>
          <table:table-cell ns41:value-type="float" office:value="5" office:value-type="float">
            <text:p>5</text:p>
          </table:table-cell>
          <table:table-cell ns41:value-type="float" office:value="3" office:value-type="float">
            <text:p>3</text:p>
          </table:table-cell>
          <table:table-cell table:number-columns-repeated="10"/>
          <table:table-cell ns41:value-type="float" office:value="3" office:value-type="float">
            <text:p>3</text:p>
          </table:table-cell>
          <table:table-cell ns41:value-type="float" office:value="2" office:value-type="float">
            <text:p>2</text:p>
          </table:table-cell>
          <table:table-cell table:number-columns-repeated="10"/>
          <table:table-cell ns41:value-type="float" office:value="2" office:value-type="float">
            <text:p>2</text:p>
          </table:table-cell>
          <table:table-cell table:number-columns-repeated="5"/>
          <table:table-cell ns41:value-type="float" office:value="9" office:value-type="float">
            <text:p>9</text:p>
          </table:table-cell>
          <table:table-cell ns41:value-type="float" office:value="7" office:value-type="float">
            <text:p>7</text:p>
          </table:table-cell>
          <table:table-cell ns41:value-type="float" office:value="12" office:value-type="float">
            <text:p>12</text:p>
          </table:table-cell>
          <table:table-cell ns41:value-type="float" office:value="7" office:value-type="float">
            <text:p>7</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18" office:value-type="float">
            <text:p>18</text:p>
          </table:table-cell>
          <table:table-cell ns41:value-type="float" table:style-name="ce18" office:value="1871" office:value-type="float">
            <text:p>1871</text:p>
          </table:table-cell>
          <table:table-cell/>
          <table:table-cell table:style-name="ce33"/>
          <table:table-cell table:number-columns-repeated="5"/>
          <table:table-cell ns41:value-type="float" office:value="1" office:value-type="float">
            <text:p>1</text:p>
          </table:table-cell>
          <table:table-cell/>
          <table:table-cell ns41:value-type="float" office:value="2" office:value-type="float">
            <text:p>2</text:p>
          </table:table-cell>
          <table:table-cell ns41:value-type="float" office:value="1" office:value-type="float">
            <text:p>1</text:p>
          </table:table-cell>
          <table:table-cell table:number-columns-repeated="2"/>
          <table:table-cell ns41:value-type="float" office:value="2" table:number-columns-repeated="2" office:value-type="float">
            <text:p>2</text:p>
          </table:table-cell>
          <table:table-cell ns41:value-type="float" office:value="4" office:value-type="float">
            <text:p>4</text:p>
          </table:table-cell>
          <table:table-cell ns41:value-type="float" office:value="3" office:value-type="float">
            <text:p>3</text:p>
          </table:table-cell>
          <table:table-cell table:number-columns-repeated="2"/>
          <table:table-cell ns41:value-type="float" office:value="1" table:number-columns-repeated="2" office:value-type="float">
            <text:p>1</text:p>
          </table:table-cell>
          <table:table-cell table:number-columns-repeated="12"/>
          <table:table-cell ns41:value-type="float" office:value="1" table:number-columns-repeated="2" office:value-type="float">
            <text:p>1</text:p>
          </table:table-cell>
          <table:table-cell table:number-columns-repeated="2"/>
          <table:table-cell ns41:value-type="float" office:value="1" office:value-type="float">
            <text:p>1</text:p>
          </table:table-cell>
          <table:table-cell/>
          <table:table-cell ns41:value-type="float" office:value="1" office:value-type="float">
            <text:p>1</text:p>
          </table:table-cell>
          <table:table-cell table:number-columns-repeated="5"/>
          <table:table-cell ns41:value-type="float" office:value="6" office:value-type="float">
            <text:p>6</text:p>
          </table:table-cell>
          <table:table-cell ns41:value-type="float" office:value="4" office:value-type="float">
            <text:p>4</text:p>
          </table:table-cell>
          <table:table-cell ns41:value-type="float" office:value="7" office:value-type="float">
            <text:p>7</text:p>
          </table:table-cell>
          <table:table-cell ns41:value-type="float" office:value="4" office:value-type="float">
            <text:p>4</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19" office:value-type="float">
            <text:p>19</text:p>
          </table:table-cell>
          <table:table-cell ns41:value-type="float" table:style-name="ce18" office:value="1870" office:value-type="float">
            <text:p>1870</text:p>
          </table:table-cell>
          <table:table-cell/>
          <table:table-cell ns41:value-type="float" table:style-name="ce33" office:value="3" office:value-type="float">
            <text:p>3</text:p>
          </table:table-cell>
          <table:table-cell ns41:value-type="float" table:style-name="ce27" office:value="2" office:value-type="float">
            <text:p>2</text:p>
          </table:table-cell>
          <table:table-cell ns41:value-type="float" table:style-name="ce27" office:value="4" office:value-type="float">
            <text:p>4</text:p>
          </table:table-cell>
          <table:table-cell ns41:value-type="float" table:style-name="ce27" office:value="3" office:value-type="float">
            <text:p>3</text:p>
          </table:table-cell>
          <table:table-cell table:number-columns-repeated="4"/>
          <table:table-cell ns41:value-type="float" office:value="2" table:number-columns-repeated="2" office:value-type="float">
            <text:p>2</text:p>
          </table:table-cell>
          <table:table-cell ns41:value-type="float" office:value="1" office:value-type="float">
            <text:p>1</text:p>
          </table:table-cell>
          <table:table-cell/>
          <table:table-cell ns41:value-type="float" office:value="6" office:value-type="float">
            <text:p>6</text:p>
          </table:table-cell>
          <table:table-cell ns41:value-type="float" office:value="4" office:value-type="float">
            <text:p>4</text:p>
          </table:table-cell>
          <table:table-cell ns41:value-type="float" office:value="1" table:number-columns-repeated="3" office:value-type="float">
            <text:p>1</text:p>
          </table:table-cell>
          <table:table-cell table:number-columns-repeated="7"/>
          <table:table-cell ns41:value-type="float" office:value="1" table:number-columns-repeated="2" office:value-type="float">
            <text:p>1</text:p>
          </table:table-cell>
          <table:table-cell ns41:value-type="float" office:value="3" office:value-type="float">
            <text:p>3</text:p>
          </table:table-cell>
          <table:table-cell ns41:value-type="float" office:value="2" office:value-type="float">
            <text:p>2</text:p>
          </table:table-cell>
          <table:table-cell table:number-columns-repeated="16"/>
          <table:table-cell ns41:value-type="float" office:value="13" office:value-type="float">
            <text:p>13</text:p>
          </table:table-cell>
          <table:table-cell ns41:value-type="float" office:value="9" table:number-columns-repeated="2" office:value-type="float">
            <text:p>9</text:p>
          </table:table-cell>
          <table:table-cell ns41:value-type="float" office:value="6" office:value-type="float">
            <text:p>6</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20" office:value-type="float">
            <text:p>20</text:p>
          </table:table-cell>
          <table:table-cell ns41:value-type="float" table:style-name="ce18" office:value="1869" office:value-type="float">
            <text:p>1869</text:p>
          </table:table-cell>
          <table:table-cell/>
          <table:table-cell ns41:value-type="float" table:style-name="ce33" office:value="1" office:value-type="float">
            <text:p>1</text:p>
          </table:table-cell>
          <table:table-cell ns41:value-type="float" table:style-name="ce27" office:value="1" office:value-type="float">
            <text:p>1</text:p>
          </table:table-cell>
          <table:table-cell ns41:value-type="float" table:style-name="ce27" office:value="3" office:value-type="float">
            <text:p>3</text:p>
          </table:table-cell>
          <table:table-cell ns41:value-type="float" table:style-name="ce27" office:value="2" office:value-type="float">
            <text:p>2</text:p>
          </table:table-cell>
          <table:table-cell table:number-columns-repeated="4"/>
          <table:table-cell ns41:value-type="float" office:value="1" table:number-columns-repeated="2" office:value-type="float">
            <text:p>1</text:p>
          </table:table-cell>
          <table:table-cell ns41:value-type="float" office:value="4" office:value-type="float">
            <text:p>4</text:p>
          </table:table-cell>
          <table:table-cell ns41:value-type="float" office:value="1" office:value-type="float">
            <text:p>1</text:p>
          </table:table-cell>
          <table:table-cell ns41:value-type="float" office:value="3" office:value-type="float">
            <text:p>3</text:p>
          </table:table-cell>
          <table:table-cell ns41:value-type="float" office:value="2" office:value-type="float">
            <text:p>2</text:p>
          </table:table-cell>
          <table:table-cell table:number-columns-repeated="10"/>
          <table:table-cell ns41:value-type="float" office:value="2" office:value-type="float">
            <text:p>2</text:p>
          </table:table-cell>
          <table:table-cell ns41:value-type="float" office:value="1" office:value-type="float">
            <text:p>1</text:p>
          </table:table-cell>
          <table:table-cell table:number-columns-repeated="2"/>
          <table:table-cell ns41:value-type="float" office:value="1" office:value-type="float">
            <text:p>1</text:p>
          </table:table-cell>
          <table:table-cell table:number-columns-repeated="3"/>
          <table:table-cell ns41:value-type="float" office:value="2" office:value-type="float">
            <text:p>2</text:p>
          </table:table-cell>
          <table:table-cell table:number-columns-repeated="7"/>
          <table:table-cell ns41:value-type="float" office:value="1" office:value-type="float">
            <text:p>1</text:p>
          </table:table-cell>
          <table:table-cell table:number-columns-repeated="3"/>
          <table:table-cell ns41:value-type="float" office:value="11" office:value-type="float">
            <text:p>11</text:p>
          </table:table-cell>
          <table:table-cell ns41:value-type="float" office:value="5" office:value-type="float">
            <text:p>5</text:p>
          </table:table-cell>
          <table:table-cell ns41:value-type="float" office:value="7" office:value-type="float">
            <text:p>7</text:p>
          </table:table-cell>
          <table:table-cell ns41:value-type="float" office:value="3" office:value-type="float">
            <text:p>3</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21" office:value-type="float">
            <text:p>21</text:p>
          </table:table-cell>
          <table:table-cell ns41:value-type="float" table:style-name="ce18" office:value="1868" office:value-type="float">
            <text:p>1868</text:p>
          </table:table-cell>
          <table:table-cell/>
          <table:table-cell ns41:value-type="float" table:style-name="ce33" office:value="3" office:value-type="float">
            <text:p>3</text:p>
          </table:table-cell>
          <table:table-cell ns41:value-type="float" table:style-name="ce27" office:value="2" office:value-type="float">
            <text:p>2</text:p>
          </table:table-cell>
          <table:table-cell table:number-columns-repeated="2"/>
          <table:table-cell ns41:value-type="float" office:value="2" table:number-columns-repeated="2" office:value-type="float">
            <text:p>2</text:p>
          </table:table-cell>
          <table:table-cell table:number-columns-repeated="4"/>
          <table:table-cell ns41:value-type="float" office:value="2" office:value-type="float">
            <text:p>2</text:p>
          </table:table-cell>
          <table:table-cell ns41:value-type="float" office:value="1" office:value-type="float">
            <text:p>1</text:p>
          </table:table-cell>
          <table:table-cell ns41:value-type="float" office:value="4" table:number-columns-repeated="2" office:value-type="float">
            <text:p>4</text:p>
          </table:table-cell>
          <table:table-cell ns41:value-type="float" office:value="1" table:number-columns-repeated="2" office:value-type="float">
            <text:p>1</text:p>
          </table:table-cell>
          <table:table-cell table:number-columns-repeated="2"/>
          <table:table-cell ns41:value-type="float" office:value="1" table:number-columns-repeated="2" office:value-type="float">
            <text:p>1</text:p>
          </table:table-cell>
          <table:table-cell table:number-columns-repeated="6"/>
          <table:table-cell ns41:value-type="float" office:value="1" office:value-type="float">
            <text:p>1</text:p>
          </table:table-cell>
          <table:table-cell table:number-columns-repeated="5"/>
          <table:table-cell ns41:value-type="float" office:value="1" table:number-columns-repeated="2" office:value-type="float">
            <text:p>1</text:p>
          </table:table-cell>
          <table:table-cell ns41:value-type="float" office:value="2" office:value-type="float">
            <text:p>2</text:p>
          </table:table-cell>
          <table:table-cell ns41:value-type="float" office:value="1" office:value-type="float">
            <text:p>1</text:p>
          </table:table-cell>
          <table:table-cell table:number-columns-repeated="8"/>
          <table:table-cell ns41:value-type="float" office:value="10" office:value-type="float">
            <text:p>10</text:p>
          </table:table-cell>
          <table:table-cell ns41:value-type="float" office:value="9" office:value-type="float">
            <text:p>9</text:p>
          </table:table-cell>
          <table:table-cell ns41:value-type="float" office:value="7" office:value-type="float">
            <text:p>7</text:p>
          </table:table-cell>
          <table:table-cell ns41:value-type="float" office:value="4" office:value-type="float">
            <text:p>4</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22" office:value-type="float">
            <text:p>22</text:p>
          </table:table-cell>
          <table:table-cell ns41:value-type="float" table:style-name="ce18" office:value="1867" office:value-type="float">
            <text:p>1867</text:p>
          </table:table-cell>
          <table:table-cell/>
          <table:table-cell ns41:value-type="float" table:style-name="ce33" office:value="1" office:value-type="float">
            <text:p>1</text:p>
          </table:table-cell>
          <table:table-cell ns41:value-type="float" table:style-name="ce27" office:value="1" office:value-type="float">
            <text:p>1</text:p>
          </table:table-cell>
          <table:table-cell ns41:value-type="float" table:style-name="ce27" office:value="2" office:value-type="float">
            <text:p>2</text:p>
          </table:table-cell>
          <table:table-cell ns41:value-type="float" office:value="1" table:style-name="ce27" table:number-columns-repeated="2" office:value-type="float">
            <text:p>1</text:p>
          </table:table-cell>
          <table:table-cell/>
          <table:table-cell ns41:value-type="float" office:value="1" table:number-columns-repeated="4" office:value-type="float">
            <text:p>1</text:p>
          </table:table-cell>
          <table:table-cell ns41:value-type="float" office:value="2" table:number-columns-repeated="2" office:value-type="float">
            <text:p>2</text:p>
          </table:table-cell>
          <table:table-cell ns41:value-type="float" office:value="3" table:number-columns-repeated="2" office:value-type="float">
            <text:p>3</text:p>
          </table:table-cell>
          <table:table-cell ns41:value-type="float" office:value="1" office:value-type="float">
            <text:p>1</text:p>
          </table:table-cell>
          <table:table-cell table:number-columns-repeated="3"/>
          <table:table-cell ns41:value-type="float" office:value="1" office:value-type="float">
            <text:p>1</text:p>
          </table:table-cell>
          <table:table-cell table:number-columns-repeated="5"/>
          <table:table-cell ns41:value-type="float" office:value="1" table:number-columns-repeated="4" office:value-type="float">
            <text:p>1</text:p>
          </table:table-cell>
          <table:table-cell table:number-columns-repeated="16"/>
          <table:table-cell ns41:value-type="float" office:value="7" office:value-type="float">
            <text:p>7</text:p>
          </table:table-cell>
          <table:table-cell ns41:value-type="float" office:value="6" office:value-type="float">
            <text:p>6</text:p>
          </table:table-cell>
          <table:table-cell ns41:value-type="float" office:value="8" office:value-type="float">
            <text:p>8</text:p>
          </table:table-cell>
          <table:table-cell ns41:value-type="float" office:value="5" office:value-type="float">
            <text:p>5</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23" office:value-type="float">
            <text:p>23</text:p>
          </table:table-cell>
          <table:table-cell ns41:value-type="float" table:style-name="ce18" office:value="1866" office:value-type="float">
            <text:p>1866</text:p>
          </table:table-cell>
          <table:table-cell/>
          <table:table-cell ns41:value-type="float" table:style-name="ce33" office:value="5" office:value-type="float">
            <text:p>5</text:p>
          </table:table-cell>
          <table:table-cell ns41:value-type="float" table:style-name="ce27" office:value="5" office:value-type="float">
            <text:p>5</text:p>
          </table:table-cell>
          <table:table-cell table:number-columns-repeated="2"/>
          <table:table-cell ns41:value-type="float" office:value="1" office:value-type="float">
            <text:p>1</text:p>
          </table:table-cell>
          <table:table-cell table:number-columns-repeated="3"/>
          <table:table-cell ns41:value-type="float" office:value="1" table:number-columns-repeated="2" office:value-type="float">
            <text:p>1</text:p>
          </table:table-cell>
          <table:table-cell table:number-columns-repeated="2"/>
          <table:table-cell ns41:value-type="float" office:value="2" office:value-type="float">
            <text:p>2</text:p>
          </table:table-cell>
          <table:table-cell ns41:value-type="float" office:value="1" office:value-type="float">
            <text:p>1</text:p>
          </table:table-cell>
          <table:table-cell ns41:value-type="float" office:value="3" office:value-type="float">
            <text:p>3</text:p>
          </table:table-cell>
          <table:table-cell ns41:value-type="float" office:value="1" office:value-type="float">
            <text:p>1</text:p>
          </table:table-cell>
          <table:table-cell table:number-columns-repeated="8"/>
          <table:table-cell ns41:value-type="float" office:value="1" office:value-type="float">
            <text:p>1</text:p>
          </table:table-cell>
          <table:table-cell table:number-columns-repeated="3"/>
          <table:table-cell ns41:value-type="float" office:value="2" office:value-type="float">
            <text:p>2</text:p>
          </table:table-cell>
          <table:table-cell table:number-columns-repeated="3"/>
          <table:table-cell ns41:value-type="float" office:value="2" office:value-type="float">
            <text:p>2</text:p>
          </table:table-cell>
          <table:table-cell ns41:value-type="float" office:value="1" office:value-type="float">
            <text:p>1</text:p>
          </table:table-cell>
          <table:table-cell table:number-columns-repeated="10"/>
          <table:table-cell ns41:value-type="float" office:value="14" office:value-type="float">
            <text:p>14</text:p>
          </table:table-cell>
          <table:table-cell ns41:value-type="float" office:value="8" office:value-type="float">
            <text:p>8</text:p>
          </table:table-cell>
          <table:table-cell ns41:value-type="float" office:value="3" office:value-type="float">
            <text:p>3</text:p>
          </table:table-cell>
          <table:table-cell ns41:value-type="float" office:value="1" office:value-type="float">
            <text:p>1</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24" office:value-type="float">
            <text:p>24</text:p>
          </table:table-cell>
          <table:table-cell ns41:value-type="float" table:style-name="ce18" office:value="1865" office:value-type="float">
            <text:p>1865</text:p>
          </table:table-cell>
          <table:table-cell/>
          <table:table-cell ns41:value-type="float" table:style-name="ce33" office:value="4" office:value-type="float">
            <text:p>4</text:p>
          </table:table-cell>
          <table:table-cell ns41:value-type="float" table:style-name="ce27" office:value="2" office:value-type="float">
            <text:p>2</text:p>
          </table:table-cell>
          <table:table-cell ns41:value-type="float" table:style-name="ce27" office:value="1" office:value-type="float">
            <text:p>1</text:p>
          </table:table-cell>
          <table:table-cell/>
          <table:table-cell ns41:value-type="float" office:value="2" office:value-type="float">
            <text:p>2</text:p>
          </table:table-cell>
          <table:table-cell ns41:value-type="float" office:value="1" table:number-columns-repeated="3" office:value-type="float">
            <text:p>1</text:p>
          </table:table-cell>
          <table:table-cell ns41:value-type="float" office:value="3" office:value-type="float">
            <text:p>3</text:p>
          </table:table-cell>
          <table:table-cell ns41:value-type="float" office:value="1" office:value-type="float">
            <text:p>1</text:p>
          </table:table-cell>
          <table:table-cell table:number-columns-repeated="2"/>
          <table:table-cell ns41:value-type="float" office:value="5" office:value-type="float">
            <text:p>5</text:p>
          </table:table-cell>
          <table:table-cell ns41:value-type="float" office:value="1" office:value-type="float">
            <text:p>1</text:p>
          </table:table-cell>
          <table:table-cell ns41:value-type="float" office:value="3" office:value-type="float">
            <text:p>3</text:p>
          </table:table-cell>
          <table:table-cell ns41:value-type="float" office:value="1" office:value-type="float">
            <text:p>1</text:p>
          </table:table-cell>
          <table:table-cell ns41:value-type="float" office:value="2" table:number-columns-repeated="2" office:value-type="float">
            <text:p>2</text:p>
          </table:table-cell>
          <table:table-cell ns41:value-type="float" office:value="1" table:number-columns-repeated="2" office:value-type="float">
            <text:p>1</text:p>
          </table:table-cell>
          <table:table-cell table:number-columns-repeated="4"/>
          <table:table-cell ns41:value-type="float" office:value="2" office:value-type="float">
            <text:p>2</text:p>
          </table:table-cell>
          <table:table-cell table:number-columns-repeated="3"/>
          <table:table-cell ns41:value-type="float" office:value="1" table:number-columns-repeated="2" office:value-type="float">
            <text:p>1</text:p>
          </table:table-cell>
          <table:table-cell table:number-columns-repeated="2"/>
          <table:table-cell ns41:value-type="float" office:value="1" office:value-type="float">
            <text:p>1</text:p>
          </table:table-cell>
          <table:table-cell table:number-columns-repeated="7"/>
          <table:table-cell ns41:value-type="float" office:value="1" office:value-type="float">
            <text:p>1</text:p>
          </table:table-cell>
          <table:table-cell table:number-columns-repeated="3"/>
          <table:table-cell ns41:value-type="float" office:value="21" office:value-type="float">
            <text:p>21</text:p>
          </table:table-cell>
          <table:table-cell ns41:value-type="float" office:value="8" office:value-type="float">
            <text:p>8</text:p>
          </table:table-cell>
          <table:table-cell ns41:value-type="float" office:value="6" office:value-type="float">
            <text:p>6</text:p>
          </table:table-cell>
          <table:table-cell ns41:value-type="float" office:value="3" office:value-type="float">
            <text:p>3</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25" office:value-type="float">
            <text:p>25</text:p>
          </table:table-cell>
          <table:table-cell ns41:value-type="float" table:style-name="ce18" office:value="1864" office:value-type="float">
            <text:p>1864</text:p>
          </table:table-cell>
          <table:table-cell/>
          <table:table-cell ns41:value-type="float" table:style-name="ce33" office:value="2" office:value-type="float">
            <text:p>2</text:p>
          </table:table-cell>
          <table:table-cell ns41:value-type="float" office:value="2" table:style-name="ce27" table:number-columns-repeated="4" office:value-type="float">
            <text:p>2</text:p>
          </table:table-cell>
          <table:table-cell ns41:value-type="float" table:style-name="ce27" office:value="1" office:value-type="float">
            <text:p>1</text:p>
          </table:table-cell>
          <table:table-cell table:number-columns-repeated="6"/>
          <table:table-cell ns41:value-type="float" office:value="3" office:value-type="float">
            <text:p>3</text:p>
          </table:table-cell>
          <table:table-cell ns41:value-type="float" office:value="2" office:value-type="float">
            <text:p>2</text:p>
          </table:table-cell>
          <table:table-cell table:number-columns-repeated="6"/>
          <table:table-cell ns41:value-type="float" office:value="2" table:number-columns-repeated="2" office:value-type="float">
            <text:p>2</text:p>
          </table:table-cell>
          <table:table-cell ns41:value-type="float" office:value="1" table:number-columns-repeated="3" office:value-type="float">
            <text:p>1</text:p>
          </table:table-cell>
          <table:table-cell table:number-columns-repeated="9"/>
          <table:table-cell ns41:value-type="float" office:value="1" office:value-type="float">
            <text:p>1</text:p>
          </table:table-cell>
          <table:table-cell table:number-columns-repeated="3"/>
          <table:table-cell ns41:value-type="float" office:value="1" office:value-type="float">
            <text:p>1</text:p>
          </table:table-cell>
          <table:table-cell table:number-columns-repeated="3"/>
          <table:table-cell ns41:value-type="float" office:value="2" office:value-type="float">
            <text:p>2</text:p>
          </table:table-cell>
          <table:table-cell ns41:value-type="float" office:value="1" office:value-type="float">
            <text:p>1</text:p>
          </table:table-cell>
          <table:table-cell ns41:value-type="float" office:value="10" office:value-type="float">
            <text:p>10</text:p>
          </table:table-cell>
          <table:table-cell ns41:value-type="float" office:value="7" table:number-columns-repeated="2" office:value-type="float">
            <text:p>7</text:p>
          </table:table-cell>
          <table:table-cell ns41:value-type="float" office:value="4" office:value-type="float">
            <text:p>4</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26" office:value-type="float">
            <text:p>26</text:p>
          </table:table-cell>
          <table:table-cell ns41:value-type="float" table:style-name="ce18" office:value="1863" office:value-type="float">
            <text:p>1863</text:p>
          </table:table-cell>
          <table:table-cell/>
          <table:table-cell table:style-name="ce33"/>
          <table:table-cell/>
          <table:table-cell ns41:value-type="float" table:style-name="ce27" office:value="1" office:value-type="float">
            <text:p>1</text:p>
          </table:table-cell>
          <table:table-cell/>
          <table:table-cell ns41:value-type="float" table:style-name="ce27" office:value="1" office:value-type="float">
            <text:p>1</text:p>
          </table:table-cell>
          <table:table-cell table:number-columns-repeated="3"/>
          <table:table-cell ns41:value-type="float" office:value="2" table:number-columns-repeated="5" office:value-type="float">
            <text:p>2</text:p>
          </table:table-cell>
          <table:table-cell ns41:value-type="float" office:value="1" office:value-type="float">
            <text:p>1</text:p>
          </table:table-cell>
          <table:table-cell ns41:value-type="float" office:value="3" office:value-type="float">
            <text:p>3</text:p>
          </table:table-cell>
          <table:table-cell ns41:value-type="float" office:value="2" office:value-type="float">
            <text:p>2</text:p>
          </table:table-cell>
          <table:table-cell ns41:value-type="float" office:value="1" table:number-columns-repeated="2" office:value-type="float">
            <text:p>1</text:p>
          </table:table-cell>
          <table:table-cell table:number-columns-repeated="8"/>
          <table:table-cell ns41:value-type="float" office:value="1" table:number-columns-repeated="2" office:value-type="float">
            <text:p>1</text:p>
          </table:table-cell>
          <table:table-cell table:number-columns-repeated="4"/>
          <table:table-cell ns41:value-type="float" office:value="1" office:value-type="float">
            <text:p>1</text:p>
          </table:table-cell>
          <table:table-cell table:number-columns-repeated="7"/>
          <table:table-cell ns41:value-type="float" office:value="2" table:number-columns-repeated="2" office:value-type="float">
            <text:p>2</text:p>
          </table:table-cell>
          <table:table-cell table:number-columns-repeated="2"/>
          <table:table-cell ns41:value-type="float" office:value="9" office:value-type="float">
            <text:p>9</text:p>
          </table:table-cell>
          <table:table-cell ns41:value-type="float" office:value="6" office:value-type="float">
            <text:p>6</text:p>
          </table:table-cell>
          <table:table-cell ns41:value-type="float" office:value="7" office:value-type="float">
            <text:p>7</text:p>
          </table:table-cell>
          <table:table-cell ns41:value-type="float" office:value="5" office:value-type="float">
            <text:p>5</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27" office:value-type="float">
            <text:p>27</text:p>
          </table:table-cell>
          <table:table-cell ns41:value-type="float" table:style-name="ce18" office:value="1862" office:value-type="float">
            <text:p>1862</text:p>
          </table:table-cell>
          <table:table-cell/>
          <table:table-cell table:style-name="ce33"/>
          <table:table-cell/>
          <table:table-cell ns41:value-type="float" table:style-name="ce27" office:value="1" office:value-type="float">
            <text:p>1</text:p>
          </table:table-cell>
          <table:table-cell/>
          <table:table-cell ns41:value-type="float" table:style-name="ce27" office:value="3" office:value-type="float">
            <text:p>3</text:p>
          </table:table-cell>
          <table:table-cell ns41:value-type="float" office:value="3" office:value-type="float">
            <text:p>3</text:p>
          </table:table-cell>
          <table:table-cell table:number-columns-repeated="2"/>
          <table:table-cell ns41:value-type="float" office:value="1" table:number-columns-repeated="6" office:value-type="float">
            <text:p>1</text:p>
          </table:table-cell>
          <table:table-cell ns41:value-type="float" office:value="3" table:number-columns-repeated="2" office:value-type="float">
            <text:p>3</text:p>
          </table:table-cell>
          <table:table-cell table:number-columns-repeated="2"/>
          <table:table-cell ns41:value-type="float" office:value="1" office:value-type="float">
            <text:p>1</text:p>
          </table:table-cell>
          <table:table-cell table:number-columns-repeated="7"/>
          <table:table-cell ns41:value-type="float" office:value="1" office:value-type="float">
            <text:p>1</text:p>
          </table:table-cell>
          <table:table-cell table:number-columns-repeated="5"/>
          <table:table-cell ns41:value-type="float" office:value="1" office:value-type="float">
            <text:p>1</text:p>
          </table:table-cell>
          <table:table-cell/>
          <table:table-cell ns41:value-type="float" office:value="1" office:value-type="float">
            <text:p>1</text:p>
          </table:table-cell>
          <table:table-cell table:number-columns-repeated="7"/>
          <table:table-cell ns41:value-type="float" office:value="2" office:value-type="float">
            <text:p>2</text:p>
          </table:table-cell>
          <table:table-cell/>
          <table:table-cell ns41:value-type="float" office:value="6" office:value-type="float">
            <text:p>6</text:p>
          </table:table-cell>
          <table:table-cell ns41:value-type="float" office:value="5" office:value-type="float">
            <text:p>5</text:p>
          </table:table-cell>
          <table:table-cell ns41:value-type="float" office:value="10" office:value-type="float">
            <text:p>10</text:p>
          </table:table-cell>
          <table:table-cell ns41:value-type="float" office:value="4" office:value-type="float">
            <text:p>4</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28" office:value-type="float">
            <text:p>28</text:p>
          </table:table-cell>
          <table:table-cell ns41:value-type="float" table:style-name="ce18" office:value="1861" office:value-type="float">
            <text:p>1861</text:p>
          </table:table-cell>
          <table:table-cell/>
          <table:table-cell table:style-name="ce33"/>
          <table:table-cell/>
          <table:table-cell ns41:value-type="float" table:style-name="ce27" office:value="2" office:value-type="float">
            <text:p>2</text:p>
          </table:table-cell>
          <table:table-cell ns41:value-type="float" office:value="2" office:value-type="float">
            <text:p>2</text:p>
          </table:table-cell>
          <table:table-cell ns41:value-type="float" office:value="2" table:style-name="ce27" table:number-columns-repeated="2" office:value-type="float">
            <text:p>2</text:p>
          </table:table-cell>
          <table:table-cell table:number-columns-repeated="4"/>
          <table:table-cell ns41:value-type="float" office:value="3" office:value-type="float">
            <text:p>3</text:p>
          </table:table-cell>
          <table:table-cell ns41:value-type="float" office:value="1" office:value-type="float">
            <text:p>1</text:p>
          </table:table-cell>
          <table:table-cell ns41:value-type="float" office:value="3" office:value-type="float">
            <text:p>3</text:p>
          </table:table-cell>
          <table:table-cell ns41:value-type="float" office:value="1" office:value-type="float">
            <text:p>1</text:p>
          </table:table-cell>
          <table:table-cell ns41:value-type="float" office:value="2" office:value-type="float">
            <text:p>2</text:p>
          </table:table-cell>
          <table:table-cell ns41:value-type="float" office:value="1" table:number-columns-repeated="4" office:value-type="float">
            <text:p>1</text:p>
          </table:table-cell>
          <table:table-cell/>
          <table:table-cell ns41:value-type="float" office:value="2" office:value-type="float">
            <text:p>2</text:p>
          </table:table-cell>
          <table:table-cell ns41:value-type="float" office:value="1" office:value-type="float">
            <text:p>1</text:p>
          </table:table-cell>
          <table:table-cell table:number-columns-repeated="2"/>
          <table:table-cell ns41:value-type="float" office:value="2" office:value-type="float">
            <text:p>2</text:p>
          </table:table-cell>
          <table:table-cell table:number-columns-repeated="7"/>
          <table:table-cell ns41:value-type="float" office:value="1" table:number-columns-repeated="2" office:value-type="float">
            <text:p>1</text:p>
          </table:table-cell>
          <table:table-cell table:number-columns-repeated="2"/>
          <table:table-cell ns41:value-type="float" office:value="1" office:value-type="float">
            <text:p>1</text:p>
          </table:table-cell>
          <table:table-cell table:number-columns-repeated="7"/>
          <table:table-cell ns41:value-type="float" office:value="12" office:value-type="float">
            <text:p>12</text:p>
          </table:table-cell>
          <table:table-cell ns41:value-type="float" office:value="6" office:value-type="float">
            <text:p>6</text:p>
          </table:table-cell>
          <table:table-cell ns41:value-type="float" office:value="8" office:value-type="float">
            <text:p>8</text:p>
          </table:table-cell>
          <table:table-cell ns41:value-type="float" office:value="4" office:value-type="float">
            <text:p>4</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29" office:value-type="float">
            <text:p>29</text:p>
          </table:table-cell>
          <table:table-cell ns41:value-type="float" table:style-name="ce18" office:value="1860" office:value-type="float">
            <text:p>1860</text:p>
          </table:table-cell>
          <table:table-cell/>
          <table:table-cell table:style-name="ce33"/>
          <table:table-cell/>
          <table:table-cell ns41:value-type="float" table:style-name="ce27" office:value="2" office:value-type="float">
            <text:p>2</text:p>
          </table:table-cell>
          <table:table-cell ns41:value-type="float" office:value="1" office:value-type="float">
            <text:p>1</text:p>
          </table:table-cell>
          <table:table-cell ns41:value-type="float" table:style-name="ce27" office:value="3" office:value-type="float">
            <text:p>3</text:p>
          </table:table-cell>
          <table:table-cell ns41:value-type="float" table:style-name="ce27" office:value="2" office:value-type="float">
            <text:p>2</text:p>
          </table:table-cell>
          <table:table-cell ns41:value-type="float" table:style-name="ce27" office:value="1" office:value-type="float">
            <text:p>1</text:p>
          </table:table-cell>
          <table:table-cell/>
          <table:table-cell ns41:value-type="float" office:value="3" table:number-columns-repeated="2" office:value-type="float">
            <text:p>3</text:p>
          </table:table-cell>
          <table:table-cell ns41:value-type="float" office:value="2" office:value-type="float">
            <text:p>2</text:p>
          </table:table-cell>
          <table:table-cell/>
          <table:table-cell ns41:value-type="float" office:value="3" office:value-type="float">
            <text:p>3</text:p>
          </table:table-cell>
          <table:table-cell ns41:value-type="float" office:value="2" office:value-type="float">
            <text:p>2</text:p>
          </table:table-cell>
          <table:table-cell ns41:value-type="float" office:value="1" table:number-columns-repeated="2" office:value-type="float">
            <text:p>1</text:p>
          </table:table-cell>
          <table:table-cell table:number-columns-repeated="14"/>
          <table:table-cell ns41:value-type="float" office:value="2" office:value-type="float">
            <text:p>2</text:p>
          </table:table-cell>
          <table:table-cell table:number-columns-repeated="3"/>
          <table:table-cell ns41:value-type="float" office:value="1" office:value-type="float">
            <text:p>1</text:p>
          </table:table-cell>
          <table:table-cell table:number-columns-repeated="9"/>
          <table:table-cell ns41:value-type="float" office:value="9" office:value-type="float">
            <text:p>9</text:p>
          </table:table-cell>
          <table:table-cell ns41:value-type="float" office:value="7" office:value-type="float">
            <text:p>7</text:p>
          </table:table-cell>
          <table:table-cell ns41:value-type="float" office:value="9" office:value-type="float">
            <text:p>9</text:p>
          </table:table-cell>
          <table:table-cell ns41:value-type="float" office:value="2" office:value-type="float">
            <text:p>2</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30" office:value-type="float">
            <text:p>30</text:p>
          </table:table-cell>
          <table:table-cell ns41:value-type="float" table:style-name="ce18" office:value="1859" office:value-type="float">
            <text:p>1859</text:p>
          </table:table-cell>
          <table:table-cell/>
          <table:table-cell ns41:value-type="float" table:style-name="ce33" office:value="1" office:value-type="float">
            <text:p>1</text:p>
          </table:table-cell>
          <table:table-cell table:number-columns-repeated="7"/>
          <table:table-cell ns41:value-type="float" office:value="2" table:number-columns-repeated="2" office:value-type="float">
            <text:p>2</text:p>
          </table:table-cell>
          <table:table-cell table:number-columns-repeated="2"/>
          <table:table-cell ns41:value-type="float" office:value="1" office:value-type="float">
            <text:p>1</text:p>
          </table:table-cell>
          <table:table-cell/>
          <table:table-cell ns41:value-type="float" office:value="1" office:value-type="float">
            <text:p>1</text:p>
          </table:table-cell>
          <table:table-cell/>
          <table:table-cell ns41:value-type="float" office:value="1" table:number-columns-repeated="2" office:value-type="float">
            <text:p>1</text:p>
          </table:table-cell>
          <table:table-cell table:number-columns-repeated="2"/>
          <table:table-cell ns41:value-type="float" office:value="1" office:value-type="float">
            <text:p>1</text:p>
          </table:table-cell>
          <table:table-cell table:number-columns-repeated="9"/>
          <table:table-cell ns41:value-type="float" office:value="1" office:value-type="float">
            <text:p>1</text:p>
          </table:table-cell>
          <table:table-cell/>
          <table:table-cell ns41:value-type="float" office:value="1" office:value-type="float">
            <text:p>1</text:p>
          </table:table-cell>
          <table:table-cell table:number-columns-repeated="11"/>
          <table:table-cell ns41:value-type="float" office:value="7" office:value-type="float">
            <text:p>7</text:p>
          </table:table-cell>
          <table:table-cell ns41:value-type="float" office:value="3" office:value-type="float">
            <text:p>3</text:p>
          </table:table-cell>
          <table:table-cell ns41:value-type="float" office:value="2" office:value-type="float">
            <text:p>2</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31" office:value-type="float">
            <text:p>31</text:p>
          </table:table-cell>
          <table:table-cell ns41:value-type="float" table:style-name="ce18" office:value="1858" office:value-type="float">
            <text:p>1858</text:p>
          </table:table-cell>
          <table:table-cell/>
          <table:table-cell ns41:value-type="float" table:style-name="ce33" office:value="1" office:value-type="float">
            <text:p>1</text:p>
          </table:table-cell>
          <table:table-cell ns41:value-type="float" office:value="1" table:style-name="ce27" table:number-columns-repeated="4" office:value-type="float">
            <text:p>1</text:p>
          </table:table-cell>
          <table:table-cell table:number-columns-repeated="5"/>
          <table:table-cell ns41:value-type="float" office:value="3" office:value-type="float">
            <text:p>3</text:p>
          </table:table-cell>
          <table:table-cell ns41:value-type="float" office:value="2" table:number-columns-repeated="2" office:value-type="float">
            <text:p>2</text:p>
          </table:table-cell>
          <table:table-cell ns41:value-type="float" office:value="1" office:value-type="float">
            <text:p>1</text:p>
          </table:table-cell>
          <table:table-cell table:number-columns-repeated="4"/>
          <table:table-cell ns41:value-type="float" office:value="1" office:value-type="float">
            <text:p>1</text:p>
          </table:table-cell>
          <table:table-cell table:number-columns-repeated="9"/>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1" office:value-type="float">
            <text:p>1</text:p>
          </table:table-cell>
          <table:table-cell table:number-columns-repeated="5"/>
          <table:table-cell ns41:value-type="float" office:value="1" office:value-type="float">
            <text:p>1</text:p>
          </table:table-cell>
          <table:table-cell table:number-columns-repeated="3"/>
          <table:table-cell ns41:value-type="float" office:value="7" office:value-type="float">
            <text:p>7</text:p>
          </table:table-cell>
          <table:table-cell ns41:value-type="float" office:value="2" office:value-type="float">
            <text:p>2</text:p>
          </table:table-cell>
          <table:table-cell ns41:value-type="float" office:value="6" office:value-type="float">
            <text:p>6</text:p>
          </table:table-cell>
          <table:table-cell ns41:value-type="float" office:value="3" office:value-type="float">
            <text:p>3</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32" office:value-type="float">
            <text:p>32</text:p>
          </table:table-cell>
          <table:table-cell ns41:value-type="float" table:style-name="ce18" office:value="1857" office:value-type="float">
            <text:p>1857</text:p>
          </table:table-cell>
          <table:table-cell/>
          <table:table-cell table:style-name="ce33"/>
          <table:table-cell table:number-columns-repeated="5"/>
          <table:table-cell ns41:value-type="float" office:value="1" office:value-type="float">
            <text:p>1</text:p>
          </table:table-cell>
          <table:table-cell/>
          <table:table-cell ns41:value-type="float" office:value="1" office:value-type="float">
            <text:p>1</text:p>
          </table:table-cell>
          <table:table-cell/>
          <table:table-cell ns41:value-type="float" office:value="2" office:value-type="float">
            <text:p>2</text:p>
          </table:table-cell>
          <table:table-cell ns41:value-type="float" office:value="1" table:number-columns-repeated="2" office:value-type="float">
            <text:p>1</text:p>
          </table:table-cell>
          <table:table-cell/>
          <table:table-cell ns41:value-type="float" office:value="3" office:value-type="float">
            <text:p>3</text:p>
          </table:table-cell>
          <table:table-cell ns41:value-type="float" office:value="1" office:value-type="float">
            <text:p>1</text:p>
          </table:table-cell>
          <table:table-cell table:number-columns-repeated="4"/>
          <table:table-cell ns41:value-type="float" office:value="2" office:value-type="float">
            <text:p>2</text:p>
          </table:table-cell>
          <table:table-cell ns41:value-type="float" office:value="1" office:value-type="float">
            <text:p>1</text:p>
          </table:table-cell>
          <table:table-cell table:number-columns-repeated="4"/>
          <table:table-cell ns41:value-type="float" office:value="1" office:value-type="float">
            <text:p>1</text:p>
          </table:table-cell>
          <table:table-cell table:number-columns-repeated="13"/>
          <table:table-cell ns41:value-type="float" office:value="1" office:value-type="float">
            <text:p>1</text:p>
          </table:table-cell>
          <table:table-cell/>
          <table:table-cell ns41:value-type="float" office:value="1" office:value-type="float">
            <text:p>1</text:p>
          </table:table-cell>
          <table:table-cell/>
          <table:table-cell ns41:value-type="float" office:value="5" office:value-type="float">
            <text:p>5</text:p>
          </table:table-cell>
          <table:table-cell ns41:value-type="float" office:value="1" office:value-type="float">
            <text:p>1</text:p>
          </table:table-cell>
          <table:table-cell ns41:value-type="float" office:value="8" office:value-type="float">
            <text:p>8</text:p>
          </table:table-cell>
          <table:table-cell ns41:value-type="float" office:value="3" office:value-type="float">
            <text:p>3</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33" office:value-type="float">
            <text:p>33</text:p>
          </table:table-cell>
          <table:table-cell ns41:value-type="float" table:style-name="ce18" office:value="1856" office:value-type="float">
            <text:p>1856</text:p>
          </table:table-cell>
          <table:table-cell/>
          <table:table-cell ns41:value-type="float" table:style-name="ce33" office:value="3" office:value-type="float">
            <text:p>3</text:p>
          </table:table-cell>
          <table:table-cell ns41:value-type="float" table:style-name="ce27" office:value="2" office:value-type="float">
            <text:p>2</text:p>
          </table:table-cell>
          <table:table-cell table:number-columns-repeated="2"/>
          <table:table-cell ns41:value-type="float" office:value="2" office:value-type="float">
            <text:p>2</text:p>
          </table:table-cell>
          <table:table-cell table:number-columns-repeated="3"/>
          <table:table-cell ns41:value-type="float" office:value="1" table:number-columns-repeated="4" office:value-type="float">
            <text:p>1</text:p>
          </table:table-cell>
          <table:table-cell ns41:value-type="float" office:value="2" office:value-type="float">
            <text:p>2</text:p>
          </table:table-cell>
          <table:table-cell ns41:value-type="float" office:value="1" office:value-type="float">
            <text:p>1</text:p>
          </table:table-cell>
          <table:table-cell ns41:value-type="float" office:value="3" office:value-type="float">
            <text:p>3</text:p>
          </table:table-cell>
          <table:table-cell ns41:value-type="float" office:value="2" office:value-type="float">
            <text:p>2</text:p>
          </table:table-cell>
          <table:table-cell ns41:value-type="float" office:value="1" office:value-type="float">
            <text:p>1</text:p>
          </table:table-cell>
          <table:table-cell table:number-columns-repeated="7"/>
          <table:table-cell ns41:value-type="float" office:value="1" office:value-type="float">
            <text:p>1</text:p>
          </table:table-cell>
          <table:table-cell table:number-columns-repeated="3"/>
          <table:table-cell ns41:value-type="float" office:value="1" office:value-type="float">
            <text:p>1</text:p>
          </table:table-cell>
          <table:table-cell table:number-columns-repeated="11"/>
          <table:table-cell ns41:value-type="float" office:value="1" office:value-type="float">
            <text:p>1</text:p>
          </table:table-cell>
          <table:table-cell/>
          <table:table-cell ns41:value-type="float" office:value="1" office:value-type="float">
            <text:p>1</text:p>
          </table:table-cell>
          <table:table-cell/>
          <table:table-cell ns41:value-type="float" office:value="12" office:value-type="float">
            <text:p>12</text:p>
          </table:table-cell>
          <table:table-cell ns41:value-type="float" office:value="4" office:value-type="float">
            <text:p>4</text:p>
          </table:table-cell>
          <table:table-cell ns41:value-type="float" office:value="5" office:value-type="float">
            <text:p>5</text:p>
          </table:table-cell>
          <table:table-cell ns41:value-type="float" office:value="3" office:value-type="float">
            <text:p>3</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34" office:value-type="float">
            <text:p>34</text:p>
          </table:table-cell>
          <table:table-cell ns41:value-type="float" table:style-name="ce18" office:value="1855" office:value-type="float">
            <text:p>1855</text:p>
          </table:table-cell>
          <table:table-cell/>
          <table:table-cell table:style-name="ce33"/>
          <table:table-cell/>
          <table:table-cell ns41:value-type="float" office:value="1" office:value-type="float">
            <text:p>1</text:p>
          </table:table-cell>
          <table:table-cell/>
          <table:table-cell ns41:value-type="float" office:value="2" office:value-type="float">
            <text:p>2</text:p>
          </table:table-cell>
          <table:table-cell ns41:value-type="float" office:value="1" office:value-type="float">
            <text:p>1</text:p>
          </table:table-cell>
          <table:table-cell table:number-columns-repeated="4"/>
          <table:table-cell ns41:value-type="float" office:value="1" office:value-type="float">
            <text:p>1</text:p>
          </table:table-cell>
          <table:table-cell/>
          <table:table-cell ns41:value-type="float" office:value="2" office:value-type="float">
            <text:p>2</text:p>
          </table:table-cell>
          <table:table-cell ns41:value-type="float" office:value="1" office:value-type="float">
            <text:p>1</text:p>
          </table:table-cell>
          <table:table-cell ns41:value-type="float" office:value="5" office:value-type="float">
            <text:p>5</text:p>
          </table:table-cell>
          <table:table-cell ns41:value-type="float" office:value="1" table:number-columns-repeated="2" office:value-type="float">
            <text:p>1</text:p>
          </table:table-cell>
          <table:table-cell table:number-columns-repeated="3"/>
          <table:table-cell ns41:value-type="float" office:value="2" table:number-columns-repeated="2" office:value-type="float">
            <text:p>2</text:p>
          </table:table-cell>
          <table:table-cell table:number-columns-repeated="6"/>
          <table:table-cell ns41:value-type="float" office:value="1" table:number-columns-repeated="3" office:value-type="float">
            <text:p>1</text:p>
          </table:table-cell>
          <table:table-cell table:number-columns-repeated="9"/>
          <table:table-cell ns41:value-type="float" office:value="1" office:value-type="float">
            <text:p>1</text:p>
          </table:table-cell>
          <table:table-cell table:number-columns-repeated="3"/>
          <table:table-cell ns41:value-type="float" office:value="9" office:value-type="float">
            <text:p>9</text:p>
          </table:table-cell>
          <table:table-cell ns41:value-type="float" office:value="5" office:value-type="float">
            <text:p>5</text:p>
          </table:table-cell>
          <table:table-cell ns41:value-type="float" office:value="8" office:value-type="float">
            <text:p>8</text:p>
          </table:table-cell>
          <table:table-cell ns41:value-type="float" office:value="1" office:value-type="float">
            <text:p>1</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35" office:value-type="float">
            <text:p>35</text:p>
          </table:table-cell>
          <table:table-cell ns41:value-type="float" table:style-name="ce18" office:value="1854" office:value-type="float">
            <text:p>1854</text:p>
          </table:table-cell>
          <table:table-cell/>
          <table:table-cell table:style-name="ce33"/>
          <table:table-cell table:number-columns-repeated="3"/>
          <table:table-cell ns41:value-type="float" office:value="2" office:value-type="float">
            <text:p>2</text:p>
          </table:table-cell>
          <table:table-cell/>
          <table:table-cell ns41:value-type="float" office:value="3" office:value-type="float">
            <text:p>3</text:p>
          </table:table-cell>
          <table:table-cell ns41:value-type="float" office:value="1" office:value-type="float">
            <text:p>1</text:p>
          </table:table-cell>
          <table:table-cell ns41:value-type="float" office:value="4" office:value-type="float">
            <text:p>4</text:p>
          </table:table-cell>
          <table:table-cell ns41:value-type="float" office:value="3" office:value-type="float">
            <text:p>3</text:p>
          </table:table-cell>
          <table:table-cell ns41:value-type="float" office:value="1" office:value-type="float">
            <text:p>1</text:p>
          </table:table-cell>
          <table:table-cell/>
          <table:table-cell ns41:value-type="float" office:value="1" office:value-type="float">
            <text:p>1</text:p>
          </table:table-cell>
          <table:table-cell/>
          <table:table-cell ns41:value-type="float" office:value="2" office:value-type="float">
            <text:p>2</text:p>
          </table:table-cell>
          <table:table-cell ns41:value-type="float" office:value="1" table:number-columns-repeated="2" office:value-type="float">
            <text:p>1</text:p>
          </table:table-cell>
          <table:table-cell table:number-columns-repeated="3"/>
          <table:table-cell ns41:value-type="float" office:value="1" office:value-type="float">
            <text:p>1</text:p>
          </table:table-cell>
          <table:table-cell/>
          <table:table-cell ns41:value-type="float" office:value="1" office:value-type="float">
            <text:p>1</text:p>
          </table:table-cell>
          <table:table-cell/>
          <table:table-cell ns41:value-type="float" office:value="1" table:number-columns-repeated="3" office:value-type="float">
            <text:p>1</text:p>
          </table:table-cell>
          <table:table-cell table:number-columns-repeated="3"/>
          <table:table-cell ns41:value-type="float" office:value="1" office:value-type="float">
            <text:p>1</text:p>
          </table:table-cell>
          <table:table-cell table:number-columns-repeated="9"/>
          <table:table-cell ns41:value-type="float" office:value="1" office:value-type="float">
            <text:p>1</text:p>
          </table:table-cell>
          <table:table-cell table:number-columns-repeated="3"/>
          <table:table-cell ns41:value-type="float" office:value="11" office:value-type="float">
            <text:p>11</text:p>
          </table:table-cell>
          <table:table-cell ns41:value-type="float" office:value="4" office:value-type="float">
            <text:p>4</text:p>
          </table:table-cell>
          <table:table-cell ns41:value-type="float" office:value="9" office:value-type="float">
            <text:p>9</text:p>
          </table:table-cell>
          <table:table-cell ns41:value-type="float" office:value="2" office:value-type="float">
            <text:p>2</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36" office:value-type="float">
            <text:p>36</text:p>
          </table:table-cell>
          <table:table-cell ns41:value-type="float" table:style-name="ce18" office:value="1853" office:value-type="float">
            <text:p>1853</text:p>
          </table:table-cell>
          <table:table-cell/>
          <table:table-cell ns41:value-type="float" table:style-name="ce33" office:value="1" office:value-type="float">
            <text:p>1</text:p>
          </table:table-cell>
          <table:table-cell ns41:value-type="float" table:style-name="ce27" office:value="1" office:value-type="float">
            <text:p>1</text:p>
          </table:table-cell>
          <table:table-cell table:number-columns-repeated="2"/>
          <table:table-cell ns41:value-type="float" office:value="1" table:number-columns-repeated="3" office:value-type="float">
            <text:p>1</text:p>
          </table:table-cell>
          <table:table-cell/>
          <table:table-cell ns41:value-type="float" office:value="1" office:value-type="float">
            <text:p>1</text:p>
          </table:table-cell>
          <table:table-cell/>
          <table:table-cell ns41:value-type="float" office:value="2" office:value-type="float">
            <text:p>2</text:p>
          </table:table-cell>
          <table:table-cell/>
          <table:table-cell ns41:value-type="float" office:value="4" office:value-type="float">
            <text:p>4</text:p>
          </table:table-cell>
          <table:table-cell ns41:value-type="float" office:value="2" office:value-type="float">
            <text:p>2</text:p>
          </table:table-cell>
          <table:table-cell ns41:value-type="float" office:value="1" office:value-type="float">
            <text:p>1</text:p>
          </table:table-cell>
          <table:table-cell/>
          <table:table-cell ns41:value-type="float" office:value="1" office:value-type="float">
            <text:p>1</text:p>
          </table:table-cell>
          <table:table-cell table:number-columns-repeated="3"/>
          <table:table-cell ns41:value-type="float" office:value="1" table:number-columns-repeated="2" office:value-type="float">
            <text:p>1</text:p>
          </table:table-cell>
          <table:table-cell table:number-columns-repeated="2"/>
          <table:table-cell ns41:value-type="float" office:value="1" office:value-type="float">
            <text:p>1</text:p>
          </table:table-cell>
          <table:table-cell table:number-columns-repeated="3"/>
          <table:table-cell ns41:value-type="float" office:value="1" office:value-type="float">
            <text:p>1</text:p>
          </table:table-cell>
          <table:table-cell table:number-columns-repeated="5"/>
          <table:table-cell ns41:value-type="float" office:value="1" office:value-type="float">
            <text:p>1</text:p>
          </table:table-cell>
          <table:table-cell table:number-columns-repeated="5"/>
          <table:table-cell ns41:value-type="float" office:value="1" office:value-type="float">
            <text:p>1</text:p>
          </table:table-cell>
          <table:table-cell/>
          <table:table-cell ns41:value-type="float" office:value="1" table:number-columns-repeated="2" office:value-type="float">
            <text:p>1</text:p>
          </table:table-cell>
          <table:table-cell ns41:value-type="float" office:value="12" office:value-type="float">
            <text:p>12</text:p>
          </table:table-cell>
          <table:table-cell ns41:value-type="float" office:value="5" office:value-type="float">
            <text:p>5</text:p>
          </table:table-cell>
          <table:table-cell ns41:value-type="float" office:value="6" office:value-type="float">
            <text:p>6</text:p>
          </table:table-cell>
          <table:table-cell ns41:value-type="float" office:value="1" office:value-type="float">
            <text:p>1</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37" office:value-type="float">
            <text:p>37</text:p>
          </table:table-cell>
          <table:table-cell ns41:value-type="float" table:style-name="ce18" office:value="1852" office:value-type="float">
            <text:p>1852</text:p>
          </table:table-cell>
          <table:table-cell/>
          <table:table-cell table:style-name="ce33"/>
          <table:table-cell/>
          <table:table-cell ns41:value-type="float" office:value="2" office:value-type="float">
            <text:p>2</text:p>
          </table:table-cell>
          <table:table-cell ns41:value-type="float" office:value="1" table:number-columns-repeated="2" office:value-type="float">
            <text:p>1</text:p>
          </table:table-cell>
          <table:table-cell/>
          <table:table-cell ns41:value-type="float" office:value="1" office:value-type="float">
            <text:p>1</text:p>
          </table:table-cell>
          <table:table-cell/>
          <table:table-cell ns41:value-type="float" office:value="4" office:value-type="float">
            <text:p>4</text:p>
          </table:table-cell>
          <table:table-cell ns41:value-type="float" office:value="1" office:value-type="float">
            <text:p>1</text:p>
          </table:table-cell>
          <table:table-cell ns41:value-type="float" office:value="2" office:value-type="float">
            <text:p>2</text:p>
          </table:table-cell>
          <table:table-cell ns41:value-type="float" office:value="1" office:value-type="float">
            <text:p>1</text:p>
          </table:table-cell>
          <table:table-cell ns41:value-type="float" office:value="5" office:value-type="float">
            <text:p>5</text:p>
          </table:table-cell>
          <table:table-cell ns41:value-type="float" office:value="3" table:number-columns-repeated="2" office:value-type="float">
            <text:p>3</text:p>
          </table:table-cell>
          <table:table-cell ns41:value-type="float" office:value="2" office:value-type="float">
            <text:p>2</text:p>
          </table:table-cell>
          <table:table-cell table:number-columns-repeated="4"/>
          <table:table-cell ns41:value-type="float" office:value="1" table:number-columns-repeated="2" office:value-type="float">
            <text:p>1</text:p>
          </table:table-cell>
          <table:table-cell table:number-columns-repeated="10"/>
          <table:table-cell ns41:value-type="float" office:value="2" office:value-type="float">
            <text:p>2</text:p>
          </table:table-cell>
          <table:table-cell/>
          <table:table-cell ns41:value-type="float" office:value="2" office:value-type="float">
            <text:p>2</text:p>
          </table:table-cell>
          <table:table-cell ns41:value-type="float" office:value="1" office:value-type="float">
            <text:p>1</text:p>
          </table:table-cell>
          <table:table-cell table:number-columns-repeated="4"/>
          <table:table-cell ns41:value-type="float" office:value="2" table:number-columns-repeated="2" office:value-type="float">
            <text:p>2</text:p>
          </table:table-cell>
          <table:table-cell table:number-columns-repeated="2"/>
          <table:table-cell ns41:value-type="float" office:value="15" office:value-type="float">
            <text:p>15</text:p>
          </table:table-cell>
          <table:table-cell ns41:value-type="float" office:value="7" office:value-type="float">
            <text:p>7</text:p>
          </table:table-cell>
          <table:table-cell ns41:value-type="float" office:value="10" office:value-type="float">
            <text:p>10</text:p>
          </table:table-cell>
          <table:table-cell ns41:value-type="float" office:value="5" office:value-type="float">
            <text:p>5</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38" office:value-type="float">
            <text:p>38</text:p>
          </table:table-cell>
          <table:table-cell ns41:value-type="float" table:style-name="ce18" office:value="1851" office:value-type="float">
            <text:p>1851</text:p>
          </table:table-cell>
          <table:table-cell/>
          <table:table-cell ns41:value-type="float" table:style-name="ce33" office:value="2" office:value-type="float">
            <text:p>2</text:p>
          </table:table-cell>
          <table:table-cell ns41:value-type="float" table:style-name="ce27" office:value="2" office:value-type="float">
            <text:p>2</text:p>
          </table:table-cell>
          <table:table-cell table:number-columns-repeated="6"/>
          <table:table-cell ns41:value-type="float" office:value="3" office:value-type="float">
            <text:p>3</text:p>
          </table:table-cell>
          <table:table-cell ns41:value-type="float" office:value="1" table:number-columns-repeated="3" office:value-type="float">
            <text:p>1</text:p>
          </table:table-cell>
          <table:table-cell ns41:value-type="float" office:value="4" office:value-type="float">
            <text:p>4</text:p>
          </table:table-cell>
          <table:table-cell ns41:value-type="float" office:value="1" office:value-type="float">
            <text:p>1</text:p>
          </table:table-cell>
          <table:table-cell table:number-columns-repeated="12"/>
          <table:table-cell ns41:value-type="float" office:value="1" office:value-type="float">
            <text:p>1</text:p>
          </table:table-cell>
          <table:table-cell table:number-columns-repeated="3"/>
          <table:table-cell ns41:value-type="float" office:value="1" office:value-type="float">
            <text:p>1</text:p>
          </table:table-cell>
          <table:table-cell table:number-columns-repeated="3"/>
          <table:table-cell ns41:value-type="float" office:value="1" office:value-type="float">
            <text:p>1</text:p>
          </table:table-cell>
          <table:table-cell table:number-columns-repeated="9"/>
          <table:table-cell ns41:value-type="float" office:value="9" office:value-type="float">
            <text:p>9</text:p>
          </table:table-cell>
          <table:table-cell ns41:value-type="float" office:value="4" table:number-columns-repeated="2" office:value-type="float">
            <text:p>4</text:p>
          </table:table-cell>
          <table:table-cell ns41:value-type="float" office:value="1" office:value-type="float">
            <text:p>1</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39" office:value-type="float">
            <text:p>39</text:p>
          </table:table-cell>
          <table:table-cell ns41:value-type="float" table:style-name="ce18" office:value="1850" office:value-type="float">
            <text:p>1850</text:p>
          </table:table-cell>
          <table:table-cell/>
          <table:table-cell ns41:value-type="float" table:style-name="ce33" office:value="1" office:value-type="float">
            <text:p>1</text:p>
          </table:table-cell>
          <table:table-cell ns41:value-type="float" office:value="1" table:style-name="ce27" table:number-columns-repeated="3" office:value-type="float">
            <text:p>1</text:p>
          </table:table-cell>
          <table:table-cell ns41:value-type="float" table:style-name="ce27" office:value="3" office:value-type="float">
            <text:p>3</text:p>
          </table:table-cell>
          <table:table-cell/>
          <table:table-cell ns41:value-type="float" office:value="1" table:number-columns-repeated="2" office:value-type="float">
            <text:p>1</text:p>
          </table:table-cell>
          <table:table-cell ns41:value-type="float" office:value="4" office:value-type="float">
            <text:p>4</text:p>
          </table:table-cell>
          <table:table-cell ns41:value-type="float" office:value="2" office:value-type="float">
            <text:p>2</text:p>
          </table:table-cell>
          <table:table-cell table:number-columns-repeated="2"/>
          <table:table-cell ns41:value-type="float" office:value="4" office:value-type="float">
            <text:p>4</text:p>
          </table:table-cell>
          <table:table-cell/>
          <table:table-cell ns41:value-type="float" office:value="4" office:value-type="float">
            <text:p>4</text:p>
          </table:table-cell>
          <table:table-cell table:number-columns-repeated="3"/>
          <table:table-cell ns41:value-type="float" office:value="1" office:value-type="float">
            <text:p>1</text:p>
          </table:table-cell>
          <table:table-cell table:number-columns-repeated="9"/>
          <table:table-cell ns41:value-type="float" office:value="1" office:value-type="float">
            <text:p>1</text:p>
          </table:table-cell>
          <table:table-cell/>
          <table:table-cell ns41:value-type="float" office:value="1" office:value-type="float">
            <text:p>1</text:p>
          </table:table-cell>
          <table:table-cell table:number-columns-repeated="9"/>
          <table:table-cell ns41:value-type="float" office:value="1" office:value-type="float">
            <text:p>1</text:p>
          </table:table-cell>
          <table:table-cell table:number-columns-repeated="3"/>
          <table:table-cell ns41:value-type="float" office:value="14" office:value-type="float">
            <text:p>14</text:p>
          </table:table-cell>
          <table:table-cell ns41:value-type="float" office:value="3" office:value-type="float">
            <text:p>3</text:p>
          </table:table-cell>
          <table:table-cell ns41:value-type="float" office:value="8" office:value-type="float">
            <text:p>8</text:p>
          </table:table-cell>
          <table:table-cell ns41:value-type="float" office:value="2" office:value-type="float">
            <text:p>2</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40" office:value-type="float">
            <text:p>40</text:p>
          </table:table-cell>
          <table:table-cell ns41:value-type="float" table:style-name="ce18" office:value="1849" office:value-type="float">
            <text:p>1849</text:p>
          </table:table-cell>
          <table:table-cell/>
          <table:table-cell ns41:value-type="float" table:style-name="ce33" office:value="1" office:value-type="float">
            <text:p>1</text:p>
          </table:table-cell>
          <table:table-cell table:number-columns-repeated="3"/>
          <table:table-cell ns41:value-type="float" table:style-name="ce27" office:value="2" office:value-type="float">
            <text:p>2</text:p>
          </table:table-cell>
          <table:table-cell ns41:value-type="float" office:value="1" office:value-type="float">
            <text:p>1</text:p>
          </table:table-cell>
          <table:table-cell table:number-columns-repeated="2"/>
          <table:table-cell ns41:value-type="float" office:value="1" office:value-type="float">
            <text:p>1</text:p>
          </table:table-cell>
          <table:table-cell/>
          <table:table-cell ns41:value-type="float" office:value="1" office:value-type="float">
            <text:p>1</text:p>
          </table:table-cell>
          <table:table-cell/>
          <table:table-cell ns41:value-type="float" office:value="1" table:number-columns-repeated="2" office:value-type="float">
            <text:p>1</text:p>
          </table:table-cell>
          <table:table-cell table:number-columns-repeated="6"/>
          <table:table-cell ns41:value-type="float" office:value="1" office:value-type="float">
            <text:p>1</text:p>
          </table:table-cell>
          <table:table-cell/>
          <table:table-cell ns41:value-type="float" office:value="1" office:value-type="float">
            <text:p>1</text:p>
          </table:table-cell>
          <table:table-cell/>
          <table:table-cell ns41:value-type="float" office:value="2" office:value-type="float">
            <text:p>2</text:p>
          </table:table-cell>
          <table:table-cell ns41:value-type="float" office:value="1" office:value-type="float">
            <text:p>1</text:p>
          </table:table-cell>
          <table:table-cell table:number-columns-repeated="2"/>
          <table:table-cell ns41:value-type="float" office:value="1" office:value-type="float">
            <text:p>1</text:p>
          </table:table-cell>
          <table:table-cell table:number-columns-repeated="3"/>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1" table:number-columns-repeated="2" office:value-type="float">
            <text:p>1</text:p>
          </table:table-cell>
          <table:table-cell table:number-columns-repeated="2"/>
          <table:table-cell ns41:value-type="float" office:value="2" office:value-type="float">
            <text:p>2</text:p>
          </table:table-cell>
          <table:table-cell/>
          <table:table-cell ns41:value-type="float" office:value="11" office:value-type="float">
            <text:p>11</text:p>
          </table:table-cell>
          <table:table-cell ns41:value-type="float" office:value="3" office:value-type="float">
            <text:p>3</text:p>
          </table:table-cell>
          <table:table-cell ns41:value-type="float" office:value="5" office:value-type="float">
            <text:p>5</text:p>
          </table:table-cell>
          <table:table-cell ns41:value-type="float" office:value="1" office:value-type="float">
            <text:p>1</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41" office:value-type="float">
            <text:p>41</text:p>
          </table:table-cell>
          <table:table-cell ns41:value-type="float" table:style-name="ce18" office:value="1848" office:value-type="float">
            <text:p>1848</text:p>
          </table:table-cell>
          <table:table-cell/>
          <table:table-cell table:style-name="ce33"/>
          <table:table-cell table:number-columns-repeated="3"/>
          <table:table-cell ns41:value-type="float" table:style-name="ce27" office:value="2" office:value-type="float">
            <text:p>2</text:p>
          </table:table-cell>
          <table:table-cell table:number-columns-repeated="3"/>
          <table:table-cell ns41:value-type="float" office:value="3" office:value-type="float">
            <text:p>3</text:p>
          </table:table-cell>
          <table:table-cell ns41:value-type="float" office:value="1" office:value-type="float">
            <text:p>1</text:p>
          </table:table-cell>
          <table:table-cell ns41:value-type="float" office:value="3" office:value-type="float">
            <text:p>3</text:p>
          </table:table-cell>
          <table:table-cell ns41:value-type="float" office:value="2" table:number-columns-repeated="2" office:value-type="float">
            <text:p>2</text:p>
          </table:table-cell>
          <table:table-cell table:number-columns-repeated="3"/>
          <table:table-cell ns41:value-type="float" office:value="1" table:number-columns-repeated="3" office:value-type="float">
            <text:p>1</text:p>
          </table:table-cell>
          <table:table-cell/>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1" office:value-type="float">
            <text:p>1</text:p>
          </table:table-cell>
          <table:table-cell table:number-columns-repeated="5"/>
          <table:table-cell ns41:value-type="float" office:value="2" office:value-type="float">
            <text:p>2</text:p>
          </table:table-cell>
          <table:table-cell ns41:value-type="float" office:value="1" office:value-type="float">
            <text:p>1</text:p>
          </table:table-cell>
          <table:table-cell ns41:value-type="float" office:value="2" office:value-type="float">
            <text:p>2</text:p>
          </table:table-cell>
          <table:table-cell table:number-columns-repeated="7"/>
          <table:table-cell ns41:value-type="float" office:value="1" office:value-type="float">
            <text:p>1</text:p>
          </table:table-cell>
          <table:table-cell/>
          <table:table-cell ns41:value-type="float" office:value="12" office:value-type="float">
            <text:p>12</text:p>
          </table:table-cell>
          <table:table-cell ns41:value-type="float" office:value="3" office:value-type="float">
            <text:p>3</text:p>
          </table:table-cell>
          <table:table-cell ns41:value-type="float" office:value="8" office:value-type="float">
            <text:p>8</text:p>
          </table:table-cell>
          <table:table-cell ns41:value-type="float" office:value="2" office:value-type="float">
            <text:p>2</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42" office:value-type="float">
            <text:p>42</text:p>
          </table:table-cell>
          <table:table-cell ns41:value-type="float" table:style-name="ce18" office:value="1847" office:value-type="float">
            <text:p>1847</text:p>
          </table:table-cell>
          <table:table-cell/>
          <table:table-cell ns41:value-type="float" table:style-name="ce33" office:value="1" office:value-type="float">
            <text:p>1</text:p>
          </table:table-cell>
          <table:table-cell ns41:value-type="float" table:style-name="ce27" office:value="1" office:value-type="float">
            <text:p>1</text:p>
          </table:table-cell>
          <table:table-cell table:number-columns-repeated="2"/>
          <table:table-cell ns41:value-type="float" table:style-name="ce27" office:value="2" office:value-type="float">
            <text:p>2</text:p>
          </table:table-cell>
          <table:table-cell/>
          <table:table-cell ns41:value-type="float" office:value="1" office:value-type="float">
            <text:p>1</text:p>
          </table:table-cell>
          <table:table-cell table:number-columns-repeated="3"/>
          <table:table-cell ns41:value-type="float" office:value="6" office:value-type="float">
            <text:p>6</text:p>
          </table:table-cell>
          <table:table-cell ns41:value-type="float" office:value="3" office:value-type="float">
            <text:p>3</text:p>
          </table:table-cell>
          <table:table-cell ns41:value-type="float" office:value="1" office:value-type="float">
            <text:p>1</text:p>
          </table:table-cell>
          <table:table-cell/>
          <table:table-cell ns41:value-type="float" office:value="3" office:value-type="float">
            <office:annotation draw:style-name="gr1" svg:height="1.959cm" draw:caption-point-y="0.274cm" svg:width="3.583cm" svg:x="15.949cm" draw:caption-point-x="-0.43cm" svg:y="24.62cm" draw:text-style-name="P1">
              <dc:creator>CDM</dc:creator>
              <dc:date>2014-12-12T00:00:00</dc:date>
              <text:p text:style-name="P1"><text:span text:style-name="T2">Tom Vreugdenhil:</text:span></text:p>
              <text:p text:style-name="P1"><text:span text:style-name="T3">Staat niet in de cel, wel de noot "2". </text:span></text:p>
            </office:annotation>
            <text:p>3</text:p>
          </table:table-cell>
          <table:table-cell ns41:value-type="float" office:value="2" office:value-type="float">
            <text:p>2</text:p>
          </table:table-cell>
          <table:table-cell table:number-columns-repeated="4"/>
          <table:table-cell ns41:value-type="float" office:value="1" office:value-type="float">
            <text:p>1</text:p>
          </table:table-cell>
          <table:table-cell table:number-columns-repeated="9"/>
          <table:table-cell ns41:value-type="float" office:value="1" table:number-columns-repeated="2" office:value-type="float">
            <text:p>1</text:p>
          </table:table-cell>
          <table:table-cell table:number-columns-repeated="8"/>
          <table:table-cell ns41:value-type="float" office:value="2" office:value-type="float">
            <text:p>2</text:p>
          </table:table-cell>
          <table:table-cell table:number-columns-repeated="3"/>
          <table:table-cell ns41:value-type="float" office:value="7" office:value-type="float">
            <text:p>7</text:p>
          </table:table-cell>
          <table:table-cell ns41:value-type="float" office:value="1" office:value-type="float">
            <text:p>1</text:p>
          </table:table-cell>
          <table:table-cell ns41:value-type="float" office:value="11" office:value-type="float">
            <text:p>11</text:p>
          </table:table-cell>
          <table:table-cell ns41:value-type="float" office:value="6" office:value-type="float">
            <text:p>6</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43" office:value-type="float">
            <text:p>43</text:p>
          </table:table-cell>
          <table:table-cell ns41:value-type="float" table:style-name="ce18" office:value="1846" office:value-type="float">
            <text:p>1846</text:p>
          </table:table-cell>
          <table:table-cell/>
          <table:table-cell ns41:value-type="float" table:style-name="ce33" office:value="2" office:value-type="float">
            <text:p>2</text:p>
          </table:table-cell>
          <table:table-cell ns41:value-type="float" table:style-name="ce27" office:value="2" office:value-type="float">
            <text:p>2</text:p>
          </table:table-cell>
          <table:table-cell table:number-columns-repeated="2"/>
          <table:table-cell ns41:value-type="float" office:value="2" table:style-name="ce27" table:number-columns-repeated="2" office:value-type="float">
            <text:p>2</text:p>
          </table:table-cell>
          <table:table-cell ns41:value-type="float" table:style-name="ce27" office:value="1" office:value-type="float">
            <text:p>1</text:p>
          </table:table-cell>
          <table:table-cell/>
          <table:table-cell ns41:value-type="float" office:value="2" table:number-columns-repeated="5" office:value-type="float">
            <text:p>2</text:p>
          </table:table-cell>
          <table:table-cell ns41:value-type="float" office:value="1" office:value-type="float">
            <text:p>1</text:p>
          </table:table-cell>
          <table:table-cell ns41:value-type="float" office:value="2" office:value-type="float">
            <text:p>2</text:p>
          </table:table-cell>
          <table:table-cell ns41:value-type="float" office:value="1" office:value-type="float">
            <text:p>1</text:p>
          </table:table-cell>
          <table:table-cell table:number-columns-repeated="6"/>
          <table:table-cell ns41:value-type="float" office:value="1" office:value-type="float">
            <text:p>1</text:p>
          </table:table-cell>
          <table:table-cell table:number-columns-repeated="3"/>
          <table:table-cell ns41:value-type="float" office:value="1" table:number-columns-repeated="2" office:value-type="float">
            <text:p>1</text:p>
          </table:table-cell>
          <table:table-cell ns41:value-type="float" office:value="2" office:value-type="float">
            <text:p>2</text:p>
          </table:table-cell>
          <table:table-cell table:number-columns-repeated="3"/>
          <table:table-cell ns41:value-type="float" office:value="1" office:value-type="float">
            <text:p>1</text:p>
          </table:table-cell>
          <table:table-cell/>
          <table:table-cell ns41:value-type="float" office:value="2" office:value-type="float">
            <text:p>2</text:p>
          </table:table-cell>
          <table:table-cell table:number-columns-repeated="7"/>
          <table:table-cell ns41:value-type="float" office:value="2" office:value-type="float">
            <text:p>2</text:p>
          </table:table-cell>
          <table:table-cell/>
          <table:table-cell ns41:value-type="float" office:value="11" office:value-type="float">
            <text:p>11</text:p>
          </table:table-cell>
          <table:table-cell ns41:value-type="float" office:value="7" office:value-type="float">
            <text:p>7</text:p>
          </table:table-cell>
          <table:table-cell ns41:value-type="float" office:value="11" office:value-type="float">
            <text:p>11</text:p>
          </table:table-cell>
          <table:table-cell ns41:value-type="float" office:value="4" office:value-type="float">
            <text:p>4</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44" office:value-type="float">
            <text:p>44</text:p>
          </table:table-cell>
          <table:table-cell ns41:value-type="float" table:style-name="ce18" office:value="1845" office:value-type="float">
            <text:p>1845</text:p>
          </table:table-cell>
          <table:table-cell/>
          <table:table-cell ns41:value-type="float" table:style-name="ce33" office:value="1" office:value-type="float">
            <text:p>1</text:p>
          </table:table-cell>
          <table:table-cell/>
          <table:table-cell ns41:value-type="float" office:value="1" office:value-type="float">
            <text:p>1</text:p>
          </table:table-cell>
          <table:table-cell/>
          <table:table-cell ns41:value-type="float" table:style-name="ce27" office:value="2" office:value-type="float">
            <text:p>2</text:p>
          </table:table-cell>
          <table:table-cell table:number-columns-repeated="5"/>
          <table:table-cell ns41:value-type="float" office:value="1" office:value-type="float">
            <text:p>1</text:p>
          </table:table-cell>
          <table:table-cell/>
          <table:table-cell ns41:value-type="float" office:value="3" office:value-type="float">
            <text:p>3</text:p>
          </table:table-cell>
          <table:table-cell/>
          <table:table-cell ns41:value-type="float" office:value="4" office:value-type="float">
            <text:p>4</text:p>
          </table:table-cell>
          <table:table-cell ns41:value-type="float" office:value="1" table:number-columns-repeated="2" office:value-type="float">
            <text:p>1</text:p>
          </table:table-cell>
          <table:table-cell table:number-columns-repeated="3"/>
          <table:table-cell ns41:value-type="float" office:value="2" office:value-type="float">
            <text:p>2</text:p>
          </table:table-cell>
          <table:table-cell table:number-columns-repeated="5"/>
          <table:table-cell ns41:value-type="float" office:value="1" office:value-type="float">
            <text:p>1</text:p>
          </table:table-cell>
          <table:table-cell/>
          <table:table-cell ns41:value-type="float" office:value="1" office:value-type="float">
            <text:p>1</text:p>
          </table:table-cell>
          <table:table-cell table:number-columns-repeated="3"/>
          <table:table-cell ns41:value-type="float" office:value="1" office:value-type="float">
            <text:p>1</text:p>
          </table:table-cell>
          <table:table-cell table:number-columns-repeated="9"/>
          <table:table-cell ns41:value-type="float" office:value="3" office:value-type="float">
            <text:p>3</text:p>
          </table:table-cell>
          <table:table-cell ns41:value-type="float" office:value="1" office:value-type="float">
            <text:p>1</text:p>
          </table:table-cell>
          <table:table-cell ns41:value-type="float" office:value="11" office:value-type="float">
            <text:p>11</text:p>
          </table:table-cell>
          <table:table-cell/>
          <table:table-cell ns41:value-type="float" office:value="10" office:value-type="float">
            <text:p>10</text:p>
          </table:table-cell>
          <table:table-cell ns41:value-type="float" office:value="2" office:value-type="float">
            <text:p>2</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45" office:value-type="float">
            <text:p>45</text:p>
          </table:table-cell>
          <table:table-cell ns41:value-type="float" table:style-name="ce18" office:value="1844" office:value-type="float">
            <text:p>1844</text:p>
          </table:table-cell>
          <table:table-cell/>
          <table:table-cell ns41:value-type="float" table:style-name="ce33" office:value="2" office:value-type="float">
            <text:p>2</text:p>
          </table:table-cell>
          <table:table-cell/>
          <table:table-cell ns41:value-type="float" office:value="1" office:value-type="float">
            <text:p>1</text:p>
          </table:table-cell>
          <table:table-cell table:number-columns-repeated="3"/>
          <table:table-cell ns41:value-type="float" office:value="4" office:value-type="float">
            <text:p>4</text:p>
          </table:table-cell>
          <table:table-cell ns41:value-type="float" office:value="1" office:value-type="float">
            <text:p>1</text:p>
          </table:table-cell>
          <table:table-cell ns41:value-type="float" office:value="5" office:value-type="float">
            <text:p>5</text:p>
          </table:table-cell>
          <table:table-cell ns41:value-type="float" office:value="1" office:value-type="float">
            <text:p>1</text:p>
          </table:table-cell>
          <table:table-cell ns41:value-type="float" office:value="2" office:value-type="float">
            <text:p>2</text:p>
          </table:table-cell>
          <table:table-cell/>
          <table:table-cell ns41:value-type="float" office:value="3" office:value-type="float">
            <text:p>3</text:p>
          </table:table-cell>
          <table:table-cell ns41:value-type="float" office:value="1" office:value-type="float">
            <text:p>1</text:p>
          </table:table-cell>
          <table:table-cell ns41:value-type="float" office:value="2" office:value-type="float">
            <text:p>2</text:p>
          </table:table-cell>
          <table:table-cell ns41:value-type="float" office:value="1" table:number-columns-repeated="2" office:value-type="float">
            <text:p>1</text:p>
          </table:table-cell>
          <table:table-cell/>
          <table:table-cell ns41:value-type="float" office:value="1" office:value-type="float">
            <text:p>1</text:p>
          </table:table-cell>
          <table:table-cell/>
          <table:table-cell ns41:value-type="float" office:value="2" office:value-type="float">
            <text:p>2</text:p>
          </table:table-cell>
          <table:table-cell ns41:value-type="float" office:value="1" table:number-columns-repeated="2" office:value-type="float">
            <text:p>1</text:p>
          </table:table-cell>
          <table:table-cell/>
          <table:table-cell ns41:value-type="float" office:value="2" office:value-type="float">
            <text:p>2</text:p>
          </table:table-cell>
          <table:table-cell table:number-columns-repeated="3"/>
          <table:table-cell ns41:value-type="float" office:value="2" office:value-type="float">
            <text:p>2</text:p>
          </table:table-cell>
          <table:table-cell ns41:value-type="float" office:value="1" office:value-type="float">
            <text:p>1</text:p>
          </table:table-cell>
          <table:table-cell table:number-columns-repeated="10"/>
          <table:table-cell ns41:value-type="float" office:value="1" office:value-type="float">
            <text:p>1</text:p>
          </table:table-cell>
          <table:table-cell table:number-columns-repeated="3"/>
          <table:table-cell ns41:value-type="float" office:value="18" office:value-type="float">
            <text:p>18</text:p>
          </table:table-cell>
          <table:table-cell ns41:value-type="float" office:value="4" office:value-type="float">
            <text:p>4</text:p>
          </table:table-cell>
          <table:table-cell ns41:value-type="float" office:value="11" office:value-type="float">
            <text:p>11</text:p>
          </table:table-cell>
          <table:table-cell ns41:value-type="float" office:value="2" office:value-type="float">
            <text:p>2</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46" office:value-type="float">
            <text:p>46</text:p>
          </table:table-cell>
          <table:table-cell ns41:value-type="float" table:style-name="ce18" office:value="1843" office:value-type="float">
            <text:p>1843</text:p>
          </table:table-cell>
          <table:table-cell/>
          <table:table-cell table:style-name="ce33"/>
          <table:table-cell/>
          <table:table-cell ns41:value-type="float" office:value="1" office:value-type="float">
            <text:p>1</text:p>
          </table:table-cell>
          <table:table-cell table:number-columns-repeated="5"/>
          <table:table-cell ns41:value-type="float" office:value="3" office:value-type="float">
            <text:p>3</text:p>
          </table:table-cell>
          <table:table-cell/>
          <table:table-cell ns41:value-type="float" office:value="3" office:value-type="float">
            <text:p>3</text:p>
          </table:table-cell>
          <table:table-cell ns41:value-type="float" office:value="1" office:value-type="float">
            <text:p>1</text:p>
          </table:table-cell>
          <table:table-cell ns41:value-type="float" office:value="5" office:value-type="float">
            <text:p>5</text:p>
          </table:table-cell>
          <table:table-cell/>
          <table:table-cell ns41:value-type="float" office:value="3" office:value-type="float">
            <text:p>3</text:p>
          </table:table-cell>
          <table:table-cell ns41:value-type="float" office:value="2" office:value-type="float">
            <text:p>2</text:p>
          </table:table-cell>
          <table:table-cell table:number-columns-repeated="2"/>
          <table:table-cell ns41:value-type="float" office:value="1" table:number-columns-repeated="2" office:value-type="float">
            <text:p>1</text:p>
          </table:table-cell>
          <table:table-cell ns41:value-type="float" office:value="2" office:value-type="float">
            <text:p>2</text:p>
          </table:table-cell>
          <table:table-cell table:number-columns-repeated="5"/>
          <table:table-cell ns41:value-type="float" office:value="1" office:value-type="float">
            <text:p>1</text:p>
          </table:table-cell>
          <table:table-cell/>
          <table:table-cell ns41:value-type="float" office:value="2" office:value-type="float">
            <text:p>2</text:p>
          </table:table-cell>
          <table:table-cell/>
          <table:table-cell ns41:value-type="float" office:value="1" office:value-type="float">
            <text:p>1</text:p>
          </table:table-cell>
          <table:table-cell/>
          <table:table-cell ns41:value-type="float" office:value="2" office:value-type="float">
            <text:p>2</text:p>
          </table:table-cell>
          <table:table-cell table:number-columns-repeated="7"/>
          <table:table-cell ns41:value-type="float" office:value="1" office:value-type="float">
            <text:p>1</text:p>
          </table:table-cell>
          <table:table-cell/>
          <table:table-cell ns41:value-type="float" office:value="1" office:value-type="float">
            <text:p>1</text:p>
          </table:table-cell>
          <table:table-cell/>
          <table:table-cell ns41:value-type="float" office:value="15" office:value-type="float">
            <text:p>15</text:p>
          </table:table-cell>
          <table:table-cell/>
          <table:table-cell ns41:value-type="float" office:value="11" office:value-type="float">
            <text:p>11</text:p>
          </table:table-cell>
          <table:table-cell ns41:value-type="float" office:value="4" office:value-type="float">
            <text:p>4</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47" office:value-type="float">
            <text:p>47</text:p>
          </table:table-cell>
          <table:table-cell ns41:value-type="float" table:style-name="ce18" office:value="1842" office:value-type="float">
            <text:p>1842</text:p>
          </table:table-cell>
          <table:table-cell/>
          <table:table-cell ns41:value-type="float" table:style-name="ce33" office:value="1" office:value-type="float">
            <text:p>1</text:p>
          </table:table-cell>
          <table:table-cell table:number-columns-repeated="3"/>
          <table:table-cell ns41:value-type="float" office:value="1" office:value-type="float">
            <text:p>1</text:p>
          </table:table-cell>
          <table:table-cell/>
          <table:table-cell ns41:value-type="float" office:value="2" office:value-type="float">
            <text:p>2</text:p>
          </table:table-cell>
          <table:table-cell/>
          <table:table-cell ns41:value-type="float" office:value="2" office:value-type="float">
            <text:p>2</text:p>
          </table:table-cell>
          <table:table-cell ns41:value-type="float" office:value="1" office:value-type="float">
            <text:p>1</text:p>
          </table:table-cell>
          <table:table-cell ns41:value-type="float" office:value="2" office:value-type="float">
            <text:p>2</text:p>
          </table:table-cell>
          <table:table-cell/>
          <table:table-cell ns41:value-type="float" office:value="6" office:value-type="float">
            <text:p>6</text:p>
          </table:table-cell>
          <table:table-cell ns41:value-type="float" office:value="1" office:value-type="float">
            <text:p>1</text:p>
          </table:table-cell>
          <table:table-cell ns41:value-type="float" office:value="2" office:value-type="float">
            <text:p>2</text:p>
          </table:table-cell>
          <table:table-cell ns41:value-type="float" office:value="1" office:value-type="float">
            <text:p>1</text:p>
          </table:table-cell>
          <table:table-cell table:number-columns-repeated="12"/>
          <table:table-cell ns41:value-type="float" office:value="2" office:value-type="float">
            <text:p>2</text:p>
          </table:table-cell>
          <table:table-cell/>
          <table:table-cell ns41:value-type="float" office:value="1" office:value-type="float">
            <text:p>1</text:p>
          </table:table-cell>
          <table:table-cell/>
          <table:table-cell ns41:value-type="float" office:value="1" office:value-type="float">
            <text:p>1</text:p>
          </table:table-cell>
          <table:table-cell table:number-columns-repeated="7"/>
          <table:table-cell ns41:value-type="float" office:value="1" office:value-type="float">
            <text:p>1</text:p>
          </table:table-cell>
          <table:table-cell table:number-columns-repeated="3"/>
          <table:table-cell ns41:value-type="float" office:value="14" office:value-type="float">
            <text:p>14</text:p>
          </table:table-cell>
          <table:table-cell ns41:value-type="float" office:value="2" office:value-type="float">
            <text:p>2</text:p>
          </table:table-cell>
          <table:table-cell ns41:value-type="float" office:value="7" office:value-type="float">
            <text:p>7</text:p>
          </table:table-cell>
          <table:table-cell ns41:value-type="float" office:value="1" office:value-type="float">
            <text:p>1</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48" office:value-type="float">
            <text:p>48</text:p>
          </table:table-cell>
          <table:table-cell ns41:value-type="float" table:style-name="ce18" office:value="1841" office:value-type="float">
            <text:p>1841</text:p>
          </table:table-cell>
          <table:table-cell/>
          <table:table-cell ns41:value-type="float" table:style-name="ce33" office:value="1" office:value-type="float">
            <text:p>1</text:p>
          </table:table-cell>
          <table:table-cell table:number-columns-repeated="3"/>
          <table:table-cell ns41:value-type="float" office:value="2" office:value-type="float">
            <text:p>2</text:p>
          </table:table-cell>
          <table:table-cell/>
          <table:table-cell ns41:value-type="float" office:value="1" office:value-type="float">
            <text:p>1</text:p>
          </table:table-cell>
          <table:table-cell/>
          <table:table-cell ns41:value-type="float" office:value="2" office:value-type="float">
            <text:p>2</text:p>
          </table:table-cell>
          <table:table-cell ns41:value-type="float" office:value="1" table:number-columns-repeated="2" office:value-type="float">
            <text:p>1</text:p>
          </table:table-cell>
          <table:table-cell/>
          <table:table-cell ns41:value-type="float" office:value="3" office:value-type="float">
            <text:p>3</text:p>
          </table:table-cell>
          <table:table-cell ns41:value-type="float" office:value="1" office:value-type="float">
            <text:p>1</text:p>
          </table:table-cell>
          <table:table-cell ns41:value-type="float" office:value="3" office:value-type="float">
            <text:p>3</text:p>
          </table:table-cell>
          <table:table-cell/>
          <table:table-cell ns41:value-type="float" office:value="1" office:value-type="float">
            <text:p>1</text:p>
          </table:table-cell>
          <table:table-cell/>
          <table:table-cell ns41:value-type="float" office:value="1" office:value-type="float">
            <text:p>1</text:p>
          </table:table-cell>
          <table:table-cell table:number-columns-repeated="7"/>
          <table:table-cell ns41:value-type="float" office:value="1" office:value-type="float">
            <text:p>1</text:p>
          </table:table-cell>
          <table:table-cell table:number-columns-repeated="17"/>
          <table:table-cell ns41:value-type="float" office:value="9" office:value-type="float">
            <text:p>9</text:p>
          </table:table-cell>
          <table:table-cell ns41:value-type="float" office:value="2" office:value-type="float">
            <text:p>2</text:p>
          </table:table-cell>
          <table:table-cell ns41:value-type="float" office:value="7" office:value-type="float">
            <text:p>7</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49" office:value-type="float">
            <text:p>49</text:p>
          </table:table-cell>
          <table:table-cell ns41:value-type="float" table:style-name="ce18" office:value="1840" office:value-type="float">
            <text:p>1840</text:p>
          </table:table-cell>
          <table:table-cell/>
          <table:table-cell ns41:value-type="float" table:style-name="ce33" office:value="1" office:value-type="float">
            <text:p>1</text:p>
          </table:table-cell>
          <table:table-cell table:number-columns-repeated="3"/>
          <table:table-cell ns41:value-type="float" office:value="4" office:value-type="float">
            <text:p>4</text:p>
          </table:table-cell>
          <table:table-cell/>
          <table:table-cell ns41:value-type="float" office:value="2" office:value-type="float">
            <text:p>2</text:p>
          </table:table-cell>
          <table:table-cell/>
          <table:table-cell ns41:value-type="float" office:value="4" office:value-type="float">
            <text:p>4</text:p>
          </table:table-cell>
          <table:table-cell/>
          <table:table-cell ns41:value-type="float" office:value="1" table:number-columns-repeated="2" office:value-type="float">
            <text:p>1</text:p>
          </table:table-cell>
          <table:table-cell ns41:value-type="float" office:value="4" office:value-type="float">
            <text:p>4</text:p>
          </table:table-cell>
          <table:table-cell/>
          <table:table-cell ns41:value-type="float" office:value="5" office:value-type="float">
            <text:p>5</text:p>
          </table:table-cell>
          <table:table-cell/>
          <table:table-cell ns41:value-type="float" office:value="1" table:number-columns-repeated="2" office:value-type="float">
            <text:p>1</text:p>
          </table:table-cell>
          <table:table-cell table:number-columns-repeated="2"/>
          <table:table-cell ns41:value-type="float" office:value="1" table:number-columns-repeated="3" office:value-type="float">
            <text:p>1</text:p>
          </table:table-cell>
          <table:table-cell/>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1" office:value-type="float">
            <text:p>1</text:p>
          </table:table-cell>
          <table:table-cell/>
          <table:table-cell ns41:value-type="float" office:value="1" office:value-type="float">
            <text:p>1</text:p>
          </table:table-cell>
          <table:table-cell/>
          <table:table-cell ns41:value-type="float" office:value="1" office:value-type="float">
            <text:p>1</text:p>
          </table:table-cell>
          <table:table-cell/>
          <table:table-cell ns41:value-type="float" office:value="1" office:value-type="float">
            <text:p>1</text:p>
          </table:table-cell>
          <table:table-cell table:number-columns-repeated="3"/>
          <table:table-cell ns41:value-type="float" office:value="2" office:value-type="float">
            <text:p>2</text:p>
          </table:table-cell>
          <table:table-cell table:number-columns-repeated="3"/>
          <table:table-cell ns41:value-type="float" office:value="21" office:value-type="float">
            <text:p>21</text:p>
          </table:table-cell>
          <table:table-cell ns41:value-type="float" office:value="2" office:value-type="float">
            <text:p>2</text:p>
          </table:table-cell>
          <table:table-cell ns41:value-type="float" office:value="11" office:value-type="float">
            <text:p>11</text:p>
          </table:table-cell>
          <table:table-cell ns41:value-type="float" office:value="1" office:value-type="float">
            <text:p>1</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50" office:value-type="float">
            <text:p>50</text:p>
          </table:table-cell>
          <table:table-cell ns41:value-type="float" table:style-name="ce18" office:value="1839" office:value-type="float">
            <text:p>1839</text:p>
          </table:table-cell>
          <table:table-cell/>
          <table:table-cell ns41:value-type="float" table:style-name="ce33" office:value="1" office:value-type="float">
            <text:p>1</text:p>
          </table:table-cell>
          <table:table-cell/>
          <table:table-cell ns41:value-type="float" office:value="1" office:value-type="float">
            <text:p>1</text:p>
          </table:table-cell>
          <table:table-cell/>
          <table:table-cell ns41:value-type="float" office:value="2" office:value-type="float">
            <text:p>2</text:p>
          </table:table-cell>
          <table:table-cell table:number-columns-repeated="3"/>
          <table:table-cell ns41:value-type="float" office:value="3" office:value-type="float">
            <text:p>3</text:p>
          </table:table-cell>
          <table:table-cell/>
          <table:table-cell ns41:value-type="float" office:value="6" office:value-type="float">
            <text:p>6</text:p>
          </table:table-cell>
          <table:table-cell ns41:value-type="float" office:value="2" office:value-type="float">
            <text:p>2</text:p>
          </table:table-cell>
          <table:table-cell ns41:value-type="float" office:value="3" office:value-type="float">
            <text:p>3</text:p>
          </table:table-cell>
          <table:table-cell/>
          <table:table-cell ns41:value-type="float" office:value="7" office:value-type="float">
            <text:p>7</text:p>
          </table:table-cell>
          <table:table-cell ns41:value-type="float" office:value="2" office:value-type="float">
            <text:p>2</text:p>
          </table:table-cell>
          <table:table-cell table:number-columns-repeated="18"/>
          <table:table-cell ns41:value-type="float" office:value="2" office:value-type="float">
            <text:p>2</text:p>
          </table:table-cell>
          <table:table-cell/>
          <table:table-cell ns41:value-type="float" office:value="2" office:value-type="float">
            <text:p>2</text:p>
          </table:table-cell>
          <table:table-cell/>
          <table:table-cell ns41:value-type="float" office:value="1" table:number-columns-repeated="3" office:value-type="float">
            <text:p>1</text:p>
          </table:table-cell>
          <table:table-cell table:number-columns-repeated="3"/>
          <table:table-cell ns41:value-type="float" office:value="12" office:value-type="float">
            <text:p>12</text:p>
          </table:table-cell>
          <table:table-cell/>
          <table:table-cell ns41:value-type="float" office:value="17" office:value-type="float">
            <text:p>17</text:p>
          </table:table-cell>
          <table:table-cell ns41:value-type="float" office:value="5" office:value-type="float">
            <text:p>5</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51" office:value-type="float">
            <text:p>51</text:p>
          </table:table-cell>
          <table:table-cell ns41:value-type="float" table:style-name="ce18" office:value="1838" office:value-type="float">
            <text:p>1838</text:p>
          </table:table-cell>
          <table:table-cell/>
          <table:table-cell ns41:value-type="float" table:style-name="ce33" office:value="1" office:value-type="float">
            <text:p>1</text:p>
          </table:table-cell>
          <table:table-cell/>
          <table:table-cell ns41:value-type="float" office:value="2" office:value-type="float">
            <text:p>2</text:p>
          </table:table-cell>
          <table:table-cell ns41:value-type="float" office:value="1" office:value-type="float">
            <text:p>1</text:p>
          </table:table-cell>
          <table:table-cell table:number-columns-repeated="2"/>
          <table:table-cell ns41:value-type="float" office:value="3" office:value-type="float">
            <text:p>3</text:p>
          </table:table-cell>
          <table:table-cell/>
          <table:table-cell ns41:value-type="float" office:value="1" office:value-type="float">
            <text:p>1</text:p>
          </table:table-cell>
          <table:table-cell/>
          <table:table-cell ns41:value-type="float" office:value="1" office:value-type="float">
            <text:p>1</text:p>
          </table:table-cell>
          <table:table-cell table:number-columns-repeated="3"/>
          <table:table-cell ns41:value-type="float" office:value="1" table:number-columns-repeated="2" office:value-type="float">
            <text:p>1</text:p>
          </table:table-cell>
          <table:table-cell table:number-columns-repeated="12"/>
          <table:table-cell ns41:value-type="float" office:value="1" office:value-type="float">
            <text:p>1</text:p>
          </table:table-cell>
          <table:table-cell table:number-columns-repeated="13"/>
          <table:table-cell ns41:value-type="float" office:value="1" office:value-type="float">
            <text:p>1</text:p>
          </table:table-cell>
          <table:table-cell/>
          <table:table-cell ns41:value-type="float" office:value="3" office:value-type="float">
            <text:p>3</text:p>
          </table:table-cell>
          <table:table-cell/>
          <table:table-cell ns41:value-type="float" office:value="8" office:value-type="float">
            <text:p>8</text:p>
          </table:table-cell>
          <table:table-cell ns41:value-type="float" office:value="2" office:value-type="float">
            <text:p>2</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52" office:value-type="float">
            <text:p>52</text:p>
          </table:table-cell>
          <table:table-cell ns41:value-type="float" table:style-name="ce18" office:value="1837" office:value-type="float">
            <text:p>1837</text:p>
          </table:table-cell>
          <table:table-cell/>
          <table:table-cell ns41:value-type="float" table:style-name="ce33" office:value="2" office:value-type="float">
            <text:p>2</text:p>
          </table:table-cell>
          <table:table-cell table:number-columns-repeated="3"/>
          <table:table-cell ns41:value-type="float" office:value="4" office:value-type="float">
            <text:p>4</text:p>
          </table:table-cell>
          <table:table-cell ns41:value-type="float" office:value="2" office:value-type="float">
            <text:p>2</text:p>
          </table:table-cell>
          <table:table-cell ns41:value-type="float" office:value="1" table:number-columns-repeated="2" office:value-type="float">
            <text:p>1</text:p>
          </table:table-cell>
          <table:table-cell ns41:value-type="float" office:value="2" office:value-type="float">
            <text:p>2</text:p>
          </table:table-cell>
          <table:table-cell ns41:value-type="float" office:value="1" office:value-type="float">
            <text:p>1</text:p>
          </table:table-cell>
          <table:table-cell ns41:value-type="float" office:value="3" office:value-type="float">
            <text:p>3</text:p>
          </table:table-cell>
          <table:table-cell/>
          <table:table-cell ns41:value-type="float" office:value="2" office:value-type="float">
            <text:p>2</text:p>
          </table:table-cell>
          <table:table-cell ns41:value-type="float" office:value="1" office:value-type="float">
            <text:p>1</text:p>
          </table:table-cell>
          <table:table-cell table:number-columns-repeated="6"/>
          <table:table-cell ns41:value-type="float" office:value="1" office:value-type="float">
            <text:p>1</text:p>
          </table:table-cell>
          <table:table-cell/>
          <table:table-cell ns41:value-type="float" office:value="1" office:value-type="float">
            <text:p>1</text:p>
          </table:table-cell>
          <table:table-cell/>
          <table:table-cell ns41:value-type="float" office:value="2" office:value-type="float">
            <text:p>2</text:p>
          </table:table-cell>
          <table:table-cell/>
          <table:table-cell ns41:value-type="float" office:value="1" office:value-type="float">
            <text:p>1</text:p>
          </table:table-cell>
          <table:table-cell table:number-columns-repeated="11"/>
          <table:table-cell ns41:value-type="float" office:value="2" office:value-type="float">
            <text:p>2</text:p>
          </table:table-cell>
          <table:table-cell/>
          <table:table-cell ns41:value-type="float" office:value="3" office:value-type="float">
            <text:p>3</text:p>
          </table:table-cell>
          <table:table-cell table:number-columns-repeated="3"/>
          <table:table-cell ns41:value-type="float" office:value="16" office:value-type="float">
            <text:p>16</text:p>
          </table:table-cell>
          <table:table-cell ns41:value-type="float" office:value="4" office:value-type="float">
            <text:p>4</text:p>
          </table:table-cell>
          <table:table-cell ns41:value-type="float" office:value="8" office:value-type="float">
            <text:p>8</text:p>
          </table:table-cell>
          <table:table-cell ns41:value-type="float" office:value="1" office:value-type="float">
            <text:p>1</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53" office:value-type="float">
            <text:p>53</text:p>
          </table:table-cell>
          <table:table-cell ns41:value-type="float" table:style-name="ce18" office:value="1836" office:value-type="float">
            <text:p>1836</text:p>
          </table:table-cell>
          <table:table-cell/>
          <table:table-cell ns41:value-type="float" table:style-name="ce33" office:value="3" office:value-type="float">
            <text:p>3</text:p>
          </table:table-cell>
          <table:table-cell table:number-columns-repeated="3"/>
          <table:table-cell ns41:value-type="float" office:value="3" office:value-type="float">
            <text:p>3</text:p>
          </table:table-cell>
          <table:table-cell/>
          <table:table-cell ns41:value-type="float" office:value="4" office:value-type="float">
            <text:p>4</text:p>
          </table:table-cell>
          <table:table-cell/>
          <table:table-cell ns41:value-type="float" office:value="3" office:value-type="float">
            <text:p>3</text:p>
          </table:table-cell>
          <table:table-cell/>
          <table:table-cell ns41:value-type="float" office:value="4" office:value-type="float">
            <text:p>4</text:p>
          </table:table-cell>
          <table:table-cell ns41:value-type="float" office:value="2" office:value-type="float">
            <text:p>2</text:p>
          </table:table-cell>
          <table:table-cell ns41:value-type="float" office:value="4" office:value-type="float">
            <text:p>4</text:p>
          </table:table-cell>
          <table:table-cell ns41:value-type="float" office:value="1" office:value-type="float">
            <text:p>1</text:p>
          </table:table-cell>
          <table:table-cell ns41:value-type="float" office:value="4" office:value-type="float">
            <text:p>4</text:p>
          </table:table-cell>
          <table:table-cell table:number-columns-repeated="5"/>
          <table:table-cell ns41:value-type="float" office:value="1" office:value-type="float">
            <text:p>1</text:p>
          </table:table-cell>
          <table:table-cell table:number-columns-repeated="3"/>
          <table:table-cell ns41:value-type="float" office:value="2" office:value-type="float">
            <text:p>2</text:p>
          </table:table-cell>
          <table:table-cell/>
          <table:table-cell ns41:value-type="float" office:value="1" office:value-type="float">
            <text:p>1</text:p>
          </table:table-cell>
          <table:table-cell/>
          <table:table-cell ns41:value-type="float" office:value="1" office:value-type="float">
            <text:p>1</text:p>
          </table:table-cell>
          <table:table-cell/>
          <table:table-cell ns41:value-type="float" office:value="1" office:value-type="float">
            <text:p>1</text:p>
          </table:table-cell>
          <table:table-cell table:number-columns-repeated="3"/>
          <table:table-cell ns41:value-type="float" office:value="1" office:value-type="float">
            <text:p>1</text:p>
          </table:table-cell>
          <table:table-cell table:number-columns-repeated="3"/>
          <table:table-cell ns41:value-type="float" office:value="1" office:value-type="float">
            <text:p>1</text:p>
          </table:table-cell>
          <table:table-cell table:number-columns-repeated="5"/>
          <table:table-cell ns41:value-type="float" office:value="17" office:value-type="float">
            <text:p>17</text:p>
          </table:table-cell>
          <table:table-cell ns41:value-type="float" office:value="1" office:value-type="float">
            <text:p>1</text:p>
          </table:table-cell>
          <table:table-cell ns41:value-type="float" office:value="16" office:value-type="float">
            <text:p>16</text:p>
          </table:table-cell>
          <table:table-cell ns41:value-type="float" office:value="2" office:value-type="float">
            <text:p>2</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54" office:value-type="float">
            <text:p>54</text:p>
          </table:table-cell>
          <table:table-cell ns41:value-type="float" table:style-name="ce18" office:value="1835" office:value-type="float">
            <text:p>1835</text:p>
          </table:table-cell>
          <table:table-cell/>
          <table:table-cell ns41:value-type="float" table:style-name="ce33" office:value="3" office:value-type="float">
            <text:p>3</text:p>
          </table:table-cell>
          <table:table-cell ns41:value-type="float" table:style-name="ce27" office:value="1" office:value-type="float">
            <text:p>1</text:p>
          </table:table-cell>
          <table:table-cell ns41:value-type="float" table:style-name="ce27" office:value="2" office:value-type="float">
            <text:p>2</text:p>
          </table:table-cell>
          <table:table-cell/>
          <table:table-cell ns41:value-type="float" office:value="1" office:value-type="float">
            <text:p>1</text:p>
          </table:table-cell>
          <table:table-cell/>
          <table:table-cell ns41:value-type="float" office:value="1" office:value-type="float">
            <text:p>1</text:p>
          </table:table-cell>
          <table:table-cell table:number-columns-repeated="5"/>
          <table:table-cell ns41:value-type="float" office:value="4" office:value-type="float">
            <text:p>4</text:p>
          </table:table-cell>
          <table:table-cell ns41:value-type="float" office:value="1" office:value-type="float">
            <text:p>1</text:p>
          </table:table-cell>
          <table:table-cell ns41:value-type="float" office:value="5" office:value-type="float">
            <text:p>5</text:p>
          </table:table-cell>
          <table:table-cell ns41:value-type="float" office:value="1" table:number-columns-repeated="2" office:value-type="float">
            <text:p>1</text:p>
          </table:table-cell>
          <table:table-cell table:number-columns-repeated="3"/>
          <table:table-cell ns41:value-type="float" office:value="2" office:value-type="float">
            <text:p>2</text:p>
          </table:table-cell>
          <table:table-cell/>
          <table:table-cell ns41:value-type="float" office:value="1" table:number-columns-repeated="3" office:value-type="float">
            <text:p>1</text:p>
          </table:table-cell>
          <table:table-cell table:number-columns-repeated="5"/>
          <table:table-cell ns41:value-type="float" office:value="2" office:value-type="float">
            <text:p>2</text:p>
          </table:table-cell>
          <table:table-cell/>
          <table:table-cell ns41:value-type="float" office:value="2" office:value-type="float">
            <text:p>2</text:p>
          </table:table-cell>
          <table:table-cell/>
          <table:table-cell ns41:value-type="float" office:value="3" office:value-type="float">
            <text:p>3</text:p>
          </table:table-cell>
          <table:table-cell table:number-columns-repeated="9"/>
          <table:table-cell ns41:value-type="float" office:value="14" office:value-type="float">
            <text:p>14</text:p>
          </table:table-cell>
          <table:table-cell ns41:value-type="float" office:value="2" office:value-type="float">
            <text:p>2</text:p>
          </table:table-cell>
          <table:table-cell ns41:value-type="float" office:value="14" office:value-type="float">
            <text:p>14</text:p>
          </table:table-cell>
          <table:table-cell ns41:value-type="float" office:value="2" office:value-type="float">
            <text:p>2</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55" office:value-type="float">
            <text:p>55</text:p>
          </table:table-cell>
          <table:table-cell ns41:value-type="float" table:style-name="ce18" office:value="1834" office:value-type="float">
            <text:p>1834</text:p>
          </table:table-cell>
          <table:table-cell/>
          <table:table-cell ns41:value-type="float" table:style-name="ce33" office:value="2" office:value-type="float">
            <text:p>2</text:p>
          </table:table-cell>
          <table:table-cell/>
          <table:table-cell ns41:value-type="float" table:style-name="ce27" office:value="2" office:value-type="float">
            <text:p>2</text:p>
          </table:table-cell>
          <table:table-cell/>
          <table:table-cell ns41:value-type="float" office:value="1" table:number-columns-repeated="2" office:value-type="float">
            <text:p>1</text:p>
          </table:table-cell>
          <table:table-cell ns41:value-type="float" office:value="3" office:value-type="float">
            <text:p>3</text:p>
          </table:table-cell>
          <table:table-cell ns41:value-type="float" office:value="2" office:value-type="float">
            <text:p>2</text:p>
          </table:table-cell>
          <table:table-cell ns41:value-type="float" office:value="4" office:value-type="float">
            <text:p>4</text:p>
          </table:table-cell>
          <table:table-cell ns41:value-type="float" office:value="1" office:value-type="float">
            <text:p>1</text:p>
          </table:table-cell>
          <table:table-cell ns41:value-type="float" office:value="5" office:value-type="float">
            <text:p>5</text:p>
          </table:table-cell>
          <table:table-cell ns41:value-type="float" office:value="2" office:value-type="float">
            <text:p>2</text:p>
          </table:table-cell>
          <table:table-cell ns41:value-type="float" office:value="6" office:value-type="float">
            <text:p>6</text:p>
          </table:table-cell>
          <table:table-cell ns41:value-type="float" office:value="3" office:value-type="float">
            <text:p>3</text:p>
          </table:table-cell>
          <table:table-cell ns41:value-type="float" office:value="5" office:value-type="float">
            <text:p>5</text:p>
          </table:table-cell>
          <table:table-cell/>
          <table:table-cell ns41:value-type="float" office:value="1" office:value-type="float">
            <text:p>1</text:p>
          </table:table-cell>
          <table:table-cell/>
          <table:table-cell ns41:value-type="float" office:value="1" office:value-type="float">
            <text:p>1</text:p>
          </table:table-cell>
          <table:table-cell table:number-columns-repeated="7"/>
          <table:table-cell ns41:value-type="float" office:value="1" office:value-type="float">
            <text:p>1</text:p>
          </table:table-cell>
          <table:table-cell/>
          <table:table-cell ns41:value-type="float" office:value="4" office:value-type="float">
            <text:p>4</text:p>
          </table:table-cell>
          <table:table-cell table:number-columns-repeated="3"/>
          <table:table-cell ns41:value-type="float" office:value="1" office:value-type="float">
            <text:p>1</text:p>
          </table:table-cell>
          <table:table-cell table:number-columns-repeated="5"/>
          <table:table-cell ns41:value-type="float" office:value="1" office:value-type="float">
            <text:p>1</text:p>
          </table:table-cell>
          <table:table-cell table:number-columns-repeated="5"/>
          <table:table-cell ns41:value-type="float" office:value="19" office:value-type="float">
            <text:p>19</text:p>
          </table:table-cell>
          <table:table-cell ns41:value-type="float" office:value="5" office:value-type="float">
            <text:p>5</text:p>
          </table:table-cell>
          <table:table-cell ns41:value-type="float" office:value="18" office:value-type="float">
            <text:p>18</text:p>
          </table:table-cell>
          <table:table-cell ns41:value-type="float" office:value="4" office:value-type="float">
            <text:p>4</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56" office:value-type="float">
            <text:p>56</text:p>
          </table:table-cell>
          <table:table-cell ns41:value-type="float" table:style-name="ce18" office:value="1833" office:value-type="float">
            <text:p>1833</text:p>
          </table:table-cell>
          <table:table-cell/>
          <table:table-cell ns41:value-type="float" table:style-name="ce33" office:value="3" office:value-type="float">
            <text:p>3</text:p>
          </table:table-cell>
          <table:table-cell table:number-columns-repeated="3"/>
          <table:table-cell ns41:value-type="float" office:value="1" office:value-type="float">
            <text:p>1</text:p>
          </table:table-cell>
          <table:table-cell table:number-columns-repeated="3"/>
          <table:table-cell ns41:value-type="float" office:value="4" office:value-type="float">
            <text:p>4</text:p>
          </table:table-cell>
          <table:table-cell ns41:value-type="float" office:value="1" office:value-type="float">
            <text:p>1</text:p>
          </table:table-cell>
          <table:table-cell ns41:value-type="float" office:value="5" office:value-type="float">
            <text:p>5</text:p>
          </table:table-cell>
          <table:table-cell/>
          <table:table-cell ns41:value-type="float" office:value="10" office:value-type="float">
            <text:p>10</text:p>
          </table:table-cell>
          <table:table-cell ns41:value-type="float" office:value="4" table:number-columns-repeated="2" office:value-type="float">
            <text:p>4</text:p>
          </table:table-cell>
          <table:table-cell ns41:value-type="float" office:value="1" office:value-type="float">
            <text:p>1</text:p>
          </table:table-cell>
          <table:table-cell table:number-columns-repeated="2"/>
          <table:table-cell ns41:value-type="float" office:value="1" office:value-type="float">
            <text:p>1</text:p>
          </table:table-cell>
          <table:table-cell/>
          <table:table-cell ns41:value-type="float" office:value="1" office:value-type="float">
            <text:p>1</text:p>
          </table:table-cell>
          <table:table-cell/>
          <table:table-cell ns41:value-type="float" office:value="1" office:value-type="float">
            <text:p>1</text:p>
          </table:table-cell>
          <table:table-cell/>
          <table:table-cell ns41:value-type="float" office:value="1" office:value-type="float">
            <text:p>1</text:p>
          </table:table-cell>
          <table:table-cell table:number-columns-repeated="3"/>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1" office:value-type="float">
            <text:p>1</text:p>
          </table:table-cell>
          <table:table-cell/>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1" office:value-type="float">
            <text:p>1</text:p>
          </table:table-cell>
          <table:table-cell/>
          <table:table-cell ns41:value-type="float" office:value="24" office:value-type="float">
            <text:p>24</text:p>
          </table:table-cell>
          <table:table-cell ns41:value-type="float" office:value="5" office:value-type="float">
            <text:p>5</text:p>
          </table:table-cell>
          <table:table-cell ns41:value-type="float" office:value="13" office:value-type="float">
            <text:p>13</text:p>
          </table:table-cell>
          <table:table-cell ns41:value-type="float" office:value="1" office:value-type="float">
            <text:p>1</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57" office:value-type="float">
            <text:p>57</text:p>
          </table:table-cell>
          <table:table-cell ns41:value-type="float" table:style-name="ce18" office:value="1832" office:value-type="float">
            <text:p>1832</text:p>
          </table:table-cell>
          <table:table-cell/>
          <table:table-cell ns41:value-type="float" table:style-name="ce33" office:value="3" office:value-type="float">
            <text:p>3</text:p>
          </table:table-cell>
          <table:table-cell ns41:value-type="float" office:value="1" table:style-name="ce27" table:number-columns-repeated="3" office:value-type="float">
            <text:p>1</text:p>
          </table:table-cell>
          <table:table-cell ns41:value-type="float" table:style-name="ce27" office:value="3" office:value-type="float">
            <text:p>3</text:p>
          </table:table-cell>
          <table:table-cell/>
          <table:table-cell ns41:value-type="float" office:value="4" office:value-type="float">
            <text:p>4</text:p>
          </table:table-cell>
          <table:table-cell/>
          <table:table-cell ns41:value-type="float" office:value="5" office:value-type="float">
            <text:p>5</text:p>
          </table:table-cell>
          <table:table-cell ns41:value-type="float" office:value="4" office:value-type="float">
            <text:p>4</text:p>
          </table:table-cell>
          <table:table-cell ns41:value-type="float" office:value="5" office:value-type="float">
            <text:p>5</text:p>
          </table:table-cell>
          <table:table-cell/>
          <table:table-cell ns41:value-type="float" office:value="2" office:value-type="float">
            <text:p>2</text:p>
          </table:table-cell>
          <table:table-cell ns41:value-type="float" office:value="1" office:value-type="float">
            <text:p>1</text:p>
          </table:table-cell>
          <table:table-cell ns41:value-type="float" office:value="3" office:value-type="float">
            <text:p>3</text:p>
          </table:table-cell>
          <table:table-cell table:number-columns-repeated="11"/>
          <table:table-cell ns41:value-type="float" office:value="1" office:value-type="float">
            <text:p>1</text:p>
          </table:table-cell>
          <table:table-cell/>
          <table:table-cell ns41:value-type="float" office:value="4" office:value-type="float">
            <text:p>4</text:p>
          </table:table-cell>
          <table:table-cell/>
          <table:table-cell ns41:value-type="float" office:value="1" office:value-type="float">
            <text:p>1</text:p>
          </table:table-cell>
          <table:table-cell table:number-columns-repeated="3"/>
          <table:table-cell ns41:value-type="float" office:value="2" office:value-type="float">
            <text:p>2</text:p>
          </table:table-cell>
          <table:table-cell table:number-columns-repeated="5"/>
          <table:table-cell ns41:value-type="float" office:value="1" office:value-type="float">
            <text:p>1</text:p>
          </table:table-cell>
          <table:table-cell table:number-columns-repeated="3"/>
          <table:table-cell ns41:value-type="float" office:value="18" office:value-type="float">
            <text:p>18</text:p>
          </table:table-cell>
          <table:table-cell ns41:value-type="float" office:value="6" office:value-type="float">
            <text:p>6</text:p>
          </table:table-cell>
          <table:table-cell ns41:value-type="float" office:value="17" office:value-type="float">
            <text:p>17</text:p>
          </table:table-cell>
          <table:table-cell ns41:value-type="float" office:value="1" office:value-type="float">
            <text:p>1</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58" office:value-type="float">
            <text:p>58</text:p>
          </table:table-cell>
          <table:table-cell ns41:value-type="float" table:style-name="ce18" office:value="1831" office:value-type="float">
            <text:p>1831</text:p>
          </table:table-cell>
          <table:table-cell/>
          <table:table-cell table:style-name="ce33"/>
          <table:table-cell/>
          <table:table-cell ns41:value-type="float" table:style-name="ce27" office:value="2" office:value-type="float">
            <text:p>2</text:p>
          </table:table-cell>
          <table:table-cell/>
          <table:table-cell ns41:value-type="float" table:style-name="ce27" office:value="1" office:value-type="float">
            <text:p>1</text:p>
          </table:table-cell>
          <table:table-cell ns41:value-type="float" office:value="1" table:number-columns-repeated="2" office:value-type="float">
            <text:p>1</text:p>
          </table:table-cell>
          <table:table-cell/>
          <table:table-cell ns41:value-type="float" office:value="2" office:value-type="float">
            <text:p>2</text:p>
          </table:table-cell>
          <table:table-cell/>
          <table:table-cell ns41:value-type="float" office:value="2" office:value-type="float">
            <text:p>2</text:p>
          </table:table-cell>
          <table:table-cell ns41:value-type="float" office:value="1" office:value-type="float">
            <text:p>1</text:p>
          </table:table-cell>
          <table:table-cell ns41:value-type="float" office:value="5" office:value-type="float">
            <text:p>5</text:p>
          </table:table-cell>
          <table:table-cell/>
          <table:table-cell ns41:value-type="float" office:value="6" office:value-type="float">
            <text:p>6</text:p>
          </table:table-cell>
          <table:table-cell/>
          <table:table-cell ns41:value-type="float" office:value="1" table:number-columns-repeated="3" office:value-type="float">
            <text:p>1</text:p>
          </table:table-cell>
          <table:table-cell table:number-columns-repeated="3"/>
          <table:table-cell ns41:value-type="float" office:value="1" office:value-type="float">
            <text:p>1</text:p>
          </table:table-cell>
          <table:table-cell/>
          <table:table-cell ns41:value-type="float" office:value="1" office:value-type="float">
            <text:p>1</text:p>
          </table:table-cell>
          <table:table-cell/>
          <table:table-cell ns41:value-type="float" office:value="3" office:value-type="float">
            <text:p>3</text:p>
          </table:table-cell>
          <table:table-cell table:number-columns-repeated="3"/>
          <table:table-cell ns41:value-type="float" office:value="1" office:value-type="float">
            <text:p>1</text:p>
          </table:table-cell>
          <table:table-cell/>
          <table:table-cell ns41:value-type="float" office:value="4" office:value-type="float">
            <text:p>4</text:p>
          </table:table-cell>
          <table:table-cell table:number-columns-repeated="3"/>
          <table:table-cell ns41:value-type="float" office:value="1" office:value-type="float">
            <text:p>1</text:p>
          </table:table-cell>
          <table:table-cell table:number-columns-repeated="7"/>
          <table:table-cell ns41:value-type="float" office:value="15" office:value-type="float">
            <text:p>15</text:p>
          </table:table-cell>
          <table:table-cell ns41:value-type="float" office:value="2" office:value-type="float">
            <text:p>2</text:p>
          </table:table-cell>
          <table:table-cell ns41:value-type="float" office:value="17" office:value-type="float">
            <text:p>17</text:p>
          </table:table-cell>
          <table:table-cell ns41:value-type="float" office:value="1" office:value-type="float">
            <text:p>1</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59" office:value-type="float">
            <text:p>59</text:p>
          </table:table-cell>
          <table:table-cell ns41:value-type="float" table:style-name="ce18" office:value="1830" office:value-type="float">
            <text:p>1830</text:p>
          </table:table-cell>
          <table:table-cell/>
          <table:table-cell ns41:value-type="float" table:style-name="ce33" office:value="4" office:value-type="float">
            <text:p>4</text:p>
          </table:table-cell>
          <table:table-cell table:number-columns-repeated="3"/>
          <table:table-cell ns41:value-type="float" table:style-name="ce27" office:value="3" office:value-type="float">
            <text:p>3</text:p>
          </table:table-cell>
          <table:table-cell ns41:value-type="float" office:value="1" office:value-type="float">
            <text:p>1</text:p>
          </table:table-cell>
          <table:table-cell ns41:value-type="float" office:value="3" office:value-type="float">
            <text:p>3</text:p>
          </table:table-cell>
          <table:table-cell/>
          <table:table-cell ns41:value-type="float" office:value="7" office:value-type="float">
            <text:p>7</text:p>
          </table:table-cell>
          <table:table-cell ns41:value-type="float" office:value="1" office:value-type="float">
            <text:p>1</text:p>
          </table:table-cell>
          <table:table-cell ns41:value-type="float" office:value="2" office:value-type="float">
            <text:p>2</text:p>
          </table:table-cell>
          <table:table-cell/>
          <table:table-cell ns41:value-type="float" office:value="7" office:value-type="float">
            <text:p>7</text:p>
          </table:table-cell>
          <table:table-cell ns41:value-type="float" office:value="2" office:value-type="float">
            <text:p>2</text:p>
          </table:table-cell>
          <table:table-cell ns41:value-type="float" office:value="4" office:value-type="float">
            <text:p>4</text:p>
          </table:table-cell>
          <table:table-cell table:number-columns-repeated="3"/>
          <table:table-cell ns41:value-type="float" office:value="1" office:value-type="float">
            <text:p>1</text:p>
          </table:table-cell>
          <table:table-cell/>
          <table:table-cell ns41:value-type="float" office:value="2" office:value-type="float">
            <text:p>2</text:p>
          </table:table-cell>
          <table:table-cell ns41:value-type="float" office:value="1" office:value-type="float">
            <text:p>1</text:p>
          </table:table-cell>
          <table:table-cell ns41:value-type="float" office:value="3" office:value-type="float">
            <text:p>3</text:p>
          </table:table-cell>
          <table:table-cell ns41:value-type="float" office:value="1" office:value-type="float">
            <text:p>1</text:p>
          </table:table-cell>
          <table:table-cell table:number-columns-repeated="2"/>
          <table:table-cell ns41:value-type="float" office:value="1" office:value-type="float">
            <text:p>1</text:p>
          </table:table-cell>
          <table:table-cell/>
          <table:table-cell ns41:value-type="float" office:value="4" office:value-type="float">
            <text:p>4</text:p>
          </table:table-cell>
          <table:table-cell ns41:value-type="float" office:value="1" table:number-columns-repeated="2" office:value-type="float">
            <text:p>1</text:p>
          </table:table-cell>
          <table:table-cell table:number-columns-repeated="5"/>
          <table:table-cell ns41:value-type="float" office:value="1" office:value-type="float">
            <text:p>1</text:p>
          </table:table-cell>
          <table:table-cell table:number-columns-repeated="3"/>
          <table:table-cell ns41:value-type="float" office:value="2" office:value-type="float">
            <text:p>2</text:p>
          </table:table-cell>
          <table:table-cell/>
          <table:table-cell ns41:value-type="float" office:value="1" office:value-type="float">
            <text:p>1</text:p>
          </table:table-cell>
          <table:table-cell/>
          <table:table-cell ns41:value-type="float" office:value="30" office:value-type="float">
            <text:p>30</text:p>
          </table:table-cell>
          <table:table-cell ns41:value-type="float" office:value="6" office:value-type="float">
            <text:p>6</text:p>
          </table:table-cell>
          <table:table-cell ns41:value-type="float" office:value="16" office:value-type="float">
            <text:p>16</text:p>
          </table:table-cell>
          <table:table-cell ns41:value-type="float" office:value="1" office:value-type="float">
            <text:p>1</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60" office:value-type="float">
            <text:p>60</text:p>
          </table:table-cell>
          <table:table-cell ns41:value-type="float" table:style-name="ce18" office:value="1829" office:value-type="float">
            <text:p>1829</text:p>
          </table:table-cell>
          <table:table-cell/>
          <table:table-cell ns41:value-type="float" table:style-name="ce33" office:value="2" office:value-type="float">
            <text:p>2</text:p>
          </table:table-cell>
          <table:table-cell/>
          <table:table-cell ns41:value-type="float" office:value="4" office:value-type="float">
            <text:p>4</text:p>
          </table:table-cell>
          <table:table-cell/>
          <table:table-cell ns41:value-type="float" table:style-name="ce27" office:value="1" office:value-type="float">
            <text:p>1</text:p>
          </table:table-cell>
          <table:table-cell/>
          <table:table-cell ns41:value-type="float" office:value="1" office:value-type="float">
            <text:p>1</text:p>
          </table:table-cell>
          <table:table-cell/>
          <table:table-cell ns41:value-type="float" office:value="6" office:value-type="float">
            <text:p>6</text:p>
          </table:table-cell>
          <table:table-cell ns41:value-type="float" office:value="2" table:number-columns-repeated="2" office:value-type="float">
            <text:p>2</text:p>
          </table:table-cell>
          <table:table-cell ns41:value-type="float" office:value="1" office:value-type="float">
            <text:p>1</text:p>
          </table:table-cell>
          <table:table-cell ns41:value-type="float" office:value="3" office:value-type="float">
            <text:p>3</text:p>
          </table:table-cell>
          <table:table-cell/>
          <table:table-cell ns41:value-type="float" office:value="6" office:value-type="float">
            <text:p>6</text:p>
          </table:table-cell>
          <table:table-cell ns41:value-type="float" office:value="4" office:value-type="float">
            <text:p>4</text:p>
          </table:table-cell>
          <table:table-cell ns41:value-type="float" office:value="1" office:value-type="float">
            <text:p>1</text:p>
          </table:table-cell>
          <table:table-cell table:number-columns-repeated="7"/>
          <table:table-cell ns41:value-type="float" office:value="1" office:value-type="float">
            <text:p>1</text:p>
          </table:table-cell>
          <table:table-cell/>
          <table:table-cell ns41:value-type="float" office:value="2" office:value-type="float">
            <text:p>2</text:p>
          </table:table-cell>
          <table:table-cell/>
          <table:table-cell ns41:value-type="float" office:value="1" office:value-type="float">
            <text:p>1</text:p>
          </table:table-cell>
          <table:table-cell/>
          <table:table-cell ns41:value-type="float" office:value="1" office:value-type="float">
            <text:p>1</text:p>
          </table:table-cell>
          <table:table-cell/>
          <table:table-cell ns41:value-type="float" office:value="1" office:value-type="float">
            <text:p>1</text:p>
          </table:table-cell>
          <table:table-cell table:number-columns-repeated="3"/>
          <table:table-cell ns41:value-type="float" office:value="1" office:value-type="float">
            <text:p>1</text:p>
          </table:table-cell>
          <table:table-cell table:number-columns-repeated="3"/>
          <table:table-cell ns41:value-type="float" office:value="3" office:value-type="float">
            <text:p>3</text:p>
          </table:table-cell>
          <table:table-cell/>
          <table:table-cell ns41:value-type="float" office:value="1" office:value-type="float">
            <text:p>1</text:p>
          </table:table-cell>
          <table:table-cell/>
          <table:table-cell ns41:value-type="float" office:value="20" office:value-type="float">
            <text:p>20</text:p>
          </table:table-cell>
          <table:table-cell ns41:value-type="float" office:value="2" office:value-type="float">
            <text:p>2</text:p>
          </table:table-cell>
          <table:table-cell ns41:value-type="float" office:value="17" office:value-type="float">
            <text:p>17</text:p>
          </table:table-cell>
          <table:table-cell ns41:value-type="float" office:value="5" office:value-type="float">
            <text:p>5</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61" office:value-type="float">
            <text:p>61</text:p>
          </table:table-cell>
          <table:table-cell ns41:value-type="float" table:style-name="ce18" office:value="1828" office:value-type="float">
            <text:p>1828</text:p>
          </table:table-cell>
          <table:table-cell/>
          <table:table-cell ns41:value-type="float" table:style-name="ce33" office:value="1" office:value-type="float">
            <text:p>1</text:p>
          </table:table-cell>
          <table:table-cell/>
          <table:table-cell ns41:value-type="float" office:value="2" office:value-type="float">
            <text:p>2</text:p>
          </table:table-cell>
          <table:table-cell/>
          <table:table-cell ns41:value-type="float" table:style-name="ce27" office:value="2" office:value-type="float">
            <text:p>2</text:p>
          </table:table-cell>
          <table:table-cell/>
          <table:table-cell ns41:value-type="float" office:value="2" office:value-type="float">
            <text:p>2</text:p>
          </table:table-cell>
          <table:table-cell ns41:value-type="float" office:value="1" office:value-type="float">
            <text:p>1</text:p>
          </table:table-cell>
          <table:table-cell ns41:value-type="float" office:value="5" office:value-type="float">
            <text:p>5</text:p>
          </table:table-cell>
          <table:table-cell ns41:value-type="float" office:value="3" table:number-columns-repeated="2" office:value-type="float">
            <text:p>3</text:p>
          </table:table-cell>
          <table:table-cell ns41:value-type="float" office:value="1" office:value-type="float">
            <text:p>1</text:p>
          </table:table-cell>
          <table:table-cell ns41:value-type="float" office:value="3" office:value-type="float">
            <text:p>3</text:p>
          </table:table-cell>
          <table:table-cell/>
          <table:table-cell ns41:value-type="float" office:value="4" office:value-type="float">
            <text:p>4</text:p>
          </table:table-cell>
          <table:table-cell ns41:value-type="float" office:value="1" office:value-type="float">
            <text:p>1</text:p>
          </table:table-cell>
          <table:table-cell table:number-columns-repeated="2"/>
          <table:table-cell ns41:value-type="float" office:value="1" office:value-type="float">
            <text:p>1</text:p>
          </table:table-cell>
          <table:table-cell/>
          <table:table-cell ns41:value-type="float" office:value="3" office:value-type="float">
            <text:p>3</text:p>
          </table:table-cell>
          <table:table-cell/>
          <table:table-cell ns41:value-type="float" office:value="2" office:value-type="float">
            <text:p>2</text:p>
          </table:table-cell>
          <table:table-cell/>
          <table:table-cell ns41:value-type="float" office:value="1" office:value-type="float">
            <text:p>1</text:p>
          </table:table-cell>
          <table:table-cell/>
          <table:table-cell ns41:value-type="float" office:value="2" office:value-type="float">
            <text:p>2</text:p>
          </table:table-cell>
          <table:table-cell table:number-columns-repeated="3"/>
          <table:table-cell ns41:value-type="float" office:value="1" office:value-type="float">
            <text:p>1</text:p>
          </table:table-cell>
          <table:table-cell/>
          <table:table-cell ns41:value-type="float" office:value="1" office:value-type="float">
            <text:p>1</text:p>
          </table:table-cell>
          <table:table-cell/>
          <table:table-cell ns41:value-type="float" office:value="1" office:value-type="float">
            <text:p>1</text:p>
          </table:table-cell>
          <table:table-cell table:number-columns-repeated="7"/>
          <table:table-cell ns41:value-type="float" office:value="1" office:value-type="float">
            <text:p>1</text:p>
          </table:table-cell>
          <table:table-cell/>
          <table:table-cell ns41:value-type="float" office:value="16" office:value-type="float">
            <text:p>16</text:p>
          </table:table-cell>
          <table:table-cell ns41:value-type="float" office:value="3" office:value-type="float">
            <text:p>3</text:p>
          </table:table-cell>
          <table:table-cell ns41:value-type="float" office:value="19" office:value-type="float">
            <text:p>19</text:p>
          </table:table-cell>
          <table:table-cell ns41:value-type="float" office:value="3" office:value-type="float">
            <text:p>3</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62" office:value-type="float">
            <text:p>62</text:p>
          </table:table-cell>
          <table:table-cell ns41:value-type="float" table:style-name="ce18" office:value="1827" office:value-type="float">
            <text:p>1827</text:p>
          </table:table-cell>
          <table:table-cell/>
          <table:table-cell ns41:value-type="float" table:style-name="ce33" office:value="3" office:value-type="float">
            <text:p>3</text:p>
          </table:table-cell>
          <table:table-cell table:number-columns-repeated="3"/>
          <table:table-cell ns41:value-type="float" table:style-name="ce27" office:value="7" office:value-type="float">
            <text:p>7</text:p>
          </table:table-cell>
          <table:table-cell/>
          <table:table-cell ns41:value-type="float" office:value="2" office:value-type="float">
            <text:p>2</text:p>
          </table:table-cell>
          <table:table-cell/>
          <table:table-cell ns41:value-type="float" office:value="3" office:value-type="float">
            <text:p>3</text:p>
          </table:table-cell>
          <table:table-cell/>
          <table:table-cell ns41:value-type="float" office:value="5" office:value-type="float">
            <text:p>5</text:p>
          </table:table-cell>
          <table:table-cell/>
          <table:table-cell ns41:value-type="float" office:value="4" office:value-type="float">
            <text:p>4</text:p>
          </table:table-cell>
          <table:table-cell ns41:value-type="float" office:value="1" office:value-type="float">
            <text:p>1</text:p>
          </table:table-cell>
          <table:table-cell ns41:value-type="float" office:value="3" office:value-type="float">
            <text:p>3</text:p>
          </table:table-cell>
          <table:table-cell table:number-columns-repeated="5"/>
          <table:table-cell ns41:value-type="float" office:value="1" office:value-type="float">
            <text:p>1</text:p>
          </table:table-cell>
          <table:table-cell/>
          <table:table-cell ns41:value-type="float" office:value="1" office:value-type="float">
            <text:p>1</text:p>
          </table:table-cell>
          <table:table-cell/>
          <table:table-cell ns41:value-type="float" office:value="1" office:value-type="float">
            <text:p>1</text:p>
          </table:table-cell>
          <table:table-cell/>
          <table:table-cell ns41:value-type="float" office:value="4" office:value-type="float">
            <text:p>4</text:p>
          </table:table-cell>
          <table:table-cell/>
          <table:table-cell ns41:value-type="float" office:value="2" office:value-type="float">
            <text:p>2</text:p>
          </table:table-cell>
          <table:table-cell table:number-columns-repeated="3"/>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1" office:value-type="float">
            <text:p>1</text:p>
          </table:table-cell>
          <table:table-cell/>
          <table:table-cell ns41:value-type="float" office:value="3" office:value-type="float">
            <text:p>3</text:p>
          </table:table-cell>
          <table:table-cell/>
          <table:table-cell ns41:value-type="float" office:value="1" office:value-type="float">
            <text:p>1</text:p>
          </table:table-cell>
          <table:table-cell/>
          <table:table-cell ns41:value-type="float" office:value="26" office:value-type="float">
            <text:p>26</text:p>
          </table:table-cell>
          <table:table-cell ns41:value-type="float" office:value="1" office:value-type="float">
            <text:p>1</text:p>
          </table:table-cell>
          <table:table-cell ns41:value-type="float" office:value="17" office:value-type="float">
            <text:p>17</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63" office:value-type="float">
            <text:p>63</text:p>
          </table:table-cell>
          <table:table-cell ns41:value-type="float" table:style-name="ce18" office:value="1826" office:value-type="float">
            <text:p>1826</text:p>
          </table:table-cell>
          <table:table-cell/>
          <table:table-cell table:style-name="ce33"/>
          <table:table-cell table:number-columns-repeated="3"/>
          <table:table-cell ns41:value-type="float" table:style-name="ce27" office:value="1" office:value-type="float">
            <text:p>1</text:p>
          </table:table-cell>
          <table:table-cell/>
          <table:table-cell ns41:value-type="float" office:value="1" office:value-type="float">
            <text:p>1</text:p>
          </table:table-cell>
          <table:table-cell/>
          <table:table-cell ns41:value-type="float" office:value="3" office:value-type="float">
            <text:p>3</text:p>
          </table:table-cell>
          <table:table-cell/>
          <table:table-cell ns41:value-type="float" office:value="5" office:value-type="float">
            <text:p>5</text:p>
          </table:table-cell>
          <table:table-cell ns41:value-type="float" office:value="1" office:value-type="float">
            <text:p>1</text:p>
          </table:table-cell>
          <table:table-cell ns41:value-type="float" office:value="6" office:value-type="float">
            <text:p>6</text:p>
          </table:table-cell>
          <table:table-cell ns41:value-type="float" office:value="1" office:value-type="float">
            <text:p>1</text:p>
          </table:table-cell>
          <table:table-cell ns41:value-type="float" office:value="3" office:value-type="float">
            <text:p>3</text:p>
          </table:table-cell>
          <table:table-cell ns41:value-type="float" office:value="1" table:number-columns-repeated="2" office:value-type="float">
            <text:p>1</text:p>
          </table:table-cell>
          <table:table-cell table:number-columns-repeated="3"/>
          <table:table-cell ns41:value-type="float" office:value="3" office:value-type="float">
            <text:p>3</text:p>
          </table:table-cell>
          <table:table-cell/>
          <table:table-cell ns41:value-type="float" office:value="2" office:value-type="float">
            <text:p>2</text:p>
          </table:table-cell>
          <table:table-cell table:number-columns-repeated="3"/>
          <table:table-cell ns41:value-type="float" office:value="1" office:value-type="float">
            <text:p>1</text:p>
          </table:table-cell>
          <table:table-cell/>
          <table:table-cell ns41:value-type="float" office:value="2" office:value-type="float">
            <text:p>2</text:p>
          </table:table-cell>
          <table:table-cell ns41:value-type="float" office:value="1" office:value-type="float">
            <text:p>1</text:p>
          </table:table-cell>
          <table:table-cell ns41:value-type="float" office:value="3" office:value-type="float">
            <text:p>3</text:p>
          </table:table-cell>
          <table:table-cell/>
          <table:table-cell ns41:value-type="float" office:value="2" office:value-type="float">
            <text:p>2</text:p>
          </table:table-cell>
          <table:table-cell/>
          <table:table-cell ns41:value-type="float" office:value="2" office:value-type="float">
            <text:p>2</text:p>
          </table:table-cell>
          <table:table-cell table:number-columns-repeated="3"/>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18" office:value-type="float">
            <text:p>18</text:p>
          </table:table-cell>
          <table:table-cell ns41:value-type="float" office:value="2" office:value-type="float">
            <text:p>2</text:p>
          </table:table-cell>
          <table:table-cell ns41:value-type="float" office:value="19" office:value-type="float">
            <text:p>19</text:p>
          </table:table-cell>
          <table:table-cell ns41:value-type="float" office:value="2" office:value-type="float">
            <text:p>2</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64" office:value-type="float">
            <text:p>64</text:p>
          </table:table-cell>
          <table:table-cell ns41:value-type="float" table:style-name="ce18" office:value="1825" office:value-type="float">
            <text:p>1825</text:p>
          </table:table-cell>
          <table:table-cell/>
          <table:table-cell table:style-name="ce33"/>
          <table:table-cell/>
          <table:table-cell ns41:value-type="float" office:value="3" office:value-type="float">
            <text:p>3</text:p>
          </table:table-cell>
          <table:table-cell table:number-columns-repeated="3"/>
          <table:table-cell ns41:value-type="float" office:value="1" office:value-type="float">
            <text:p>1</text:p>
          </table:table-cell>
          <table:table-cell/>
          <table:table-cell ns41:value-type="float" office:value="6" office:value-type="float">
            <text:p>6</text:p>
          </table:table-cell>
          <table:table-cell ns41:value-type="float" office:value="1" office:value-type="float">
            <text:p>1</text:p>
          </table:table-cell>
          <table:table-cell ns41:value-type="float" office:value="3" office:value-type="float">
            <text:p>3</text:p>
          </table:table-cell>
          <table:table-cell/>
          <table:table-cell ns41:value-type="float" office:value="3" office:value-type="float">
            <text:p>3</text:p>
          </table:table-cell>
          <table:table-cell ns41:value-type="float" office:value="1" office:value-type="float">
            <text:p>1</text:p>
          </table:table-cell>
          <table:table-cell ns41:value-type="float" office:value="4" office:value-type="float">
            <text:p>4</text:p>
          </table:table-cell>
          <table:table-cell ns41:value-type="float" office:value="1" table:number-columns-repeated="2" office:value-type="float">
            <text:p>1</text:p>
          </table:table-cell>
          <table:table-cell table:number-columns-repeated="3"/>
          <table:table-cell ns41:value-type="float" office:value="2" office:value-type="float">
            <text:p>2</text:p>
          </table:table-cell>
          <table:table-cell ns41:value-type="float" office:value="1" table:number-columns-repeated="2" office:value-type="float">
            <text:p>1</text:p>
          </table:table-cell>
          <table:table-cell table:number-columns-repeated="3"/>
          <table:table-cell ns41:value-type="float" office:value="1" office:value-type="float">
            <text:p>1</text:p>
          </table:table-cell>
          <table:table-cell/>
          <table:table-cell ns41:value-type="float" office:value="1" office:value-type="float">
            <text:p>1</text:p>
          </table:table-cell>
          <table:table-cell table:number-columns-repeated="3"/>
          <table:table-cell ns41:value-type="float" office:value="2" office:value-type="float">
            <text:p>2</text:p>
          </table:table-cell>
          <table:table-cell/>
          <table:table-cell ns41:value-type="float" office:value="3" office:value-type="float">
            <text:p>3</text:p>
          </table:table-cell>
          <table:table-cell table:number-columns-repeated="5"/>
          <table:table-cell ns41:value-type="float" office:value="2" office:value-type="float">
            <text:p>2</text:p>
          </table:table-cell>
          <table:table-cell/>
          <table:table-cell ns41:value-type="float" office:value="1" office:value-type="float">
            <text:p>1</text:p>
          </table:table-cell>
          <table:table-cell/>
          <table:table-cell ns41:value-type="float" office:value="17" office:value-type="float">
            <text:p>17</text:p>
          </table:table-cell>
          <table:table-cell ns41:value-type="float" office:value="3" office:value-type="float">
            <text:p>3</text:p>
          </table:table-cell>
          <table:table-cell ns41:value-type="float" office:value="17" office:value-type="float">
            <text:p>17</text:p>
          </table:table-cell>
          <table:table-cell ns41:value-type="float" office:value="1" office:value-type="float">
            <text:p>1</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65" office:value-type="float">
            <text:p>65</text:p>
          </table:table-cell>
          <table:table-cell ns41:value-type="float" table:style-name="ce18" office:value="1824" office:value-type="float">
            <text:p>1824</text:p>
          </table:table-cell>
          <table:table-cell/>
          <table:table-cell ns41:value-type="float" table:style-name="ce33" office:value="1" office:value-type="float">
            <text:p>1</text:p>
          </table:table-cell>
          <table:table-cell/>
          <table:table-cell ns41:value-type="float" office:value="2" office:value-type="float">
            <text:p>2</text:p>
          </table:table-cell>
          <table:table-cell/>
          <table:table-cell ns41:value-type="float" office:value="2" office:value-type="float">
            <text:p>2</text:p>
          </table:table-cell>
          <table:table-cell/>
          <table:table-cell ns41:value-type="float" office:value="4" office:value-type="float">
            <text:p>4</text:p>
          </table:table-cell>
          <table:table-cell/>
          <table:table-cell ns41:value-type="float" office:value="4" office:value-type="float">
            <text:p>4</text:p>
          </table:table-cell>
          <table:table-cell ns41:value-type="float" office:value="1" office:value-type="float">
            <text:p>1</text:p>
          </table:table-cell>
          <table:table-cell ns41:value-type="float" office:value="8" office:value-type="float">
            <text:p>8</text:p>
          </table:table-cell>
          <table:table-cell/>
          <table:table-cell ns41:value-type="float" office:value="6" office:value-type="float">
            <text:p>6</text:p>
          </table:table-cell>
          <table:table-cell/>
          <table:table-cell ns41:value-type="float" office:value="6" office:value-type="float">
            <text:p>6</text:p>
          </table:table-cell>
          <table:table-cell ns41:value-type="float" office:value="1" table:number-columns-repeated="2" office:value-type="float">
            <text:p>1</text:p>
          </table:table-cell>
          <table:table-cell/>
          <table:table-cell ns41:value-type="float" office:value="1" office:value-type="float">
            <text:p>1</text:p>
          </table:table-cell>
          <table:table-cell/>
          <table:table-cell ns41:value-type="float" office:value="3" office:value-type="float">
            <text:p>3</text:p>
          </table:table-cell>
          <table:table-cell table:number-columns-repeated="3"/>
          <table:table-cell ns41:value-type="float" office:value="1" office:value-type="float">
            <text:p>1</text:p>
          </table:table-cell>
          <table:table-cell table:number-columns-repeated="5"/>
          <table:table-cell ns41:value-type="float" office:value="3" office:value-type="float">
            <text:p>3</text:p>
          </table:table-cell>
          <table:table-cell/>
          <table:table-cell ns41:value-type="float" office:value="2" office:value-type="float">
            <text:p>2</text:p>
          </table:table-cell>
          <table:table-cell table:number-columns-repeated="5"/>
          <table:table-cell ns41:value-type="float" office:value="2" office:value-type="float">
            <text:p>2</text:p>
          </table:table-cell>
          <table:table-cell/>
          <table:table-cell ns41:value-type="float" office:value="1" office:value-type="float">
            <text:p>1</text:p>
          </table:table-cell>
          <table:table-cell/>
          <table:table-cell ns41:value-type="float" office:value="2" office:value-type="float">
            <text:p>2</text:p>
          </table:table-cell>
          <table:table-cell/>
          <table:table-cell ns41:value-type="float" office:value="21" office:value-type="float">
            <text:p>21</text:p>
          </table:table-cell>
          <table:table-cell ns41:value-type="float" office:value="1" office:value-type="float">
            <text:p>1</text:p>
          </table:table-cell>
          <table:table-cell ns41:value-type="float" office:value="28" office:value-type="float">
            <text:p>28</text:p>
          </table:table-cell>
          <table:table-cell ns41:value-type="float" office:value="1" office:value-type="float">
            <text:p>1</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66" office:value-type="float">
            <text:p>66</text:p>
          </table:table-cell>
          <table:table-cell ns41:value-type="float" table:style-name="ce18" office:value="1823" office:value-type="float">
            <text:p>1823</text:p>
          </table:table-cell>
          <table:table-cell/>
          <table:table-cell ns41:value-type="float" table:style-name="ce33" office:value="2" office:value-type="float">
            <text:p>2</text:p>
          </table:table-cell>
          <table:table-cell/>
          <table:table-cell ns41:value-type="float" office:value="1" office:value-type="float">
            <text:p>1</text:p>
          </table:table-cell>
          <table:table-cell/>
          <table:table-cell ns41:value-type="float" office:value="1" office:value-type="float">
            <text:p>1</text:p>
          </table:table-cell>
          <table:table-cell/>
          <table:table-cell ns41:value-type="float" office:value="4" office:value-type="float">
            <text:p>4</text:p>
          </table:table-cell>
          <table:table-cell/>
          <table:table-cell ns41:value-type="float" office:value="6" office:value-type="float">
            <text:p>6</text:p>
          </table:table-cell>
          <table:table-cell ns41:value-type="float" office:value="1" office:value-type="float">
            <text:p>1</text:p>
          </table:table-cell>
          <table:table-cell ns41:value-type="float" office:value="8" office:value-type="float">
            <text:p>8</text:p>
          </table:table-cell>
          <table:table-cell/>
          <table:table-cell ns41:value-type="float" office:value="3" office:value-type="float">
            <text:p>3</text:p>
          </table:table-cell>
          <table:table-cell ns41:value-type="float" office:value="1" office:value-type="float">
            <text:p>1</text:p>
          </table:table-cell>
          <table:table-cell ns41:value-type="float" office:value="6" office:value-type="float">
            <text:p>6</text:p>
          </table:table-cell>
          <table:table-cell ns41:value-type="float" office:value="2" office:value-type="float">
            <text:p>2</text:p>
          </table:table-cell>
          <table:table-cell table:number-columns-repeated="6"/>
          <table:table-cell ns41:value-type="float" office:value="1" office:value-type="float">
            <text:p>1</text:p>
          </table:table-cell>
          <table:table-cell/>
          <table:table-cell ns41:value-type="float" office:value="2" office:value-type="float">
            <text:p>2</text:p>
          </table:table-cell>
          <table:table-cell/>
          <table:table-cell ns41:value-type="float" office:value="1" office:value-type="float">
            <text:p>1</text:p>
          </table:table-cell>
          <table:table-cell table:number-columns-repeated="3"/>
          <table:table-cell ns41:value-type="float" office:value="2" office:value-type="float">
            <text:p>2</text:p>
          </table:table-cell>
          <table:table-cell/>
          <table:table-cell ns41:value-type="float" office:value="2" office:value-type="float">
            <text:p>2</text:p>
          </table:table-cell>
          <table:table-cell table:number-columns-repeated="11"/>
          <table:table-cell ns41:value-type="float" office:value="16" office:value-type="float">
            <text:p>16</text:p>
          </table:table-cell>
          <table:table-cell ns41:value-type="float" office:value="2" office:value-type="float">
            <text:p>2</text:p>
          </table:table-cell>
          <table:table-cell ns41:value-type="float" office:value="23" office:value-type="float">
            <text:p>23</text:p>
          </table:table-cell>
          <table:table-cell ns41:value-type="float" office:value="2" office:value-type="float">
            <text:p>2</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67" office:value-type="float">
            <text:p>67</text:p>
          </table:table-cell>
          <table:table-cell ns41:value-type="float" table:style-name="ce18" office:value="1822" office:value-type="float">
            <text:p>1822</text:p>
          </table:table-cell>
          <table:table-cell/>
          <table:table-cell ns41:value-type="float" table:style-name="ce33" office:value="4" office:value-type="float">
            <text:p>4</text:p>
          </table:table-cell>
          <table:table-cell/>
          <table:table-cell ns41:value-type="float" office:value="3" office:value-type="float">
            <text:p>3</text:p>
          </table:table-cell>
          <table:table-cell/>
          <table:table-cell ns41:value-type="float" office:value="2" office:value-type="float">
            <text:p>2</text:p>
          </table:table-cell>
          <table:table-cell/>
          <table:table-cell ns41:value-type="float" office:value="2" office:value-type="float">
            <text:p>2</text:p>
          </table:table-cell>
          <table:table-cell/>
          <table:table-cell ns41:value-type="float" office:value="3" office:value-type="float">
            <text:p>3</text:p>
          </table:table-cell>
          <table:table-cell ns41:value-type="float" office:value="1" office:value-type="float">
            <text:p>1</text:p>
          </table:table-cell>
          <table:table-cell ns41:value-type="float" office:value="3" office:value-type="float">
            <text:p>3</text:p>
          </table:table-cell>
          <table:table-cell/>
          <table:table-cell ns41:value-type="float" office:value="5" office:value-type="float">
            <text:p>5</text:p>
          </table:table-cell>
          <table:table-cell ns41:value-type="float" office:value="1" office:value-type="float">
            <text:p>1</text:p>
          </table:table-cell>
          <table:table-cell ns41:value-type="float" office:value="3" office:value-type="float">
            <text:p>3</text:p>
          </table:table-cell>
          <table:table-cell/>
          <table:table-cell ns41:value-type="float" office:value="1" office:value-type="float">
            <text:p>1</text:p>
          </table:table-cell>
          <table:table-cell/>
          <table:table-cell ns41:value-type="float" office:value="3" office:value-type="float">
            <text:p>3</text:p>
          </table:table-cell>
          <table:table-cell/>
          <table:table-cell ns41:value-type="float" office:value="4" office:value-type="float">
            <text:p>4</text:p>
          </table:table-cell>
          <table:table-cell ns41:value-type="float" office:value="1" office:value-type="float">
            <text:p>1</text:p>
          </table:table-cell>
          <table:table-cell ns41:value-type="float" office:value="2" office:value-type="float">
            <text:p>2</text:p>
          </table:table-cell>
          <table:table-cell/>
          <table:table-cell ns41:value-type="float" office:value="3" office:value-type="float">
            <text:p>3</text:p>
          </table:table-cell>
          <table:table-cell table:number-columns-repeated="3"/>
          <table:table-cell ns41:value-type="float" office:value="1" office:value-type="float">
            <text:p>1</text:p>
          </table:table-cell>
          <table:table-cell/>
          <table:table-cell ns41:value-type="float" office:value="1" office:value-type="float">
            <text:p>1</text:p>
          </table:table-cell>
          <table:table-cell/>
          <table:table-cell ns41:value-type="float" office:value="1" office:value-type="float">
            <text:p>1</text:p>
          </table:table-cell>
          <table:table-cell/>
          <table:table-cell ns41:value-type="float" office:value="1" office:value-type="float">
            <text:p>1</text:p>
          </table:table-cell>
          <table:table-cell table:number-columns-repeated="5"/>
          <table:table-cell ns41:value-type="float" office:value="1" office:value-type="float">
            <text:p>1</text:p>
          </table:table-cell>
          <table:table-cell/>
          <table:table-cell ns41:value-type="float" office:value="3" office:value-type="float">
            <text:p>3</text:p>
          </table:table-cell>
          <table:table-cell/>
          <table:table-cell ns41:value-type="float" office:value="25" office:value-type="float">
            <text:p>25</text:p>
          </table:table-cell>
          <table:table-cell ns41:value-type="float" office:value="3" office:value-type="float">
            <text:p>3</text:p>
          </table:table-cell>
          <table:table-cell ns41:value-type="float" office:value="21" office:value-type="float">
            <text:p>21</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68" office:value-type="float">
            <text:p>68</text:p>
          </table:table-cell>
          <table:table-cell ns41:value-type="float" table:style-name="ce18" office:value="1821" office:value-type="float">
            <text:p>1821</text:p>
          </table:table-cell>
          <table:table-cell/>
          <table:table-cell ns41:value-type="float" table:style-name="ce33" office:value="3" office:value-type="float">
            <text:p>3</text:p>
          </table:table-cell>
          <table:table-cell/>
          <table:table-cell ns41:value-type="float" office:value="1" office:value-type="float">
            <text:p>1</text:p>
          </table:table-cell>
          <table:table-cell table:number-columns-repeated="3"/>
          <table:table-cell ns41:value-type="float" office:value="2" office:value-type="float">
            <text:p>2</text:p>
          </table:table-cell>
          <table:table-cell/>
          <table:table-cell ns41:value-type="float" office:value="3" office:value-type="float">
            <text:p>3</text:p>
          </table:table-cell>
          <table:table-cell ns41:value-type="float" office:value="1" office:value-type="float">
            <text:p>1</text:p>
          </table:table-cell>
          <table:table-cell ns41:value-type="float" office:value="6" office:value-type="float">
            <text:p>6</text:p>
          </table:table-cell>
          <table:table-cell/>
          <table:table-cell ns41:value-type="float" office:value="4" office:value-type="float">
            <text:p>4</text:p>
          </table:table-cell>
          <table:table-cell/>
          <table:table-cell ns41:value-type="float" office:value="4" office:value-type="float">
            <text:p>4</text:p>
          </table:table-cell>
          <table:table-cell table:number-columns-repeated="13"/>
          <table:table-cell ns41:value-type="float" office:value="1" office:value-type="float">
            <text:p>1</text:p>
          </table:table-cell>
          <table:table-cell/>
          <table:table-cell ns41:value-type="float" office:value="1" office:value-type="float">
            <text:p>1</text:p>
          </table:table-cell>
          <table:table-cell/>
          <table:table-cell ns41:value-type="float" office:value="1" office:value-type="float">
            <text:p>1</text:p>
          </table:table-cell>
          <table:table-cell table:number-columns-repeated="7"/>
          <table:table-cell ns41:value-type="float" office:value="1" office:value-type="float">
            <text:p>1</text:p>
          </table:table-cell>
          <table:table-cell/>
          <table:table-cell ns41:value-type="float" office:value="1" office:value-type="float">
            <text:p>1</text:p>
          </table:table-cell>
          <table:table-cell/>
          <table:table-cell ns41:value-type="float" office:value="13" office:value-type="float">
            <text:p>13</text:p>
          </table:table-cell>
          <table:table-cell ns41:value-type="float" office:value="1" office:value-type="float">
            <text:p>1</text:p>
          </table:table-cell>
          <table:table-cell ns41:value-type="float" office:value="15" office:value-type="float">
            <text:p>15</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69" office:value-type="float">
            <text:p>69</text:p>
          </table:table-cell>
          <table:table-cell ns41:value-type="float" table:style-name="ce18" office:value="1820" office:value-type="float">
            <text:p>1820</text:p>
          </table:table-cell>
          <table:table-cell/>
          <table:table-cell ns41:value-type="float" table:style-name="ce33" office:value="2" office:value-type="float">
            <text:p>2</text:p>
          </table:table-cell>
          <table:table-cell table:number-columns-repeated="3"/>
          <table:table-cell ns41:value-type="float" office:value="5" office:value-type="float">
            <text:p>5</text:p>
          </table:table-cell>
          <table:table-cell/>
          <table:table-cell ns41:value-type="float" office:value="1" office:value-type="float">
            <text:p>1</text:p>
          </table:table-cell>
          <table:table-cell/>
          <table:table-cell ns41:value-type="float" office:value="2" office:value-type="float">
            <text:p>2</text:p>
          </table:table-cell>
          <table:table-cell ns41:value-type="float" office:value="1" office:value-type="float">
            <text:p>1</text:p>
          </table:table-cell>
          <table:table-cell ns41:value-type="float" office:value="5" office:value-type="float">
            <text:p>5</text:p>
          </table:table-cell>
          <table:table-cell ns41:value-type="float" office:value="1" office:value-type="float">
            <text:p>1</text:p>
          </table:table-cell>
          <table:table-cell ns41:value-type="float" office:value="3" office:value-type="float">
            <text:p>3</text:p>
          </table:table-cell>
          <table:table-cell ns41:value-type="float" office:value="1" office:value-type="float">
            <text:p>1</text:p>
          </table:table-cell>
          <table:table-cell ns41:value-type="float" office:value="8" office:value-type="float">
            <text:p>8</text:p>
          </table:table-cell>
          <table:table-cell table:number-columns-repeated="3"/>
          <table:table-cell ns41:value-type="float" office:value="1" office:value-type="float">
            <text:p>1</text:p>
          </table:table-cell>
          <table:table-cell table:number-columns-repeated="3"/>
          <table:table-cell ns41:value-type="float" office:value="3" office:value-type="float">
            <text:p>3</text:p>
          </table:table-cell>
          <table:table-cell table:number-columns-repeated="3"/>
          <table:table-cell ns41:value-type="float" office:value="4" office:value-type="float">
            <text:p>4</text:p>
          </table:table-cell>
          <table:table-cell/>
          <table:table-cell ns41:value-type="float" office:value="1" office:value-type="float">
            <text:p>1</text:p>
          </table:table-cell>
          <table:table-cell table:number-columns-repeated="5"/>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1" office:value-type="float">
            <text:p>1</text:p>
          </table:table-cell>
          <table:table-cell/>
          <table:table-cell ns41:value-type="float" office:value="1" office:value-type="float">
            <text:p>1</text:p>
          </table:table-cell>
          <table:table-cell/>
          <table:table-cell ns41:value-type="float" office:value="14" office:value-type="float">
            <text:p>14</text:p>
          </table:table-cell>
          <table:table-cell ns41:value-type="float" office:value="2" office:value-type="float">
            <text:p>2</text:p>
          </table:table-cell>
          <table:table-cell ns41:value-type="float" office:value="25" office:value-type="float">
            <text:p>25</text:p>
          </table:table-cell>
          <table:table-cell ns41:value-type="float" office:value="1" office:value-type="float">
            <text:p>1</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70" office:value-type="float">
            <text:p>70</text:p>
          </table:table-cell>
          <table:table-cell ns41:value-type="float" table:style-name="ce18" office:value="1819" office:value-type="float">
            <text:p>1819</text:p>
          </table:table-cell>
          <table:table-cell/>
          <table:table-cell ns41:value-type="float" table:style-name="ce33" office:value="3" office:value-type="float">
            <text:p>3</text:p>
          </table:table-cell>
          <table:table-cell/>
          <table:table-cell ns41:value-type="float" office:value="1" office:value-type="float">
            <text:p>1</text:p>
          </table:table-cell>
          <table:table-cell/>
          <table:table-cell ns41:value-type="float" office:value="6" office:value-type="float">
            <text:p>6</text:p>
          </table:table-cell>
          <table:table-cell/>
          <table:table-cell ns41:value-type="float" office:value="4" office:value-type="float">
            <text:p>4</text:p>
          </table:table-cell>
          <table:table-cell/>
          <table:table-cell ns41:value-type="float" office:value="4" office:value-type="float">
            <text:p>4</text:p>
          </table:table-cell>
          <table:table-cell ns41:value-type="float" office:value="1" office:value-type="float">
            <text:p>1</text:p>
          </table:table-cell>
          <table:table-cell ns41:value-type="float" office:value="3" office:value-type="float">
            <text:p>3</text:p>
          </table:table-cell>
          <table:table-cell/>
          <table:table-cell ns41:value-type="float" office:value="4" office:value-type="float">
            <text:p>4</text:p>
          </table:table-cell>
          <table:table-cell/>
          <table:table-cell ns41:value-type="float" office:value="3" office:value-type="float">
            <text:p>3</text:p>
          </table:table-cell>
          <table:table-cell table:number-columns-repeated="3"/>
          <table:table-cell ns41:value-type="float" office:value="1" office:value-type="float">
            <text:p>1</text:p>
          </table:table-cell>
          <table:table-cell table:number-columns-repeated="3"/>
          <table:table-cell ns41:value-type="float" office:value="2" office:value-type="float">
            <text:p>2</text:p>
          </table:table-cell>
          <table:table-cell/>
          <table:table-cell ns41:value-type="float" office:value="2" office:value-type="float">
            <text:p>2</text:p>
          </table:table-cell>
          <table:table-cell/>
          <table:table-cell ns41:value-type="float" office:value="2" office:value-type="float">
            <text:p>2</text:p>
          </table:table-cell>
          <table:table-cell/>
          <table:table-cell ns41:value-type="float" office:value="1" office:value-type="float">
            <text:p>1</text:p>
          </table:table-cell>
          <table:table-cell table:number-columns-repeated="3"/>
          <table:table-cell ns41:value-type="float" office:value="3" office:value-type="float">
            <text:p>3</text:p>
          </table:table-cell>
          <table:table-cell table:number-columns-repeated="5"/>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23" office:value-type="float">
            <text:p>23</text:p>
          </table:table-cell>
          <table:table-cell ns41:value-type="float" office:value="1" office:value-type="float">
            <text:p>1</text:p>
          </table:table-cell>
          <table:table-cell ns41:value-type="float" office:value="18" office:value-type="float">
            <text:p>18</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71" office:value-type="float">
            <text:p>71</text:p>
          </table:table-cell>
          <table:table-cell ns41:value-type="float" table:style-name="ce18" office:value="1818" office:value-type="float">
            <text:p>1818</text:p>
          </table:table-cell>
          <table:table-cell/>
          <table:table-cell ns41:value-type="float" table:style-name="ce33" office:value="3" office:value-type="float">
            <text:p>3</text:p>
          </table:table-cell>
          <table:table-cell/>
          <table:table-cell ns41:value-type="float" office:value="2" office:value-type="float">
            <text:p>2</text:p>
          </table:table-cell>
          <table:table-cell/>
          <table:table-cell ns41:value-type="float" office:value="1" office:value-type="float">
            <text:p>1</text:p>
          </table:table-cell>
          <table:table-cell/>
          <table:table-cell ns41:value-type="float" office:value="4" office:value-type="float">
            <text:p>4</text:p>
          </table:table-cell>
          <table:table-cell/>
          <table:table-cell ns41:value-type="float" office:value="4" office:value-type="float">
            <text:p>4</text:p>
          </table:table-cell>
          <table:table-cell ns41:value-type="float" office:value="1" office:value-type="float">
            <text:p>1</text:p>
          </table:table-cell>
          <table:table-cell ns41:value-type="float" office:value="6" office:value-type="float">
            <text:p>6</text:p>
          </table:table-cell>
          <table:table-cell ns41:value-type="float" office:value="2" table:number-columns-repeated="2" office:value-type="float">
            <text:p>2</text:p>
          </table:table-cell>
          <table:table-cell/>
          <table:table-cell ns41:value-type="float" office:value="6" office:value-type="float">
            <text:p>6</text:p>
          </table:table-cell>
          <table:table-cell table:number-columns-repeated="3"/>
          <table:table-cell ns41:value-type="float" office:value="2" office:value-type="float">
            <text:p>2</text:p>
          </table:table-cell>
          <table:table-cell/>
          <table:table-cell ns41:value-type="float" office:value="1" office:value-type="float">
            <text:p>1</text:p>
          </table:table-cell>
          <table:table-cell table:number-columns-repeated="3"/>
          <table:table-cell ns41:value-type="float" office:value="2" office:value-type="float">
            <text:p>2</text:p>
          </table:table-cell>
          <table:table-cell table:number-columns-repeated="5"/>
          <table:table-cell ns41:value-type="float" office:value="1" office:value-type="float">
            <text:p>1</text:p>
          </table:table-cell>
          <table:table-cell table:number-columns-repeated="3"/>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2" office:value-type="float">
            <text:p>2</text:p>
          </table:table-cell>
          <table:table-cell/>
          <table:table-cell ns41:value-type="float" office:value="1" office:value-type="float">
            <text:p>1</text:p>
          </table:table-cell>
          <table:table-cell/>
          <table:table-cell ns41:value-type="float" office:value="15" office:value-type="float">
            <text:p>15</text:p>
          </table:table-cell>
          <table:table-cell ns41:value-type="float" office:value="1" office:value-type="float">
            <text:p>1</text:p>
          </table:table-cell>
          <table:table-cell ns41:value-type="float" office:value="24" office:value-type="float">
            <text:p>24</text:p>
          </table:table-cell>
          <table:table-cell ns41:value-type="float" office:value="2" office:value-type="float">
            <text:p>2</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72" office:value-type="float">
            <text:p>72</text:p>
          </table:table-cell>
          <table:table-cell ns41:value-type="float" table:style-name="ce18" office:value="1817" office:value-type="float">
            <text:p>1817</text:p>
          </table:table-cell>
          <table:table-cell/>
          <table:table-cell ns41:value-type="float" table:style-name="ce33" office:value="1" office:value-type="float">
            <text:p>1</text:p>
          </table:table-cell>
          <table:table-cell/>
          <table:table-cell ns41:value-type="float" office:value="3" office:value-type="float">
            <text:p>3</text:p>
          </table:table-cell>
          <table:table-cell table:number-columns-repeated="3"/>
          <table:table-cell ns41:value-type="float" office:value="1" office:value-type="float">
            <text:p>1</text:p>
          </table:table-cell>
          <table:table-cell/>
          <table:table-cell ns41:value-type="float" office:value="4" office:value-type="float">
            <text:p>4</text:p>
          </table:table-cell>
          <table:table-cell/>
          <table:table-cell ns41:value-type="float" office:value="9" office:value-type="float">
            <text:p>9</text:p>
          </table:table-cell>
          <table:table-cell/>
          <table:table-cell ns41:value-type="float" office:value="5" office:value-type="float">
            <text:p>5</text:p>
          </table:table-cell>
          <table:table-cell/>
          <table:table-cell ns41:value-type="float" office:value="1" office:value-type="float">
            <text:p>1</text:p>
          </table:table-cell>
          <table:table-cell table:number-columns-repeated="3"/>
          <table:table-cell ns41:value-type="float" office:value="2" office:value-type="float">
            <text:p>2</text:p>
          </table:table-cell>
          <table:table-cell table:number-columns-repeated="3"/>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1" office:value-type="float">
            <text:p>1</text:p>
          </table:table-cell>
          <table:table-cell/>
          <table:table-cell ns41:value-type="float" office:value="2" office:value-type="float">
            <text:p>2</text:p>
          </table:table-cell>
          <table:table-cell/>
          <table:table-cell ns41:value-type="float" office:value="2" office:value-type="float">
            <text:p>2</text:p>
          </table:table-cell>
          <table:table-cell/>
          <table:table-cell ns41:value-type="float" office:value="2" office:value-type="float">
            <text:p>2</text:p>
          </table:table-cell>
          <table:table-cell table:number-columns-repeated="5"/>
          <table:table-cell ns41:value-type="float" office:value="2" office:value-type="float">
            <text:p>2</text:p>
          </table:table-cell>
          <table:table-cell/>
          <table:table-cell ns41:value-type="float" office:value="1" office:value-type="float">
            <text:p>1</text:p>
          </table:table-cell>
          <table:table-cell/>
          <table:table-cell ns41:value-type="float" office:value="15" office:value-type="float">
            <text:p>15</text:p>
          </table:table-cell>
          <table:table-cell/>
          <table:table-cell ns41:value-type="float" office:value="23" office:value-type="float">
            <text:p>23</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73" office:value-type="float">
            <text:p>73</text:p>
          </table:table-cell>
          <table:table-cell ns41:value-type="float" table:style-name="ce18" office:value="1816" office:value-type="float">
            <text:p>1816</text:p>
          </table:table-cell>
          <table:table-cell/>
          <table:table-cell ns41:value-type="float" table:style-name="ce33" office:value="2" office:value-type="float">
            <text:p>2</text:p>
          </table:table-cell>
          <table:table-cell/>
          <table:table-cell ns41:value-type="float" office:value="2" office:value-type="float">
            <text:p>2</text:p>
          </table:table-cell>
          <table:table-cell/>
          <table:table-cell ns41:value-type="float" office:value="5" office:value-type="float">
            <text:p>5</text:p>
          </table:table-cell>
          <table:table-cell table:number-columns-repeated="3"/>
          <table:table-cell ns41:value-type="float" office:value="4" office:value-type="float">
            <text:p>4</text:p>
          </table:table-cell>
          <table:table-cell/>
          <table:table-cell ns41:value-type="float" office:value="5" office:value-type="float">
            <text:p>5</text:p>
          </table:table-cell>
          <table:table-cell/>
          <table:table-cell ns41:value-type="float" office:value="6" office:value-type="float">
            <text:p>6</text:p>
          </table:table-cell>
          <table:table-cell/>
          <table:table-cell ns41:value-type="float" office:value="4" office:value-type="float">
            <text:p>4</text:p>
          </table:table-cell>
          <table:table-cell/>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1" office:value-type="float">
            <text:p>1</text:p>
          </table:table-cell>
          <table:table-cell/>
          <table:table-cell ns41:value-type="float" office:value="2" office:value-type="float">
            <text:p>2</text:p>
          </table:table-cell>
          <table:table-cell/>
          <table:table-cell ns41:value-type="float" office:value="4" office:value-type="float">
            <text:p>4</text:p>
          </table:table-cell>
          <table:table-cell/>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1" office:value-type="float">
            <text:p>1</text:p>
          </table:table-cell>
          <table:table-cell table:number-columns-repeated="3"/>
          <table:table-cell ns41:value-type="float" office:value="2" office:value-type="float">
            <text:p>2</text:p>
          </table:table-cell>
          <table:table-cell table:number-columns-repeated="5"/>
          <table:table-cell ns41:value-type="float" office:value="23" office:value-type="float">
            <text:p>23</text:p>
          </table:table-cell>
          <table:table-cell/>
          <table:table-cell ns41:value-type="float" office:value="19" office:value-type="float">
            <text:p>19</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74" office:value-type="float">
            <text:p>74</text:p>
          </table:table-cell>
          <table:table-cell ns41:value-type="float" table:style-name="ce18" office:value="1815" office:value-type="float">
            <text:p>1815</text:p>
          </table:table-cell>
          <table:table-cell/>
          <table:table-cell ns41:value-type="float" table:style-name="ce33" office:value="4" office:value-type="float">
            <text:p>4</text:p>
          </table:table-cell>
          <table:table-cell/>
          <table:table-cell ns41:value-type="float" office:value="1" office:value-type="float">
            <text:p>1</text:p>
          </table:table-cell>
          <table:table-cell/>
          <table:table-cell ns41:value-type="float" office:value="4" office:value-type="float">
            <text:p>4</text:p>
          </table:table-cell>
          <table:table-cell/>
          <table:table-cell ns41:value-type="float" office:value="1" office:value-type="float">
            <text:p>1</text:p>
          </table:table-cell>
          <table:table-cell/>
          <table:table-cell ns41:value-type="float" office:value="2" office:value-type="float">
            <text:p>2</text:p>
          </table:table-cell>
          <table:table-cell/>
          <table:table-cell ns41:value-type="float" office:value="6" office:value-type="float">
            <text:p>6</text:p>
          </table:table-cell>
          <table:table-cell/>
          <table:table-cell ns41:value-type="float" office:value="3" office:value-type="float">
            <text:p>3</text:p>
          </table:table-cell>
          <table:table-cell/>
          <table:table-cell ns41:value-type="float" office:value="4" office:value-type="float">
            <text:p>4</text:p>
          </table:table-cell>
          <table:table-cell ns41:value-type="float" office:value="1" office:value-type="float">
            <text:p>1</text:p>
          </table:table-cell>
          <table:table-cell table:number-columns-repeated="2"/>
          <table:table-cell ns41:value-type="float" office:value="1" office:value-type="float">
            <text:p>1</text:p>
          </table:table-cell>
          <table:table-cell/>
          <table:table-cell ns41:value-type="float" office:value="2" office:value-type="float">
            <text:p>2</text:p>
          </table:table-cell>
          <table:table-cell table:number-columns-repeated="5"/>
          <table:table-cell ns41:value-type="float" office:value="2" office:value-type="float">
            <text:p>2</text:p>
          </table:table-cell>
          <table:table-cell/>
          <table:table-cell ns41:value-type="float" office:value="1" office:value-type="float">
            <text:p>1</text:p>
          </table:table-cell>
          <table:table-cell/>
          <table:table-cell ns41:value-type="float" office:value="2" office:value-type="float">
            <text:p>2</text:p>
          </table:table-cell>
          <table:table-cell/>
          <table:table-cell ns41:value-type="float" office:value="5" office:value-type="float">
            <text:p>5</text:p>
          </table:table-cell>
          <table:table-cell/>
          <table:table-cell ns41:value-type="float" office:value="1" office:value-type="float">
            <text:p>1</text:p>
          </table:table-cell>
          <table:table-cell table:number-columns-repeated="5"/>
          <table:table-cell ns41:value-type="float" office:value="3" office:value-type="float">
            <text:p>3</text:p>
          </table:table-cell>
          <table:table-cell/>
          <table:table-cell ns41:value-type="float" office:value="2" office:value-type="float">
            <text:p>2</text:p>
          </table:table-cell>
          <table:table-cell/>
          <table:table-cell ns41:value-type="float" office:value="24" office:value-type="float">
            <text:p>24</text:p>
          </table:table-cell>
          <table:table-cell/>
          <table:table-cell ns41:value-type="float" office:value="20" office:value-type="float">
            <text:p>20</text:p>
          </table:table-cell>
          <table:table-cell ns41:value-type="float" office:value="1" office:value-type="float">
            <text:p>1</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75" office:value-type="float">
            <text:p>75</text:p>
          </table:table-cell>
          <table:table-cell ns41:value-type="float" table:style-name="ce18" office:value="1814" office:value-type="float">
            <text:p>1814</text:p>
          </table:table-cell>
          <table:table-cell/>
          <table:table-cell ns41:value-type="float" table:style-name="ce33" office:value="5" office:value-type="float">
            <text:p>5</text:p>
          </table:table-cell>
          <table:table-cell table:number-columns-repeated="3"/>
          <table:table-cell ns41:value-type="float" office:value="4" office:value-type="float">
            <text:p>4</text:p>
          </table:table-cell>
          <table:table-cell/>
          <table:table-cell ns41:value-type="float" office:value="4" office:value-type="float">
            <text:p>4</text:p>
          </table:table-cell>
          <table:table-cell/>
          <table:table-cell ns41:value-type="float" office:value="4" office:value-type="float">
            <text:p>4</text:p>
          </table:table-cell>
          <table:table-cell/>
          <table:table-cell ns41:value-type="float" office:value="3" office:value-type="float">
            <text:p>3</text:p>
          </table:table-cell>
          <table:table-cell/>
          <table:table-cell ns41:value-type="float" office:value="1" office:value-type="float">
            <text:p>1</text:p>
          </table:table-cell>
          <table:table-cell/>
          <table:table-cell ns41:value-type="float" office:value="5" office:value-type="float">
            <text:p>5</text:p>
          </table:table-cell>
          <table:table-cell ns41:value-type="float" office:value="1" table:number-columns-repeated="2" office:value-type="float">
            <text:p>1</text:p>
          </table:table-cell>
          <table:table-cell/>
          <table:table-cell ns41:value-type="float" office:value="3" office:value-type="float">
            <text:p>3</text:p>
          </table:table-cell>
          <table:table-cell table:number-columns-repeated="5"/>
          <table:table-cell ns41:value-type="float" office:value="1" office:value-type="float">
            <text:p>1</text:p>
          </table:table-cell>
          <table:table-cell/>
          <table:table-cell ns41:value-type="float" office:value="5" office:value-type="float">
            <text:p>5</text:p>
          </table:table-cell>
          <table:table-cell/>
          <table:table-cell ns41:value-type="float" office:value="4" office:value-type="float">
            <text:p>4</text:p>
          </table:table-cell>
          <table:table-cell/>
          <table:table-cell ns41:value-type="float" office:value="1" office:value-type="float">
            <text:p>1</text:p>
          </table:table-cell>
          <table:table-cell/>
          <table:table-cell ns41:value-type="float" office:value="3" office:value-type="float">
            <text:p>3</text:p>
          </table:table-cell>
          <table:table-cell/>
          <table:table-cell ns41:value-type="float" office:value="2" office:value-type="float">
            <text:p>2</text:p>
          </table:table-cell>
          <table:table-cell table:number-columns-repeated="5"/>
          <table:table-cell ns41:value-type="float" office:value="3" office:value-type="float">
            <text:p>3</text:p>
          </table:table-cell>
          <table:table-cell table:number-columns-repeated="3"/>
          <table:table-cell ns41:value-type="float" office:value="26" office:value-type="float">
            <text:p>26</text:p>
          </table:table-cell>
          <table:table-cell/>
          <table:table-cell ns41:value-type="float" office:value="23" office:value-type="float">
            <text:p>23</text:p>
          </table:table-cell>
          <table:table-cell ns41:value-type="float" office:value="1" office:value-type="float">
            <text:p>1</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76" office:value-type="float">
            <text:p>76</text:p>
          </table:table-cell>
          <table:table-cell ns41:value-type="float" table:style-name="ce18" office:value="1813" office:value-type="float">
            <text:p>1813</text:p>
          </table:table-cell>
          <table:table-cell/>
          <table:table-cell ns41:value-type="float" table:style-name="ce33" office:value="1" office:value-type="float">
            <text:p>1</text:p>
          </table:table-cell>
          <table:table-cell/>
          <table:table-cell ns41:value-type="float" office:value="2" office:value-type="float">
            <text:p>2</text:p>
          </table:table-cell>
          <table:table-cell/>
          <table:table-cell ns41:value-type="float" office:value="5" office:value-type="float">
            <text:p>5</text:p>
          </table:table-cell>
          <table:table-cell/>
          <table:table-cell ns41:value-type="float" office:value="4" office:value-type="float">
            <text:p>4</text:p>
          </table:table-cell>
          <table:table-cell/>
          <table:table-cell ns41:value-type="float" office:value="1" office:value-type="float">
            <text:p>1</text:p>
          </table:table-cell>
          <table:table-cell/>
          <table:table-cell ns41:value-type="float" office:value="8" office:value-type="float">
            <text:p>8</text:p>
          </table:table-cell>
          <table:table-cell ns41:value-type="float" office:value="1" office:value-type="float">
            <text:p>1</text:p>
          </table:table-cell>
          <table:table-cell ns41:value-type="float" office:value="5" office:value-type="float">
            <text:p>5</text:p>
          </table:table-cell>
          <table:table-cell/>
          <table:table-cell ns41:value-type="float" office:value="5" office:value-type="float">
            <text:p>5</text:p>
          </table:table-cell>
          <table:table-cell table:number-columns-repeated="3"/>
          <table:table-cell ns41:value-type="float" office:value="1" office:value-type="float">
            <text:p>1</text:p>
          </table:table-cell>
          <table:table-cell/>
          <table:table-cell ns41:value-type="float" office:value="2" office:value-type="float">
            <text:p>2</text:p>
          </table:table-cell>
          <table:table-cell table:number-columns-repeated="3"/>
          <table:table-cell ns41:value-type="float" office:value="4" office:value-type="float">
            <text:p>4</text:p>
          </table:table-cell>
          <table:table-cell/>
          <table:table-cell ns41:value-type="float" office:value="4" office:value-type="float">
            <text:p>4</text:p>
          </table:table-cell>
          <table:table-cell table:number-columns-repeated="5"/>
          <table:table-cell ns41:value-type="float" office:value="2" office:value-type="float">
            <text:p>2</text:p>
          </table:table-cell>
          <table:table-cell table:number-columns-repeated="3"/>
          <table:table-cell ns41:value-type="float" office:value="2" office:value-type="float">
            <text:p>2</text:p>
          </table:table-cell>
          <table:table-cell table:number-columns-repeated="3"/>
          <table:table-cell ns41:value-type="float" office:value="1" office:value-type="float">
            <text:p>1</text:p>
          </table:table-cell>
          <table:table-cell/>
          <table:table-cell ns41:value-type="float" office:value="3" office:value-type="float">
            <text:p>3</text:p>
          </table:table-cell>
          <table:table-cell ns41:value-type="float" office:value="1" office:value-type="float">
            <text:p>1</text:p>
          </table:table-cell>
          <table:table-cell ns41:value-type="float" office:value="23" office:value-type="float">
            <text:p>23</text:p>
          </table:table-cell>
          <table:table-cell/>
          <table:table-cell ns41:value-type="float" office:value="27" office:value-type="float">
            <text:p>27</text:p>
          </table:table-cell>
          <table:table-cell ns41:value-type="float" office:value="1" office:value-type="float">
            <text:p>1</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77" office:value-type="float">
            <text:p>77</text:p>
          </table:table-cell>
          <table:table-cell ns41:value-type="float" table:style-name="ce18" office:value="1812" office:value-type="float">
            <text:p>1812</text:p>
          </table:table-cell>
          <table:table-cell/>
          <table:table-cell ns41:value-type="float" table:style-name="ce33" office:value="4" office:value-type="float">
            <text:p>4</text:p>
          </table:table-cell>
          <table:table-cell/>
          <table:table-cell ns41:value-type="float" office:value="2" office:value-type="float">
            <text:p>2</text:p>
          </table:table-cell>
          <table:table-cell table:number-columns-repeated="3"/>
          <table:table-cell ns41:value-type="float" office:value="2" office:value-type="float">
            <text:p>2</text:p>
          </table:table-cell>
          <table:table-cell/>
          <table:table-cell ns41:value-type="float" office:value="1" office:value-type="float">
            <text:p>1</text:p>
          </table:table-cell>
          <table:table-cell/>
          <table:table-cell ns41:value-type="float" office:value="2" office:value-type="float">
            <text:p>2</text:p>
          </table:table-cell>
          <table:table-cell/>
          <table:table-cell ns41:value-type="float" office:value="4" office:value-type="float">
            <text:p>4</text:p>
          </table:table-cell>
          <table:table-cell/>
          <table:table-cell ns41:value-type="float" office:value="3" office:value-type="float">
            <text:p>3</text:p>
          </table:table-cell>
          <table:table-cell/>
          <table:table-cell ns41:value-type="float" office:value="1" office:value-type="float">
            <text:p>1</text:p>
          </table:table-cell>
          <table:table-cell/>
          <table:table-cell ns41:value-type="float" office:value="1" office:value-type="float">
            <text:p>1</text:p>
          </table:table-cell>
          <table:table-cell table:number-columns-repeated="5"/>
          <table:table-cell ns41:value-type="float" office:value="1" office:value-type="float">
            <text:p>1</text:p>
          </table:table-cell>
          <table:table-cell/>
          <table:table-cell ns41:value-type="float" office:value="1" office:value-type="float">
            <text:p>1</text:p>
          </table:table-cell>
          <table:table-cell/>
          <table:table-cell ns41:value-type="float" office:value="1" office:value-type="float">
            <text:p>1</text:p>
          </table:table-cell>
          <table:table-cell/>
          <table:table-cell ns41:value-type="float" office:value="2" office:value-type="float">
            <text:p>2</text:p>
          </table:table-cell>
          <table:table-cell table:number-columns-repeated="5"/>
          <table:table-cell ns41:value-type="float" office:value="2" office:value-type="float">
            <text:p>2</text:p>
          </table:table-cell>
          <table:table-cell table:number-columns-repeated="3"/>
          <table:table-cell ns41:value-type="float" office:value="1" office:value-type="float">
            <text:p>1</text:p>
          </table:table-cell>
          <table:table-cell table:number-columns-repeated="3"/>
          <table:table-cell ns41:value-type="float" office:value="15" office:value-type="float">
            <text:p>15</text:p>
          </table:table-cell>
          <table:table-cell/>
          <table:table-cell ns41:value-type="float" office:value="13" office:value-type="float">
            <text:p>13</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78" office:value-type="float">
            <text:p>78</text:p>
          </table:table-cell>
          <table:table-cell ns41:value-type="float" table:style-name="ce18" office:value="1811" office:value-type="float">
            <text:p>1811</text:p>
          </table:table-cell>
          <table:table-cell/>
          <table:table-cell ns41:value-type="float" table:style-name="ce33" office:value="2" office:value-type="float">
            <text:p>2</text:p>
          </table:table-cell>
          <table:table-cell table:number-columns-repeated="3"/>
          <table:table-cell ns41:value-type="float" office:value="5" office:value-type="float">
            <text:p>5</text:p>
          </table:table-cell>
          <table:table-cell/>
          <table:table-cell ns41:value-type="float" office:value="3" office:value-type="float">
            <text:p>3</text:p>
          </table:table-cell>
          <table:table-cell/>
          <table:table-cell ns41:value-type="float" office:value="6" office:value-type="float">
            <text:p>6</text:p>
          </table:table-cell>
          <table:table-cell/>
          <table:table-cell ns41:value-type="float" office:value="4" office:value-type="float">
            <text:p>4</text:p>
          </table:table-cell>
          <table:table-cell/>
          <table:table-cell ns41:value-type="float" office:value="2" office:value-type="float">
            <text:p>2</text:p>
          </table:table-cell>
          <table:table-cell/>
          <table:table-cell ns41:value-type="float" office:value="3" office:value-type="float">
            <text:p>3</text:p>
          </table:table-cell>
          <table:table-cell table:number-columns-repeated="9"/>
          <table:table-cell ns41:value-type="float" office:value="3" office:value-type="float">
            <text:p>3</text:p>
          </table:table-cell>
          <table:table-cell ns41:value-type="float" office:value="2" table:number-columns-repeated="2" office:value-type="float">
            <text:p>2</text:p>
          </table:table-cell>
          <table:table-cell/>
          <table:table-cell ns41:value-type="float" office:value="2" office:value-type="float">
            <text:p>2</text:p>
          </table:table-cell>
          <table:table-cell/>
          <table:table-cell ns41:value-type="float" office:value="2" office:value-type="float">
            <text:p>2</text:p>
          </table:table-cell>
          <table:table-cell table:number-columns-repeated="3"/>
          <table:table-cell ns41:value-type="float" office:value="2" office:value-type="float">
            <text:p>2</text:p>
          </table:table-cell>
          <table:table-cell table:number-columns-repeated="3"/>
          <table:table-cell ns41:value-type="float" office:value="2" office:value-type="float">
            <text:p>2</text:p>
          </table:table-cell>
          <table:table-cell/>
          <table:table-cell ns41:value-type="float" office:value="4" office:value-type="float">
            <text:p>4</text:p>
          </table:table-cell>
          <table:table-cell/>
          <table:table-cell ns41:value-type="float" office:value="1" office:value-type="float">
            <text:p>1</text:p>
          </table:table-cell>
          <table:table-cell/>
          <table:table-cell ns41:value-type="float" office:value="24" office:value-type="float">
            <text:p>24</text:p>
          </table:table-cell>
          <table:table-cell ns41:value-type="float" office:value="2" office:value-type="float">
            <text:p>2</text:p>
          </table:table-cell>
          <table:table-cell ns41:value-type="float" office:value="19" office:value-type="float">
            <text:p>19</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79" office:value-type="float">
            <text:p>79</text:p>
          </table:table-cell>
          <table:table-cell ns41:value-type="float" table:style-name="ce18" office:value="1810" office:value-type="float">
            <text:p>1810</text:p>
          </table:table-cell>
          <table:table-cell/>
          <table:table-cell table:style-name="ce33"/>
          <table:table-cell/>
          <table:table-cell ns41:value-type="float" office:value="1" office:value-type="float">
            <text:p>1</text:p>
          </table:table-cell>
          <table:table-cell/>
          <table:table-cell ns41:value-type="float" office:value="1" office:value-type="float">
            <text:p>1</text:p>
          </table:table-cell>
          <table:table-cell/>
          <table:table-cell ns41:value-type="float" office:value="1" office:value-type="float">
            <text:p>1</text:p>
          </table:table-cell>
          <table:table-cell/>
          <table:table-cell ns41:value-type="float" office:value="4" office:value-type="float">
            <text:p>4</text:p>
          </table:table-cell>
          <table:table-cell ns41:value-type="float" office:value="1" office:value-type="float">
            <text:p>1</text:p>
          </table:table-cell>
          <table:table-cell ns41:value-type="float" office:value="3" office:value-type="float">
            <text:p>3</text:p>
          </table:table-cell>
          <table:table-cell/>
          <table:table-cell ns41:value-type="float" office:value="6" office:value-type="float">
            <text:p>6</text:p>
          </table:table-cell>
          <table:table-cell/>
          <table:table-cell ns41:value-type="float" office:value="3" office:value-type="float">
            <text:p>3</text:p>
          </table:table-cell>
          <table:table-cell/>
          <table:table-cell ns41:value-type="float" office:value="2" office:value-type="float">
            <text:p>2</text:p>
          </table:table-cell>
          <table:table-cell/>
          <table:table-cell ns41:value-type="float" office:value="1" office:value-type="float">
            <text:p>1</text:p>
          </table:table-cell>
          <table:table-cell/>
          <table:table-cell ns41:value-type="float" office:value="1" office:value-type="float">
            <text:p>1</text:p>
          </table:table-cell>
          <table:table-cell table:number-columns-repeated="3"/>
          <table:table-cell ns41:value-type="float" office:value="3" office:value-type="float">
            <text:p>3</text:p>
          </table:table-cell>
          <table:table-cell/>
          <table:table-cell ns41:value-type="float" office:value="2" office:value-type="float">
            <text:p>2</text:p>
          </table:table-cell>
          <table:table-cell table:number-columns-repeated="15"/>
          <table:table-cell ns41:value-type="float" office:value="3" office:value-type="float">
            <text:p>3</text:p>
          </table:table-cell>
          <table:table-cell/>
          <table:table-cell ns41:value-type="float" office:value="17" office:value-type="float">
            <text:p>17</text:p>
          </table:table-cell>
          <table:table-cell ns41:value-type="float" office:value="1" office:value-type="float">
            <text:p>1</text:p>
          </table:table-cell>
          <table:table-cell ns41:value-type="float" office:value="14" office:value-type="float">
            <text:p>14</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80" office:value-type="float">
            <text:p>80</text:p>
          </table:table-cell>
          <table:table-cell ns41:value-type="float" table:style-name="ce18" office:value="1809" office:value-type="float">
            <text:p>1809</text:p>
          </table:table-cell>
          <table:table-cell/>
          <table:table-cell ns41:value-type="float" table:style-name="ce33" office:value="2" office:value-type="float">
            <text:p>2</text:p>
          </table:table-cell>
          <table:table-cell/>
          <table:table-cell ns41:value-type="float" office:value="2" office:value-type="float">
            <text:p>2</text:p>
          </table:table-cell>
          <table:table-cell/>
          <table:table-cell ns41:value-type="float" office:value="1" office:value-type="float">
            <text:p>1</text:p>
          </table:table-cell>
          <table:table-cell/>
          <table:table-cell ns41:value-type="float" office:value="1" office:value-type="float">
            <text:p>1</text:p>
          </table:table-cell>
          <table:table-cell/>
          <table:table-cell ns41:value-type="float" office:value="2" office:value-type="float">
            <text:p>2</text:p>
          </table:table-cell>
          <table:table-cell/>
          <table:table-cell ns41:value-type="float" office:value="6" office:value-type="float">
            <text:p>6</text:p>
          </table:table-cell>
          <table:table-cell/>
          <table:table-cell ns41:value-type="float" office:value="3" office:value-type="float">
            <text:p>3</text:p>
          </table:table-cell>
          <table:table-cell/>
          <table:table-cell ns41:value-type="float" office:value="5" office:value-type="float">
            <text:p>5</text:p>
          </table:table-cell>
          <table:table-cell/>
          <table:table-cell ns41:value-type="float" office:value="2" office:value-type="float">
            <text:p>2</text:p>
          </table:table-cell>
          <table:table-cell/>
          <table:table-cell ns41:value-type="float" office:value="2" office:value-type="float">
            <text:p>2</text:p>
          </table:table-cell>
          <table:table-cell/>
          <table:table-cell ns41:value-type="float" office:value="2" office:value-type="float">
            <text:p>2</text:p>
          </table:table-cell>
          <table:table-cell/>
          <table:table-cell ns41:value-type="float" office:value="1" office:value-type="float">
            <text:p>1</text:p>
          </table:table-cell>
          <table:table-cell/>
          <table:table-cell ns41:value-type="float" office:value="2" office:value-type="float">
            <text:p>2</text:p>
          </table:table-cell>
          <table:table-cell table:number-columns-repeated="7"/>
          <table:table-cell ns41:value-type="float" office:value="1" office:value-type="float">
            <text:p>1</text:p>
          </table:table-cell>
          <table:table-cell/>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1" office:value-type="float">
            <text:p>1</text:p>
          </table:table-cell>
          <table:table-cell table:number-columns-repeated="3"/>
          <table:table-cell ns41:value-type="float" office:value="16" office:value-type="float">
            <text:p>16</text:p>
          </table:table-cell>
          <table:table-cell/>
          <table:table-cell ns41:value-type="float" office:value="19" office:value-type="float">
            <text:p>19</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81" office:value-type="float">
            <text:p>81</text:p>
          </table:table-cell>
          <table:table-cell ns41:value-type="float" table:style-name="ce18" office:value="1808" office:value-type="float">
            <text:p>1808</text:p>
          </table:table-cell>
          <table:table-cell/>
          <table:table-cell ns41:value-type="float" table:style-name="ce33" office:value="1" office:value-type="float">
            <text:p>1</text:p>
          </table:table-cell>
          <table:table-cell table:number-columns-repeated="3"/>
          <table:table-cell ns41:value-type="float" office:value="2" office:value-type="float">
            <text:p>2</text:p>
          </table:table-cell>
          <table:table-cell table:number-columns-repeated="3"/>
          <table:table-cell ns41:value-type="float" office:value="3" office:value-type="float">
            <text:p>3</text:p>
          </table:table-cell>
          <table:table-cell/>
          <table:table-cell ns41:value-type="float" office:value="2" office:value-type="float">
            <text:p>2</text:p>
          </table:table-cell>
          <table:table-cell/>
          <table:table-cell ns41:value-type="float" office:value="2" office:value-type="float">
            <text:p>2</text:p>
          </table:table-cell>
          <table:table-cell ns41:value-type="float" office:value="1" office:value-type="float">
            <text:p>1</text:p>
          </table:table-cell>
          <table:table-cell ns41:value-type="float" office:value="4" office:value-type="float">
            <text:p>4</text:p>
          </table:table-cell>
          <table:table-cell table:number-columns-repeated="3"/>
          <table:table-cell ns41:value-type="float" office:value="1" office:value-type="float">
            <text:p>1</text:p>
          </table:table-cell>
          <table:table-cell table:number-columns-repeated="3"/>
          <table:table-cell ns41:value-type="float" office:value="1" office:value-type="float">
            <text:p>1</text:p>
          </table:table-cell>
          <table:table-cell table:number-columns-repeated="3"/>
          <table:table-cell ns41:value-type="float" office:value="1" office:value-type="float">
            <text:p>1</text:p>
          </table:table-cell>
          <table:table-cell table:number-columns-repeated="5"/>
          <table:table-cell ns41:value-type="float" office:value="1" office:value-type="float">
            <text:p>1</text:p>
          </table:table-cell>
          <table:table-cell table:number-columns-repeated="11"/>
          <table:table-cell ns41:value-type="float" office:value="9" office:value-type="float">
            <text:p>9</text:p>
          </table:table-cell>
          <table:table-cell ns41:value-type="float" office:value="1" office:value-type="float">
            <text:p>1</text:p>
          </table:table-cell>
          <table:table-cell ns41:value-type="float" office:value="9" office:value-type="float">
            <text:p>9</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82" office:value-type="float">
            <text:p>82</text:p>
          </table:table-cell>
          <table:table-cell ns41:value-type="float" table:style-name="ce18" office:value="1807" office:value-type="float">
            <text:p>1807</text:p>
          </table:table-cell>
          <table:table-cell/>
          <table:table-cell ns41:value-type="float" table:style-name="ce33" office:value="3" office:value-type="float">
            <text:p>3</text:p>
          </table:table-cell>
          <table:table-cell/>
          <table:table-cell ns41:value-type="float" office:value="1" office:value-type="float">
            <text:p>1</text:p>
          </table:table-cell>
          <table:table-cell/>
          <table:table-cell ns41:value-type="float" office:value="3" office:value-type="float">
            <text:p>3</text:p>
          </table:table-cell>
          <table:table-cell/>
          <table:table-cell ns41:value-type="float" office:value="2" office:value-type="float">
            <text:p>2</text:p>
          </table:table-cell>
          <table:table-cell table:number-columns-repeated="3"/>
          <table:table-cell ns41:value-type="float" office:value="5" office:value-type="float">
            <text:p>5</text:p>
          </table:table-cell>
          <table:table-cell/>
          <table:table-cell ns41:value-type="float" office:value="4" office:value-type="float">
            <text:p>4</text:p>
          </table:table-cell>
          <table:table-cell/>
          <table:table-cell ns41:value-type="float" office:value="3" office:value-type="float">
            <text:p>3</text:p>
          </table:table-cell>
          <table:table-cell table:number-columns-repeated="3"/>
          <table:table-cell ns41:value-type="float" office:value="3" office:value-type="float">
            <text:p>3</text:p>
          </table:table-cell>
          <table:table-cell table:number-columns-repeated="3"/>
          <table:table-cell ns41:value-type="float" office:value="1" office:value-type="float">
            <text:p>1</text:p>
          </table:table-cell>
          <table:table-cell/>
          <table:table-cell ns41:value-type="float" office:value="1" office:value-type="float">
            <text:p>1</text:p>
          </table:table-cell>
          <table:table-cell/>
          <table:table-cell ns41:value-type="float" office:value="1" office:value-type="float">
            <text:p>1</text:p>
          </table:table-cell>
          <table:table-cell table:number-columns-repeated="5"/>
          <table:table-cell ns41:value-type="float" office:value="1" office:value-type="float">
            <text:p>1</text:p>
          </table:table-cell>
          <table:table-cell/>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3" office:value-type="float">
            <text:p>3</text:p>
          </table:table-cell>
          <table:table-cell/>
          <table:table-cell ns41:value-type="float" office:value="1" office:value-type="float">
            <text:p>1</text:p>
          </table:table-cell>
          <table:table-cell/>
          <table:table-cell ns41:value-type="float" office:value="15" office:value-type="float">
            <text:p>15</text:p>
          </table:table-cell>
          <table:table-cell/>
          <table:table-cell ns41:value-type="float" office:value="19" office:value-type="float">
            <text:p>19</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83" office:value-type="float">
            <text:p>83</text:p>
          </table:table-cell>
          <table:table-cell ns41:value-type="float" table:style-name="ce18" office:value="1806" office:value-type="float">
            <text:p>1806</text:p>
          </table:table-cell>
          <table:table-cell/>
          <table:table-cell ns41:value-type="float" table:style-name="ce33" office:value="1" office:value-type="float">
            <text:p>1</text:p>
          </table:table-cell>
          <table:table-cell/>
          <table:table-cell ns41:value-type="float" office:value="2" office:value-type="float">
            <text:p>2</text:p>
          </table:table-cell>
          <table:table-cell/>
          <table:table-cell ns41:value-type="float" office:value="1" office:value-type="float">
            <text:p>1</text:p>
          </table:table-cell>
          <table:table-cell/>
          <table:table-cell ns41:value-type="float" office:value="3" office:value-type="float">
            <text:p>3</text:p>
          </table:table-cell>
          <table:table-cell/>
          <table:table-cell ns41:value-type="float" office:value="3" office:value-type="float">
            <text:p>3</text:p>
          </table:table-cell>
          <table:table-cell/>
          <table:table-cell ns41:value-type="float" office:value="6" office:value-type="float">
            <text:p>6</text:p>
          </table:table-cell>
          <table:table-cell ns41:value-type="float" office:value="1" office:value-type="float">
            <text:p>1</text:p>
          </table:table-cell>
          <table:table-cell table:number-columns-repeated="2"/>
          <table:table-cell ns41:value-type="float" office:value="3" office:value-type="float">
            <text:p>3</text:p>
          </table:table-cell>
          <table:table-cell/>
          <table:table-cell ns41:value-type="float" office:value="1" office:value-type="float">
            <text:p>1</text:p>
          </table:table-cell>
          <table:table-cell/>
          <table:table-cell ns41:value-type="float" office:value="1" office:value-type="float">
            <text:p>1</text:p>
          </table:table-cell>
          <table:table-cell table:number-columns-repeated="3"/>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2" office:value-type="float">
            <text:p>2</text:p>
          </table:table-cell>
          <table:table-cell table:number-columns-repeated="9"/>
          <table:table-cell ns41:value-type="float" office:value="1" office:value-type="float">
            <text:p>1</text:p>
          </table:table-cell>
          <table:table-cell table:number-columns-repeated="5"/>
          <table:table-cell ns41:value-type="float" office:value="8" office:value-type="float">
            <text:p>8</text:p>
          </table:table-cell>
          <table:table-cell/>
          <table:table-cell ns41:value-type="float" office:value="18" office:value-type="float">
            <text:p>18</text:p>
          </table:table-cell>
          <table:table-cell ns41:value-type="float" office:value="1" office:value-type="float">
            <text:p>1</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84" office:value-type="float">
            <text:p>84</text:p>
          </table:table-cell>
          <table:table-cell ns41:value-type="float" table:style-name="ce18" office:value="1805" office:value-type="float">
            <text:p>1805</text:p>
          </table:table-cell>
          <table:table-cell/>
          <table:table-cell ns41:value-type="float" table:style-name="ce33" office:value="2" office:value-type="float">
            <text:p>2</text:p>
          </table:table-cell>
          <table:table-cell table:number-columns-repeated="3"/>
          <table:table-cell ns41:value-type="float" office:value="2" office:value-type="float">
            <text:p>2</text:p>
          </table:table-cell>
          <table:table-cell table:number-columns-repeated="3"/>
          <table:table-cell ns41:value-type="float" office:value="2" office:value-type="float">
            <text:p>2</text:p>
          </table:table-cell>
          <table:table-cell/>
          <table:table-cell ns41:value-type="float" office:value="3" office:value-type="float">
            <text:p>3</text:p>
          </table:table-cell>
          <table:table-cell table:number-columns-repeated="3"/>
          <table:table-cell ns41:value-type="float" office:value="2" office:value-type="float">
            <text:p>2</text:p>
          </table:table-cell>
          <table:table-cell table:number-columns-repeated="3"/>
          <table:table-cell ns41:value-type="float" office:value="1" office:value-type="float">
            <text:p>1</text:p>
          </table:table-cell>
          <table:table-cell table:number-columns-repeated="13"/>
          <table:table-cell ns41:value-type="float" office:value="2" office:value-type="float">
            <text:p>2</text:p>
          </table:table-cell>
          <table:table-cell table:number-columns-repeated="7"/>
          <table:table-cell ns41:value-type="float" office:value="1" office:value-type="float">
            <text:p>1</text:p>
          </table:table-cell>
          <table:table-cell table:number-columns-repeated="3"/>
          <table:table-cell ns41:value-type="float" office:value="9" office:value-type="float">
            <text:p>9</text:p>
          </table:table-cell>
          <table:table-cell/>
          <table:table-cell ns41:value-type="float" office:value="6" office:value-type="float">
            <text:p>6</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85" office:value-type="float">
            <text:p>85</text:p>
          </table:table-cell>
          <table:table-cell ns41:value-type="float" table:style-name="ce18" office:value="1804" office:value-type="float">
            <text:p>1804</text:p>
          </table:table-cell>
          <table:table-cell/>
          <table:table-cell table:style-name="ce33"/>
          <table:table-cell table:number-columns-repeated="7"/>
          <table:table-cell ns41:value-type="float" office:value="2" office:value-type="float">
            <text:p>2</text:p>
          </table:table-cell>
          <table:table-cell/>
          <table:table-cell ns41:value-type="float" office:value="1" office:value-type="float">
            <text:p>1</text:p>
          </table:table-cell>
          <table:table-cell/>
          <table:table-cell ns41:value-type="float" office:value="1" office:value-type="float">
            <text:p>1</text:p>
          </table:table-cell>
          <table:table-cell table:number-columns-repeated="7"/>
          <table:table-cell ns41:value-type="float" office:value="3" office:value-type="float">
            <text:p>3</text:p>
          </table:table-cell>
          <table:table-cell/>
          <table:table-cell ns41:value-type="float" office:value="1" office:value-type="float">
            <text:p>1</text:p>
          </table:table-cell>
          <table:table-cell/>
          <table:table-cell ns41:value-type="float" office:value="2" office:value-type="float">
            <text:p>2</text:p>
          </table:table-cell>
          <table:table-cell table:number-columns-repeated="3"/>
          <table:table-cell ns41:value-type="float" office:value="1" office:value-type="float">
            <text:p>1</text:p>
          </table:table-cell>
          <table:table-cell table:number-columns-repeated="3"/>
          <table:table-cell ns41:value-type="float" office:value="1" office:value-type="float">
            <text:p>1</text:p>
          </table:table-cell>
          <table:table-cell table:number-columns-repeated="11"/>
          <table:table-cell ns41:value-type="float" office:value="10" office:value-type="float">
            <text:p>10</text:p>
          </table:table-cell>
          <table:table-cell/>
          <table:table-cell ns41:value-type="float" office:value="2" office:value-type="float">
            <text:p>2</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86" office:value-type="float">
            <text:p>86</text:p>
          </table:table-cell>
          <table:table-cell ns41:value-type="float" table:style-name="ce18" office:value="1803" office:value-type="float">
            <text:p>1803</text:p>
          </table:table-cell>
          <table:table-cell/>
          <table:table-cell ns41:value-type="float" table:style-name="ce33" office:value="1" office:value-type="float">
            <text:p>1</text:p>
          </table:table-cell>
          <table:table-cell table:number-columns-repeated="3"/>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1" office:value-type="float">
            <text:p>1</text:p>
          </table:table-cell>
          <table:table-cell table:number-columns-repeated="3"/>
          <table:table-cell ns41:value-type="float" office:value="2" office:value-type="float">
            <text:p>2</text:p>
          </table:table-cell>
          <table:table-cell table:number-columns-repeated="3"/>
          <table:table-cell ns41:value-type="float" office:value="2" office:value-type="float">
            <text:p>2</text:p>
          </table:table-cell>
          <table:table-cell table:number-columns-repeated="3"/>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1" office:value-type="float">
            <text:p>1</text:p>
          </table:table-cell>
          <table:table-cell/>
          <table:table-cell ns41:value-type="float" office:value="1" office:value-type="float">
            <text:p>1</text:p>
          </table:table-cell>
          <table:table-cell/>
          <table:table-cell ns41:value-type="float" office:value="1" office:value-type="float">
            <text:p>1</text:p>
          </table:table-cell>
          <table:table-cell/>
          <table:table-cell ns41:value-type="float" office:value="1" office:value-type="float">
            <text:p>1</text:p>
          </table:table-cell>
          <table:table-cell table:number-columns-repeated="3"/>
          <table:table-cell ns41:value-type="float" office:value="7" office:value-type="float">
            <text:p>7</text:p>
          </table:table-cell>
          <table:table-cell/>
          <table:table-cell ns41:value-type="float" office:value="9" office:value-type="float">
            <text:p>9</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87" office:value-type="float">
            <text:p>87</text:p>
          </table:table-cell>
          <table:table-cell ns41:value-type="float" table:style-name="ce18" office:value="1802" office:value-type="float">
            <text:p>1802</text:p>
          </table:table-cell>
          <table:table-cell/>
          <table:table-cell ns41:value-type="float" table:style-name="ce33" office:value="2" office:value-type="float">
            <text:p>2</text:p>
          </table:table-cell>
          <table:table-cell/>
          <table:table-cell ns41:value-type="float" office:value="1" office:value-type="float">
            <text:p>1</text:p>
          </table:table-cell>
          <table:table-cell/>
          <table:table-cell ns41:value-type="float" office:value="2" office:value-type="float">
            <text:p>2</text:p>
          </table:table-cell>
          <table:table-cell/>
          <table:table-cell ns41:value-type="float" office:value="1" office:value-type="float">
            <text:p>1</text:p>
          </table:table-cell>
          <table:table-cell table:number-columns-repeated="3"/>
          <table:table-cell ns41:value-type="float" office:value="1" office:value-type="float">
            <text:p>1</text:p>
          </table:table-cell>
          <table:table-cell table:number-columns-repeated="3"/>
          <table:table-cell ns41:value-type="float" office:value="2" office:value-type="float">
            <text:p>2</text:p>
          </table:table-cell>
          <table:table-cell/>
          <table:table-cell ns41:value-type="float" office:value="1" office:value-type="float">
            <text:p>1</text:p>
          </table:table-cell>
          <table:table-cell table:number-columns-repeated="7"/>
          <table:table-cell ns41:value-type="float" office:value="1" office:value-type="float">
            <text:p>1</text:p>
          </table:table-cell>
          <table:table-cell/>
          <table:table-cell ns41:value-type="float" office:value="2" office:value-type="float">
            <text:p>2</text:p>
          </table:table-cell>
          <table:table-cell table:number-columns-repeated="3"/>
          <table:table-cell ns41:value-type="float" office:value="1" office:value-type="float">
            <text:p>1</text:p>
          </table:table-cell>
          <table:table-cell table:number-columns-repeated="3"/>
          <table:table-cell ns41:value-type="float" office:value="1" office:value-type="float">
            <text:p>1</text:p>
          </table:table-cell>
          <table:table-cell table:number-columns-repeated="9"/>
          <table:table-cell ns41:value-type="float" office:value="6" office:value-type="float">
            <text:p>6</text:p>
          </table:table-cell>
          <table:table-cell/>
          <table:table-cell ns41:value-type="float" office:value="9" office:value-type="float">
            <text:p>9</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88" office:value-type="float">
            <text:p>88</text:p>
          </table:table-cell>
          <table:table-cell ns41:value-type="float" table:style-name="ce18" office:value="1801" office:value-type="float">
            <text:p>1801</text:p>
          </table:table-cell>
          <table:table-cell/>
          <table:table-cell ns41:value-type="float" table:style-name="ce33" office:value="3" office:value-type="float">
            <text:p>3</text:p>
          </table:table-cell>
          <table:table-cell table:number-columns-repeated="3"/>
          <table:table-cell ns41:value-type="float" office:value="1" office:value-type="float">
            <text:p>1</text:p>
          </table:table-cell>
          <table:table-cell table:number-columns-repeated="5"/>
          <table:table-cell ns41:value-type="float" office:value="1" office:value-type="float">
            <text:p>1</text:p>
          </table:table-cell>
          <table:table-cell/>
          <table:table-cell ns41:value-type="float" office:value="2" office:value-type="float">
            <text:p>2</text:p>
          </table:table-cell>
          <table:table-cell/>
          <table:table-cell ns41:value-type="float" office:value="2" office:value-type="float">
            <text:p>2</text:p>
          </table:table-cell>
          <table:table-cell table:number-columns-repeated="13"/>
          <table:table-cell ns41:value-type="float" office:value="1" office:value-type="float">
            <text:p>1</text:p>
          </table:table-cell>
          <table:table-cell/>
          <table:table-cell ns41:value-type="float" office:value="1" table:number-columns-repeated="2" office:value-type="float">
            <text:p>1</text:p>
          </table:table-cell>
          <table:table-cell table:number-columns-repeated="8"/>
          <table:table-cell ns41:value-type="float" office:value="1" office:value-type="float">
            <text:p>1</text:p>
          </table:table-cell>
          <table:table-cell table:number-columns-repeated="3"/>
          <table:table-cell ns41:value-type="float" office:value="8" office:value-type="float">
            <text:p>8</text:p>
          </table:table-cell>
          <table:table-cell/>
          <table:table-cell ns41:value-type="float" office:value="4" office:value-type="float">
            <text:p>4</text:p>
          </table:table-cell>
          <table:table-cell ns41:value-type="float" office:value="1" office:value-type="float">
            <text:p>1</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89" office:value-type="float">
            <text:p>89</text:p>
          </table:table-cell>
          <table:table-cell ns41:value-type="float" table:style-name="ce18" office:value="1800" office:value-type="float">
            <text:p>1800</text:p>
          </table:table-cell>
          <table:table-cell/>
          <table:table-cell table:style-name="ce33"/>
          <table:table-cell table:number-columns-repeated="3"/>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1" office:value-type="float">
            <text:p>1</text:p>
          </table:table-cell>
          <table:table-cell/>
          <table:table-cell ns41:value-type="float" office:value="2" office:value-type="float">
            <text:p>2</text:p>
          </table:table-cell>
          <table:table-cell/>
          <table:table-cell ns41:value-type="float" office:value="1" office:value-type="float">
            <text:p>1</text:p>
          </table:table-cell>
          <table:table-cell table:number-columns-repeated="29"/>
          <table:table-cell ns41:value-type="float" office:value="4" office:value-type="float">
            <text:p>4</text:p>
          </table:table-cell>
          <table:table-cell/>
          <table:table-cell ns41:value-type="float" office:value="2" office:value-type="float">
            <text:p>2</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90" office:value-type="float">
            <text:p>90</text:p>
          </table:table-cell>
          <table:table-cell ns41:value-type="float" table:style-name="ce18" office:value="1799" office:value-type="float">
            <text:p>1799</text:p>
          </table:table-cell>
          <table:table-cell/>
          <table:table-cell ns41:value-type="float" table:style-name="ce33" office:value="2" office:value-type="float">
            <text:p>2</text:p>
          </table:table-cell>
          <table:table-cell table:number-columns-repeated="11"/>
          <table:table-cell ns41:value-type="float" office:value="1" office:value-type="float">
            <text:p>1</text:p>
          </table:table-cell>
          <table:table-cell table:number-columns-repeated="5"/>
          <table:table-cell ns41:value-type="float" office:value="1" office:value-type="float">
            <text:p>1</text:p>
          </table:table-cell>
          <table:table-cell table:number-columns-repeated="25"/>
          <table:table-cell ns41:value-type="float" office:value="3" office:value-type="float">
            <text:p>3</text:p>
          </table:table-cell>
          <table:table-cell/>
          <table:table-cell ns41:value-type="float" office:value="1" office:value-type="float">
            <text:p>1</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91" office:value-type="float">
            <text:p>91</text:p>
          </table:table-cell>
          <table:table-cell ns41:value-type="float" table:style-name="ce18" office:value="1798" office:value-type="float">
            <text:p>1798</text:p>
          </table:table-cell>
          <table:table-cell/>
          <table:table-cell table:style-name="ce33"/>
          <table:table-cell table:number-columns-repeated="9"/>
          <table:table-cell ns41:value-type="float" office:value="2" office:value-type="float">
            <text:p>2</text:p>
          </table:table-cell>
          <table:table-cell table:number-columns-repeated="35"/>
          <table:table-cell ns41:value-type="float" office:value="2" office:value-type="float">
            <text:p>2</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92" office:value-type="float">
            <text:p>92</text:p>
          </table:table-cell>
          <table:table-cell ns41:value-type="float" table:style-name="ce18" office:value="1797" office:value-type="float">
            <text:p>1797</text:p>
          </table:table-cell>
          <table:table-cell/>
          <table:table-cell table:style-name="ce33"/>
          <table:table-cell table:number-columns-repeated="9"/>
          <table:table-cell ns41:value-type="float" office:value="1" office:value-type="float">
            <text:p>1</text:p>
          </table:table-cell>
          <table:table-cell table:number-columns-repeated="35"/>
          <table:table-cell ns41:value-type="float" office:value="1" office:value-type="float">
            <text:p>1</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93" office:value-type="float">
            <text:p>93</text:p>
          </table:table-cell>
          <table:table-cell ns41:value-type="float" table:style-name="ce18" office:value="1796" office:value-type="float">
            <text:p>1796</text:p>
          </table:table-cell>
          <table:table-cell/>
          <table:table-cell table:style-name="ce33"/>
          <table:table-cell table:number-columns-repeated="23"/>
          <table:table-cell ns41:value-type="float" office:value="1" office:value-type="float">
            <text:p>1</text:p>
          </table:table-cell>
          <table:table-cell table:number-columns-repeated="15"/>
          <table:table-cell ns41:value-type="float" office:value="1" office:value-type="float">
            <text:p>1</text:p>
          </table:table-cell>
          <table:table-cell table:number-columns-repeated="3"/>
          <table:table-cell ns41:value-type="float" office:value="2" office:value-type="float">
            <text:p>2</text:p>
          </table:table-cell>
          <table:table-cell table:number-columns-repeated="3"/>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94" office:value-type="float">
            <text:p>94</text:p>
          </table:table-cell>
          <table:table-cell ns41:value-type="float" table:style-name="ce18" office:value="1795" office:value-type="float">
            <text:p>1795</text:p>
          </table:table-cell>
          <table:table-cell/>
          <table:table-cell table:style-name="ce33"/>
          <table:table-cell table:number-columns-repeated="13"/>
          <table:table-cell ns41:value-type="float" office:value="1" office:value-type="float">
            <text:p>1</text:p>
          </table:table-cell>
          <table:table-cell table:number-columns-repeated="31"/>
          <table:table-cell ns41:value-type="float" office:value="1" office:value-type="float">
            <text:p>1</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95" office:value-type="float">
            <text:p>95</text:p>
          </table:table-cell>
          <table:table-cell ns41:value-type="float" table:style-name="ce18" office:value="1794" office:value-type="float">
            <text:p>1794</text:p>
          </table:table-cell>
          <table:table-cell/>
          <table:table-cell table:style-name="ce33"/>
          <table:table-cell/>
          <table:table-cell ns41:value-type="float" office:value="1" office:value-type="float">
            <text:p>1</text:p>
          </table:table-cell>
          <table:table-cell table:number-columns-repeated="43"/>
          <table:table-cell ns41:value-type="float" office:value="1" office:value-type="float">
            <text:p>1</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96" office:value-type="float">
            <text:p>96</text:p>
          </table:table-cell>
          <table:table-cell ns41:value-type="float" table:style-name="ce18" office:value="1793" office:value-type="float">
            <text:p>1793</text:p>
          </table:table-cell>
          <table:table-cell/>
          <table:table-cell table:style-name="ce33"/>
          <table:table-cell table:number-columns-repeated="47"/>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97" office:value-type="float">
            <text:p>97</text:p>
          </table:table-cell>
          <table:table-cell ns41:value-type="float" table:style-name="ce18" office:value="1792" office:value-type="float">
            <text:p>1792</text:p>
          </table:table-cell>
          <table:table-cell/>
          <table:table-cell table:style-name="ce33"/>
          <table:table-cell table:number-columns-repeated="47"/>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98" office:value-type="float">
            <text:p>98</text:p>
          </table:table-cell>
          <table:table-cell ns41:value-type="float" table:style-name="ce18" office:value="1791" office:value-type="float">
            <text:p>1791</text:p>
          </table:table-cell>
          <table:table-cell/>
          <table:table-cell table:style-name="ce33"/>
          <table:table-cell/>
          <table:table-cell ns41:value-type="float" office:value="1" office:value-type="float">
            <text:p>1</text:p>
          </table:table-cell>
          <table:table-cell table:number-columns-repeated="43"/>
          <table:table-cell ns41:value-type="float" office:value="1" office:value-type="float">
            <text:p>1</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99" office:value-type="float">
            <text:p>99</text:p>
          </table:table-cell>
          <table:table-cell ns41:value-type="float" table:style-name="ce18" office:value="1790" office:value-type="float">
            <text:p>1790</text:p>
          </table:table-cell>
          <table:table-cell/>
          <table:table-cell table:style-name="ce33"/>
          <table:table-cell table:number-columns-repeated="47"/>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100" office:value-type="float">
            <text:p>100</text:p>
          </table:table-cell>
          <table:table-cell ns41:value-type="float" table:style-name="ce18" office:value="1789" office:value-type="float">
            <text:p>1789</text:p>
          </table:table-cell>
          <table:table-cell/>
          <table:table-cell table:style-name="ce33"/>
          <table:table-cell table:number-columns-repeated="47"/>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101" office:value-type="float">
            <text:p>101</text:p>
          </table:table-cell>
          <table:table-cell ns41:value-type="float" table:style-name="ce18" office:value="1788" office:value-type="float">
            <text:p>1788</text:p>
          </table:table-cell>
          <table:table-cell/>
          <table:table-cell table:style-name="ce33"/>
          <table:table-cell table:number-columns-repeated="47"/>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102" office:value-type="float">
            <text:p>102</text:p>
          </table:table-cell>
          <table:table-cell ns41:value-type="float" table:style-name="ce18" office:value="1787" office:value-type="float">
            <text:p>1787</text:p>
          </table:table-cell>
          <table:table-cell/>
          <table:table-cell table:style-name="ce33"/>
          <table:table-cell table:number-columns-repeated="47"/>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string" table:number-rows-spanned="1" table:style-name="ce8" table:number-columns-spanned="2" office:value-type="string">
            <text:p>Onbekend</text:p>
          </table:table-cell>
          <table:covered-table-cell table:style-name="ce19"/>
          <table:table-cell table:style-name="ce25"/>
          <table:table-cell table:style-name="ce33"/>
          <table:table-cell table:number-columns-repeated="39"/>
          <table:table-cell ns41:value-type="float" office:value="1" office:value-type="float">
            <text:p>1</text:p>
          </table:table-cell>
          <table:table-cell table:number-columns-repeated="3"/>
          <table:table-cell ns41:value-type="float" office:value="1" office:value-type="float">
            <text:p>1</text:p>
          </table:table-cell>
          <table:table-cell table:number-columns-repeated="3"/>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1">
          <table:table-cell ns41:value-type="string" table:number-rows-spanned="1" table:style-name="ce9" table:number-columns-spanned="2" office:value-type="string">
            <text:p>Totaal</text:p>
          </table:table-cell>
          <table:covered-table-cell table:style-name="ce20"/>
          <table:table-cell table:style-name="ce25"/>
          <table:table-cell ns41:value-type="float" table:style-name="ce34" office:value="154" office:value-type="float">
            <text:p>154</text:p>
          </table:table-cell>
          <table:table-cell ns41:value-type="float" table:style-name="ce43" office:value="49" office:value-type="float">
            <text:p>49</text:p>
          </table:table-cell>
          <table:table-cell ns41:value-type="float" table:style-name="ce49" office:value="89" office:value-type="float">
            <text:p>89</text:p>
          </table:table-cell>
          <table:table-cell ns41:value-type="float" table:style-name="ce43" office:value="29" office:value-type="float">
            <text:p>29</text:p>
          </table:table-cell>
          <table:table-cell ns41:value-type="float" table:style-name="ce49" office:value="147" office:value-type="float">
            <text:p>147</text:p>
          </table:table-cell>
          <table:table-cell ns41:value-type="float" table:style-name="ce43" office:value="29" office:value-type="float">
            <text:p>29</text:p>
          </table:table-cell>
          <table:table-cell ns41:value-type="float" table:style-name="ce49" office:value="108" office:value-type="float">
            <text:p>108</text:p>
          </table:table-cell>
          <table:table-cell ns41:value-type="float" table:style-name="ce43" office:value="16" office:value-type="float">
            <text:p>16</text:p>
          </table:table-cell>
          <table:table-cell ns41:value-type="float" table:style-name="ce49" office:value="189" office:value-type="float">
            <text:p>189</text:p>
          </table:table-cell>
          <table:table-cell ns41:value-type="float" table:style-name="ce43" office:value="54" office:value-type="float">
            <text:p>54</text:p>
          </table:table-cell>
          <table:table-cell ns41:value-type="float" table:style-name="ce49" office:value="219" office:value-type="float">
            <text:p>219</text:p>
          </table:table-cell>
          <table:table-cell ns41:value-type="float" table:style-name="ce43" office:value="39" office:value-type="float">
            <text:p>39</text:p>
          </table:table-cell>
          <table:table-cell ns41:value-type="float" table:style-name="ce49" office:value="275" office:value-type="float">
            <text:p>275</text:p>
          </table:table-cell>
          <table:table-cell ns41:value-type="float" table:style-name="ce43" office:value="94" office:value-type="float">
            <text:p>94</text:p>
          </table:table-cell>
          <table:table-cell ns41:value-type="float" table:style-name="ce49" office:value="241" office:value-type="float">
            <text:p>241</text:p>
          </table:table-cell>
          <table:table-cell ns41:value-type="float" table:style-name="ce43" office:value="64" office:value-type="float">
            <text:p>64</text:p>
          </table:table-cell>
          <table:table-cell ns41:value-type="float" table:style-name="ce49" office:value="37" office:value-type="float">
            <text:p>37</text:p>
          </table:table-cell>
          <table:table-cell ns41:value-type="float" table:style-name="ce43" office:value="8" office:value-type="float">
            <text:p>8</text:p>
          </table:table-cell>
          <table:table-cell ns41:value-type="float" table:style-name="ce49" office:value="47" office:value-type="float">
            <text:p>47</text:p>
          </table:table-cell>
          <table:table-cell ns41:value-type="float" table:style-name="ce43" office:value="5" office:value-type="float">
            <text:p>5</text:p>
          </table:table-cell>
          <table:table-cell ns41:value-type="float" table:style-name="ce49" office:value="57" office:value-type="float">
            <text:p>57</text:p>
          </table:table-cell>
          <table:table-cell ns41:value-type="float" table:style-name="ce43" office:value="13" office:value-type="float">
            <text:p>13</text:p>
          </table:table-cell>
          <table:table-cell ns41:value-type="float" table:style-name="ce49" office:value="35" office:value-type="float">
            <text:p>35</text:p>
          </table:table-cell>
          <table:table-cell ns41:value-type="float" table:style-name="ce43" office:value="3" office:value-type="float">
            <text:p>3</text:p>
          </table:table-cell>
          <table:table-cell ns41:value-type="float" table:style-name="ce49" office:value="61" office:value-type="float">
            <text:p>61</text:p>
          </table:table-cell>
          <table:table-cell ns41:value-type="float" table:style-name="ce43" office:value="7" office:value-type="float">
            <text:p>7</text:p>
          </table:table-cell>
          <table:table-cell ns41:value-type="float" table:style-name="ce43" office:value="74" office:value-type="float">
            <text:p>74</text:p>
          </table:table-cell>
          <table:table-cell ns41:value-type="float" table:style-name="ce43" office:value="7" office:value-type="float">
            <text:p>7</text:p>
          </table:table-cell>
          <table:table-cell ns41:value-type="float" table:style-name="ce49" office:value="64" office:value-type="float">
            <text:p>64</text:p>
          </table:table-cell>
          <table:table-cell ns41:value-type="float" table:style-name="ce43" office:value="5" office:value-type="float">
            <text:p>5</text:p>
          </table:table-cell>
          <table:table-cell ns41:value-type="float" table:style-name="ce43" office:value="42" office:value-type="float">
            <text:p>42</text:p>
          </table:table-cell>
          <table:table-cell ns41:value-type="float" table:style-name="ce43" office:value="2" office:value-type="float">
            <text:p>2</text:p>
          </table:table-cell>
          <table:table-cell ns41:value-type="float" table:style-name="ce49" office:value="69" office:value-type="float">
            <text:p>69</text:p>
          </table:table-cell>
          <table:table-cell ns41:value-type="float" table:style-name="ce43" office:value="5" office:value-type="float">
            <text:p>5</text:p>
          </table:table-cell>
          <table:table-cell ns41:value-type="float" table:style-name="ce43" office:value="47" office:value-type="float">
            <text:p>47</text:p>
          </table:table-cell>
          <table:table-cell ns41:value-type="float" table:style-name="ce43" office:value="2" office:value-type="float">
            <text:p>2</text:p>
          </table:table-cell>
          <table:table-cell ns41:value-type="float" table:style-name="ce49" office:value="19" office:value-type="float">
            <text:p>19</text:p>
          </table:table-cell>
          <table:table-cell table:style-name="ce43"/>
          <table:table-cell ns41:value-type="float" table:style-name="ce43" office:value="28" office:value-type="float">
            <text:p>28</text:p>
          </table:table-cell>
          <table:table-cell ns41:value-type="float" table:style-name="ce43" office:value="2" office:value-type="float">
            <text:p>2</text:p>
          </table:table-cell>
          <table:table-cell ns41:value-type="float" table:style-name="ce43" office:value="67" office:value-type="float">
            <text:p>67</text:p>
          </table:table-cell>
          <table:table-cell ns41:value-type="float" table:style-name="ce43" office:value="4" office:value-type="float">
            <text:p>4</text:p>
          </table:table-cell>
          <table:table-cell ns41:value-type="float" table:style-name="ce43" office:value="45" office:value-type="float">
            <text:p>45</text:p>
          </table:table-cell>
          <table:table-cell ns41:value-type="float" table:style-name="ce43" office:value="4" office:value-type="float">
            <text:p>4</text:p>
          </table:table-cell>
          <table:table-cell ns41:value-type="float" table:style-name="ce43" office:value="1139" office:value-type="float">
            <text:p>1139</text:p>
          </table:table-cell>
          <table:table-cell ns41:value-type="float" table:style-name="ce43" office:value="268" office:value-type="float">
            <text:p>268</text:p>
          </table:table-cell>
          <table:table-cell ns41:value-type="float" table:style-name="ce43" office:value="975" office:value-type="float">
            <text:p>975</text:p>
          </table:table-cell>
          <table:table-cell ns41:value-type="float" table:style-name="ce43" office:value="173" office:value-type="float">
            <text:p>173</text:p>
          </table:table-cell>
          <table:table-cell ns41:value-type="string" table:style-name="ce12" office:value-type="string">
            <text:p>VT_1889</text:p>
          </table:table-cell>
          <table:table-cell ns41:value-type="string" table:style-name="ce68" office:value-type="string">
            <text:p>02_H6</text:p>
          </table:table-cell>
          <table:table-cell ns41:value-type="float" table:style-name="ce68" office:value="121" office:value-type="float">
            <text:p>121</text:p>
          </table:table-cell>
          <table:table-cell ns41:value-type="float" table:style-name="ce23" office:value="250220" office:value-type="float">
            <text:p>250220</text:p>
          </table:table-cell>
          <table:table-cell table:number-columns-repeated="969"/>
        </table:table-row>
        <table:table-row table:style-name="ro5">
          <table:table-cell ns41:value-type="string" table:style-name="ce10" office:value-type="string">
            <text:p>Telling</text:p>
          </table:table-cell>
          <table:table-cell table:style-name="ce21"/>
          <table:table-cell/>
          <table:table-cell ns41:value-type="string" table:number-rows-spanned="1" table:style-name="ce35" table:number-columns-spanned="4" office:value-type="string">
            <text:p>VT_1889</text:p>
          </table:table-cell>
          <table:covered-table-cell table:style-name="ce44" table:number-columns-repeated="3"/>
          <table:table-cell ns41:value-type="string" table:number-rows-spanned="1" table:style-name="ce54" table:number-columns-spanned="4" office:value-type="string">
            <text:p>VT_1889</text:p>
          </table:table-cell>
          <table:covered-table-cell table:style-name="ce44" table:number-columns-repeated="3"/>
          <table:table-cell ns41:value-type="string" table:number-rows-spanned="1" table:style-name="ce54" table:number-columns-spanned="4" office:value-type="string">
            <text:p>VT_1889</text:p>
          </table:table-cell>
          <table:covered-table-cell table:style-name="ce44" table:number-columns-repeated="3"/>
          <table:table-cell ns41:value-type="string" table:number-rows-spanned="1" table:style-name="ce54" table:number-columns-spanned="4" office:value-type="string">
            <text:p>VT_1889</text:p>
          </table:table-cell>
          <table:covered-table-cell table:style-name="ce44" table:number-columns-repeated="3"/>
          <table:table-cell ns41:value-type="string" table:number-rows-spanned="1" table:style-name="ce54" table:number-columns-spanned="4" office:value-type="string">
            <text:p>VT_1889</text:p>
          </table:table-cell>
          <table:covered-table-cell table:style-name="ce44" table:number-columns-repeated="3"/>
          <table:table-cell ns41:value-type="string" table:number-rows-spanned="1" table:style-name="ce54" table:number-columns-spanned="4" office:value-type="string">
            <text:p>VT_1889</text:p>
          </table:table-cell>
          <table:covered-table-cell table:style-name="ce44" table:number-columns-repeated="3"/>
          <table:table-cell ns41:value-type="string" table:number-rows-spanned="1" table:style-name="ce54" table:number-columns-spanned="4" office:value-type="string">
            <text:p>VT_1889</text:p>
          </table:table-cell>
          <table:covered-table-cell table:style-name="ce44" table:number-columns-repeated="3"/>
          <table:table-cell ns41:value-type="string" table:number-rows-spanned="1" table:style-name="ce54" table:number-columns-spanned="4" office:value-type="string">
            <text:p>VT_1889</text:p>
          </table:table-cell>
          <table:covered-table-cell table:style-name="ce44" table:number-columns-repeated="3"/>
          <table:table-cell ns41:value-type="string" table:number-rows-spanned="1" table:style-name="ce54" table:number-columns-spanned="4" office:value-type="string">
            <text:p>VT_1889</text:p>
          </table:table-cell>
          <table:covered-table-cell table:style-name="ce44" table:number-columns-repeated="3"/>
          <table:table-cell ns41:value-type="string" table:number-rows-spanned="1" table:style-name="ce54" table:number-columns-spanned="4" office:value-type="string">
            <text:p>VT_1889</text:p>
          </table:table-cell>
          <table:covered-table-cell table:style-name="ce44" table:number-columns-repeated="3"/>
          <table:table-cell ns41:value-type="string" table:number-rows-spanned="1" table:style-name="ce54" table:number-columns-spanned="4" office:value-type="string">
            <text:p>VT_1889</text:p>
          </table:table-cell>
          <table:covered-table-cell table:style-name="ce44" table:number-columns-repeated="3"/>
          <table:table-cell ns41:value-type="string" table:number-rows-spanned="1" table:style-name="ce57" table:number-columns-spanned="4" office:value-type="string">
            <text:p>VT_1889</text:p>
          </table:table-cell>
          <table:covered-table-cell table:style-name="ce44" table:number-columns-repeated="2"/>
          <table:covered-table-cell table:style-name="ce60"/>
          <table:table-cell table:number-columns-repeated="973"/>
        </table:table-row>
        <table:table-row table:style-name="ro5">
          <table:table-cell ns41:value-type="string" table:style-name="ce11" office:value-type="string">
            <text:p>Tabel</text:p>
          </table:table-cell>
          <table:table-cell table:style-name="ce22"/>
          <table:table-cell/>
          <table:table-cell ns41:value-type="string" table:number-rows-spanned="1" table:style-name="ce36" table:number-columns-spanned="4" office:value-type="string">
            <text:p>02_H6</text:p>
          </table:table-cell>
          <table:covered-table-cell table:style-name="ce45" table:number-columns-repeated="3"/>
          <table:table-cell ns41:value-type="string" table:number-rows-spanned="1" table:style-name="ce55" table:number-columns-spanned="4" office:value-type="string">
            <text:p>02_H6</text:p>
          </table:table-cell>
          <table:covered-table-cell table:style-name="ce45" table:number-columns-repeated="3"/>
          <table:table-cell ns41:value-type="string" table:number-rows-spanned="1" table:style-name="ce55" table:number-columns-spanned="4" office:value-type="string">
            <text:p>02_H6</text:p>
          </table:table-cell>
          <table:covered-table-cell table:style-name="ce45" table:number-columns-repeated="3"/>
          <table:table-cell ns41:value-type="string" table:number-rows-spanned="1" table:style-name="ce55" table:number-columns-spanned="4" office:value-type="string">
            <text:p>02_H6</text:p>
          </table:table-cell>
          <table:covered-table-cell table:style-name="ce45" table:number-columns-repeated="3"/>
          <table:table-cell ns41:value-type="string" table:number-rows-spanned="1" table:style-name="ce55" table:number-columns-spanned="4" office:value-type="string">
            <text:p>02_H6</text:p>
          </table:table-cell>
          <table:covered-table-cell table:style-name="ce45" table:number-columns-repeated="3"/>
          <table:table-cell ns41:value-type="string" table:number-rows-spanned="1" table:style-name="ce55" table:number-columns-spanned="4" office:value-type="string">
            <text:p>02_H6</text:p>
          </table:table-cell>
          <table:covered-table-cell table:style-name="ce45" table:number-columns-repeated="3"/>
          <table:table-cell ns41:value-type="string" table:number-rows-spanned="1" table:style-name="ce55" table:number-columns-spanned="4" office:value-type="string">
            <text:p>02_H6</text:p>
          </table:table-cell>
          <table:covered-table-cell table:style-name="ce45" table:number-columns-repeated="3"/>
          <table:table-cell ns41:value-type="string" table:number-rows-spanned="1" table:style-name="ce55" table:number-columns-spanned="4" office:value-type="string">
            <text:p>02_H6</text:p>
          </table:table-cell>
          <table:covered-table-cell table:style-name="ce45" table:number-columns-repeated="3"/>
          <table:table-cell ns41:value-type="string" table:number-rows-spanned="1" table:style-name="ce55" table:number-columns-spanned="4" office:value-type="string">
            <text:p>02_H6</text:p>
          </table:table-cell>
          <table:covered-table-cell table:style-name="ce45" table:number-columns-repeated="3"/>
          <table:table-cell ns41:value-type="string" table:number-rows-spanned="1" table:style-name="ce55" table:number-columns-spanned="4" office:value-type="string">
            <text:p>02_H6</text:p>
          </table:table-cell>
          <table:covered-table-cell table:style-name="ce45" table:number-columns-repeated="3"/>
          <table:table-cell ns41:value-type="string" table:number-rows-spanned="1" table:style-name="ce55" table:number-columns-spanned="4" office:value-type="string">
            <text:p>02_H6</text:p>
          </table:table-cell>
          <table:covered-table-cell table:style-name="ce45" table:number-columns-repeated="3"/>
          <table:table-cell ns41:value-type="string" table:number-rows-spanned="1" table:style-name="ce58" table:number-columns-spanned="4" office:value-type="string">
            <text:p>02_H6</text:p>
          </table:table-cell>
          <table:covered-table-cell table:style-name="ce45" table:number-columns-repeated="2"/>
          <table:covered-table-cell table:style-name="ce61"/>
          <table:table-cell table:number-columns-repeated="973"/>
        </table:table-row>
        <table:table-row table:style-name="ro5">
          <table:table-cell ns41:value-type="string" table:style-name="ce11" office:value-type="string">
            <text:p>Pagina</text:p>
          </table:table-cell>
          <table:table-cell table:style-name="ce22"/>
          <table:table-cell/>
          <table:table-cell ns41:value-type="string" table:number-rows-spanned="1" table:style-name="ce36" table:number-columns-spanned="4" office:value-type="string">
            <text:p>120, 121</text:p>
          </table:table-cell>
          <table:covered-table-cell table:style-name="ce45" table:number-columns-repeated="3"/>
          <table:table-cell ns41:value-type="string" table:number-rows-spanned="1" table:style-name="ce55" table:number-columns-spanned="4" office:value-type="string">
            <text:p>120, 121</text:p>
          </table:table-cell>
          <table:covered-table-cell table:style-name="ce45" table:number-columns-repeated="3"/>
          <table:table-cell ns41:value-type="string" table:number-rows-spanned="1" table:style-name="ce55" table:number-columns-spanned="4" office:value-type="string">
            <text:p>120, 121</text:p>
          </table:table-cell>
          <table:covered-table-cell table:style-name="ce45" table:number-columns-repeated="3"/>
          <table:table-cell ns41:value-type="string" table:number-rows-spanned="1" table:style-name="ce55" table:number-columns-spanned="4" office:value-type="string">
            <text:p>120, 121</text:p>
          </table:table-cell>
          <table:covered-table-cell table:style-name="ce45" table:number-columns-repeated="3"/>
          <table:table-cell ns41:value-type="string" table:number-rows-spanned="1" table:style-name="ce55" table:number-columns-spanned="4" office:value-type="string">
            <text:p>120, 121</text:p>
          </table:table-cell>
          <table:covered-table-cell table:style-name="ce45" table:number-columns-repeated="3"/>
          <table:table-cell ns41:value-type="string" table:number-rows-spanned="1" table:style-name="ce55" table:number-columns-spanned="4" office:value-type="string">
            <text:p>120, 121</text:p>
          </table:table-cell>
          <table:covered-table-cell table:style-name="ce45" table:number-columns-repeated="3"/>
          <table:table-cell ns41:value-type="string" table:number-rows-spanned="1" table:style-name="ce55" table:number-columns-spanned="4" office:value-type="string">
            <text:p>120, 121</text:p>
          </table:table-cell>
          <table:covered-table-cell table:style-name="ce45" table:number-columns-repeated="3"/>
          <table:table-cell ns41:value-type="string" table:number-rows-spanned="1" table:style-name="ce55" table:number-columns-spanned="4" office:value-type="string">
            <text:p>120, 121</text:p>
          </table:table-cell>
          <table:covered-table-cell table:style-name="ce45" table:number-columns-repeated="3"/>
          <table:table-cell ns41:value-type="string" table:number-rows-spanned="1" table:style-name="ce55" table:number-columns-spanned="4" office:value-type="string">
            <text:p>120, 121</text:p>
          </table:table-cell>
          <table:covered-table-cell table:style-name="ce45" table:number-columns-repeated="3"/>
          <table:table-cell ns41:value-type="string" table:number-rows-spanned="1" table:style-name="ce55" table:number-columns-spanned="4" office:value-type="string">
            <text:p>120, 121</text:p>
          </table:table-cell>
          <table:covered-table-cell table:style-name="ce45" table:number-columns-repeated="3"/>
          <table:table-cell ns41:value-type="string" table:number-rows-spanned="1" table:style-name="ce55" table:number-columns-spanned="4" office:value-type="string">
            <text:p>120, 121</text:p>
          </table:table-cell>
          <table:covered-table-cell table:style-name="ce45" table:number-columns-repeated="3"/>
          <table:table-cell ns41:value-type="string" table:number-rows-spanned="1" table:style-name="ce58" table:number-columns-spanned="4" office:value-type="string">
            <text:p>120, 121</text:p>
          </table:table-cell>
          <table:covered-table-cell table:style-name="ce45" table:number-columns-repeated="2"/>
          <table:covered-table-cell table:style-name="ce61"/>
          <table:table-cell table:number-columns-repeated="973"/>
        </table:table-row>
        <table:table-row table:style-name="ro1">
          <table:table-cell ns41:value-type="string" table:style-name="ce12" office:value-type="string">
            <text:p>Image nummer</text:p>
          </table:table-cell>
          <table:table-cell table:style-name="ce23"/>
          <table:table-cell/>
          <table:table-cell table:number-rows-spanned="1" office:value-type="float" office:value="250220" table:style-name="ce37" table:number-columns-spanned="4" ns41:value-type="float">
            <text:p>250220</text:p>
          </table:table-cell>
          <table:covered-table-cell table:style-name="ce46" table:number-columns-repeated="3"/>
          <table:table-cell table:number-rows-spanned="1" office:value-type="float" office:value="250220" table:style-name="ce56" table:number-columns-spanned="4" ns41:value-type="float">
            <text:p>250220</text:p>
          </table:table-cell>
          <table:covered-table-cell table:style-name="ce46" table:number-columns-repeated="3"/>
          <table:table-cell table:number-rows-spanned="1" office:value-type="float" office:value="250220" table:style-name="ce56" table:number-columns-spanned="4" ns41:value-type="float">
            <text:p>250220</text:p>
          </table:table-cell>
          <table:covered-table-cell table:style-name="ce46" table:number-columns-repeated="3"/>
          <table:table-cell table:number-rows-spanned="1" office:value-type="float" office:value="250220" table:style-name="ce56" table:number-columns-spanned="4" ns41:value-type="float">
            <text:p>250220</text:p>
          </table:table-cell>
          <table:covered-table-cell table:style-name="ce46" table:number-columns-repeated="3"/>
          <table:table-cell table:number-rows-spanned="1" office:value-type="float" office:value="250220" table:style-name="ce56" table:number-columns-spanned="4" ns41:value-type="float">
            <text:p>250220</text:p>
          </table:table-cell>
          <table:covered-table-cell table:style-name="ce46" table:number-columns-repeated="3"/>
          <table:table-cell table:number-rows-spanned="1" office:value-type="float" office:value="250220" table:style-name="ce56" table:number-columns-spanned="4" ns41:value-type="float">
            <text:p>250220</text:p>
          </table:table-cell>
          <table:covered-table-cell table:style-name="ce46" table:number-columns-repeated="3"/>
          <table:table-cell table:number-rows-spanned="1" office:value-type="float" office:value="250220" table:style-name="ce56" table:number-columns-spanned="4" ns41:value-type="float">
            <text:p>250220</text:p>
          </table:table-cell>
          <table:covered-table-cell table:style-name="ce46" table:number-columns-repeated="3"/>
          <table:table-cell table:number-rows-spanned="1" office:value-type="float" office:value="250220" table:style-name="ce56" table:number-columns-spanned="4" ns41:value-type="float">
            <text:p>250220</text:p>
          </table:table-cell>
          <table:covered-table-cell table:style-name="ce46" table:number-columns-repeated="3"/>
          <table:table-cell table:number-rows-spanned="1" office:value-type="float" office:value="250220" table:style-name="ce56" table:number-columns-spanned="4" ns41:value-type="float">
            <text:p>250220</text:p>
          </table:table-cell>
          <table:covered-table-cell table:style-name="ce46" table:number-columns-repeated="3"/>
          <table:table-cell table:number-rows-spanned="1" office:value-type="float" office:value="250220" table:style-name="ce56" table:number-columns-spanned="4" ns41:value-type="float">
            <text:p>250220</text:p>
          </table:table-cell>
          <table:covered-table-cell table:style-name="ce46" table:number-columns-repeated="3"/>
          <table:table-cell table:number-rows-spanned="1" office:value-type="float" office:value="250220" table:style-name="ce56" table:number-columns-spanned="4" ns41:value-type="float">
            <text:p>250220</text:p>
          </table:table-cell>
          <table:covered-table-cell table:style-name="ce46" table:number-columns-repeated="3"/>
          <table:table-cell table:number-rows-spanned="1" office:value-type="float" office:value="250220" table:style-name="ce59" table:number-columns-spanned="4" ns41:value-type="float">
            <text:p>250220</text:p>
          </table:table-cell>
          <table:covered-table-cell table:style-name="ce46" table:number-columns-repeated="2"/>
          <table:covered-table-cell table:style-name="ce62"/>
          <table:table-cell table:number-columns-repeated="973"/>
        </table:table-row>
        <table:table-row table:style-name="ro5" table:number-rows-repeated="1048459">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Tahoma" style:name="Tahoma1"/>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number-style>
    <number:number-style style:name="N110">
      <number:text>€ -</number:text>
      <number:number number:grouping="true" number:decimal-places="0" number:min-integer-digits="1"/>
      <style:map style:condition="value()&gt;=0" style:apply-style-name="N110P0"/>
    </number:number-style>
    <number:number-style style:volatile="true" style:name="N111P0">
      <number:text>€ </number:text>
      <number:number number:grouping="true" number:decimal-places="0" number:min-integer-digits="1"/>
    </number:number-style>
    <number:number-style style:name="N111">
      <style:text-properties fo:color="#ff0000"/>
      <number:text>€ -</number:text>
      <number:number number:grouping="true" number:decimal-places="0" number:min-integer-digits="1"/>
      <style:map style:condition="value()&gt;=0" style:apply-style-name="N111P0"/>
    </number:number-style>
    <number:number-style style:volatile="true" style:name="N112P0">
      <number:text>€ </number:text>
      <number:number number:grouping="true" number:decimal-places="2" number:min-integer-digits="1"/>
    </number:number-style>
    <number:number-style style:name="N112">
      <number:text>€ -</number:text>
      <number:number number:grouping="true" number:decimal-places="2" number:min-integer-digits="1"/>
      <style:map style:condition="value()&gt;=0" style:apply-style-name="N112P0"/>
    </number:number-style>
    <number:number-style style:volatile="true" style:name="N113P0">
      <number:text>€ </number:text>
      <number:number number:grouping="true" number:decimal-places="2" number:min-integer-digits="1"/>
    </number:number-style>
    <number:number-style style:name="N113">
      <style:text-properties fo:color="#ff0000"/>
      <number:text>€ -</number:text>
      <number:number number:grouping="true" number:decimal-places="2" number:min-integer-digits="1"/>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text>-</number:text>
      <number:number number:grouping="true" number:decimal-places="0" number:min-integer-digits="1"/>
      <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text>-</number:text>
      <number:number number:grouping="true" number:decimal-places="0" number:min-integer-digits="1"/>
      <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text>-</number:text>
      <number:number number:grouping="true" number:decimal-places="2" number:min-integer-digits="1"/>
      <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text>-</number:text>
      <number:number number:grouping="true" number:decimal-places="2" number:min-integer-digits="1"/>
      <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 </number:text>
      <number:number number:grouping="true" number:decimal-places="0" number:min-integer-digits="1"/>
      <number:text/>
    </number:number-style>
    <number:number-style style:name="N126">
      <number:text>€ </number:text>
      <number:number number:grouping="true" number:decimal-places="0" number:min-integer-digits="1"/>
      <number:text>-</number:text>
      <style:map style:condition="value()&gt;=0" style:apply-style-name="N126P0"/>
    </number:number-style>
    <number:number-style style:volatile="true" style:name="N127P0">
      <number:text>€ </number:text>
      <number:number number:grouping="true" number:decimal-places="0" number:min-integer-digits="1"/>
      <number:text/>
    </number:number-style>
    <number:number-style style:name="N127">
      <style:text-properties fo:color="#ff0000"/>
      <number:text>€ </number:text>
      <number:number number:grouping="true" number:decimal-places="0" number:min-integer-digits="1"/>
      <number:text>-</number:text>
      <style:map style:condition="value()&gt;=0" style:apply-style-name="N127P0"/>
    </number:number-style>
    <number:number-style style:volatile="true" style:name="N128P0">
      <number:text>€ </number:text>
      <number:number number:grouping="true" number:decimal-places="2" number:min-integer-digits="1"/>
      <number:text/>
    </number:number-style>
    <number:number-style style:name="N128">
      <number:text>€ </number:text>
      <number:number number:grouping="true" number:decimal-places="2" number:min-integer-digits="1"/>
      <number:text>-</number:text>
      <style:map style:condition="value()&gt;=0" style:apply-style-name="N128P0"/>
    </number:number-style>
    <number:number-style style:volatile="true" style:name="N129P0">
      <number:text>€ </number:text>
      <number:number number:grouping="true" number:decimal-places="2" number:min-integer-digits="1"/>
      <number:text/>
    </number:number-style>
    <number:number-style style:name="N129">
      <style:text-properties fo:color="#ff0000"/>
      <number:text>€ </number:text>
      <number:number number:grouping="true" number:decimal-places="2" number:min-integer-digits="1"/>
      <number:text>-</number:text>
      <style:map style:condition="value()&gt;=0" style:apply-style-name="N129P0"/>
    </number:number-style>
    <number:number-style style:volatile="true" style:name="N130P0">
      <number:text> € </number:text>
      <ns42:fill-character/>
      <number:number number:grouping="true" number:decimal-places="0" number:min-integer-digits="1"/>
      <number:text/>
    </number:number-style>
    <number:number-style style:volatile="true" style:name="N130P1">
      <number:text> € </number:text>
      <ns42:fill-character/>
      <number:number number:grouping="true" number:decimal-places="0" number:min-integer-digits="1"/>
      <number:text>-</number:text>
    </number:number-style>
    <number:number-style style:volatile="true" style:name="N130P2">
      <number:text> €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number number:grouping="true" number:decimal-places="0" number:min-integer-digits="1"/>
      <number:text>-</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 </number:text>
      <ns42:fill-character/>
      <number:number number:grouping="true" number:decimal-places="2" number:min-integer-digits="1"/>
      <number:text/>
    </number:number-style>
    <number:number-style style:volatile="true" style:name="N132P1">
      <number:text> € </number:text>
      <ns42:fill-character/>
      <number:number number:grouping="true" number:decimal-places="2" number:min-integer-digits="1"/>
      <number:text>-</number:text>
    </number:number-style>
    <number:number-style style:volatile="true" style:name="N132P2">
      <number:text> €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number number:grouping="true" number:decimal-places="2" number:min-integer-digits="1"/>
      <number:text>-</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fl </number:text>
      <number:number number:grouping="true" number:decimal-places="0" number:min-integer-digits="1"/>
      <number:text/>
    </number:number-style>
    <number:number-style style:name="N134">
      <number:text>fl </number:text>
      <number:number number:grouping="true" number:decimal-places="0" number:min-integer-digits="1"/>
      <number:text>-</number:text>
      <style:map style:condition="value()&gt;=0" style:apply-style-name="N134P0"/>
    </number:number-style>
    <number:number-style style:volatile="true" style:name="N135P0">
      <number:text>fl </number:text>
      <number:number number:grouping="true" number:decimal-places="0" number:min-integer-digits="1"/>
      <number:text/>
    </number:number-style>
    <number:number-style style:name="N135">
      <style:text-properties fo:color="#ff0000"/>
      <number:text>fl </number:text>
      <number:number number:grouping="true" number:decimal-places="0" number:min-integer-digits="1"/>
      <number:text>-</number:text>
      <style:map style:condition="value()&gt;=0" style:apply-style-name="N135P0"/>
    </number:number-style>
    <number:number-style style:volatile="true" style:name="N136P0">
      <number:text>fl </number:text>
      <number:number number:grouping="true" number:decimal-places="2" number:min-integer-digits="1"/>
      <number:text/>
    </number:number-style>
    <number:number-style style:name="N136">
      <number:text>fl </number:text>
      <number:number number:grouping="true" number:decimal-places="2" number:min-integer-digits="1"/>
      <number:text>-</number:text>
      <style:map style:condition="value()&gt;=0" style:apply-style-name="N136P0"/>
    </number:number-style>
    <number:number-style style:volatile="true" style:name="N137P0">
      <number:text>fl </number:text>
      <number:number number:grouping="true" number:decimal-places="2" number:min-integer-digits="1"/>
      <number:text/>
    </number:number-style>
    <number:number-style style:name="N137">
      <style:text-properties fo:color="#ff0000"/>
      <number:text>fl </number:text>
      <number:number number:grouping="true" number:decimal-places="2" number:min-integer-digits="1"/>
      <number:text>-</number:text>
      <style:map style:condition="value()&gt;=0" style:apply-style-name="N137P0"/>
    </number:number-style>
    <number:number-style style:volatile="true" style:name="N138P0">
      <number:text> fl </number:text>
      <ns42:fill-character/>
      <number:number number:grouping="true" number:decimal-places="0" number:min-integer-digits="1"/>
      <number:text/>
    </number:number-style>
    <number:number-style style:volatile="true" style:name="N138P1">
      <number:text> fl </number:text>
      <ns42:fill-character/>
      <number:number number:grouping="true" number:decimal-places="0" number:min-integer-digits="1"/>
      <number:text>-</number:text>
    </number:number-style>
    <number:number-style style:volatile="true" style:name="N138P2">
      <number:text> fl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fl </number:text>
      <ns42:fill-character/>
      <number:number number:grouping="true" number:decimal-places="2" number:min-integer-digits="1"/>
      <number:text/>
    </number:number-style>
    <number:number-style style:volatile="true" style:name="N139P1">
      <number:text> fl </number:text>
      <ns42:fill-character/>
      <number:number number:grouping="true" number:decimal-places="2" number:min-integer-digits="1"/>
      <number:text>-</number:text>
    </number:number-style>
    <number:number-style style:volatile="true" style:name="N139P2">
      <number:text> fl </number:text>
      <ns42:fill-character/>
      <number:text>-</number:text>
      <number:number number:decimal-places="0" number:min-integer-digits="0"/>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number-style style:volatile="true" style:name="N140P0">
      <number:text>$</number:text>
      <number:number number:grouping="true" number:decimal-places="0" number:min-integer-digits="1"/>
      <number:text/>
    </number:number-style>
    <number:number-style style:name="N140">
      <number:text>($</number:text>
      <number:number number:grouping="true" number:decimal-places="0" number:min-integer-digits="1"/>
      <number:text>)</number:text>
      <style:map style:condition="value()&gt;=0" style:apply-style-name="N140P0"/>
    </number:number-style>
    <number:number-style style:volatile="true" style:name="N141P0">
      <number:text>$</number:text>
      <number:number number:grouping="true" number:decimal-places="0" number:min-integer-digits="1"/>
      <number:text/>
    </number:number-style>
    <number:number-style style:name="N141">
      <style:text-properties fo:color="#ff0000"/>
      <number:text>($</number:text>
      <number:number number:grouping="true" number:decimal-places="0" number:min-integer-digits="1"/>
      <number:text>)</number:text>
      <style:map style:condition="value()&gt;=0" style:apply-style-name="N141P0"/>
    </number:number-style>
    <number:number-style style:volatile="true" style:name="N142P0">
      <number:text>$</number:text>
      <number:number number:grouping="true" number:decimal-places="2" number:min-integer-digits="1"/>
      <number:text/>
    </number:number-style>
    <number:number-style style:name="N142">
      <number:text>($</number:text>
      <number:number number:grouping="true" number:decimal-places="2" number:min-integer-digits="1"/>
      <number:text>)</number:text>
      <style:map style:condition="value()&gt;=0" style:apply-style-name="N142P0"/>
    </number:number-style>
    <number:number-style style:volatile="true" style:name="N143P0">
      <number:text>$</number:text>
      <number:number number:grouping="true" number:decimal-places="2" number:min-integer-digits="1"/>
      <number:text/>
    </number:number-style>
    <number:number-style style:name="N143">
      <style:text-properties fo:color="#ff0000"/>
      <number:text>($</number:text>
      <number:number number:grouping="true" number:decimal-places="2" number:min-integer-digits="1"/>
      <number:text>)</number:text>
      <style:map style:condition="value()&gt;=0" style:apply-style-name="N143P0"/>
    </number:number-style>
    <number:number-style style:volatile="true" style:name="N144P0">
      <number:text> $</number:text>
      <ns42:fill-character/>
      <number:number number:grouping="true" number:decimal-places="0" number:min-integer-digits="1"/>
      <number:text/>
    </number:number-style>
    <number:number-style style:volatile="true" style:name="N144P1">
      <number:text> $</number:text>
      <ns42:fill-character/>
      <number:text>(</number:text>
      <number:number number:grouping="true" number:decimal-places="0" number:min-integer-digits="1"/>
      <number:text>)</number:text>
    </number:number-style>
    <number:number-style style:volatile="true" style:name="N144P2">
      <number:text> $</number:text>
      <ns42:fill-character/>
      <number:text>- </number:text>
    </number:number-style>
    <number:text-style style:name="N144">
      <number:text/>
      <number:text-content/>
      <number:text/>
      <style:map style:condition="value()&gt;0" style:apply-style-name="N144P0"/>
      <style:map style:condition="value()&lt;0" style:apply-style-name="N144P1"/>
      <style:map style:condition="value()=0" style:apply-style-name="N144P2"/>
    </number:text-style>
    <number:number-style style:volatile="true" style:name="N145P0">
      <number:text/>
      <ns42:fill-character/>
      <number:number number:grouping="true" number:decimal-places="0" number:min-integer-digits="1"/>
      <number:text/>
    </number:number-style>
    <number:number-style style:volatile="true" style:name="N145P1">
      <number:text/>
      <ns42:fill-character/>
      <number:text>(</number:text>
      <number:number number:grouping="true" number:decimal-places="0" number:min-integer-digits="1"/>
      <number:text>)</number:text>
    </number:number-style>
    <number:number-style style:volatile="true" style:name="N145P2">
      <number:text/>
      <ns42:fill-character/>
      <number:text>- </number:text>
    </number:number-style>
    <number:text-style style:name="N145">
      <number:text/>
      <number:text-content/>
      <number:text/>
      <style:map style:condition="value()&gt;0" style:apply-style-name="N145P0"/>
      <style:map style:condition="value()&lt;0" style:apply-style-name="N145P1"/>
      <style:map style:condition="value()=0" style:apply-style-name="N145P2"/>
    </number:text-style>
    <number:number-style style:volatile="true" style:name="N146P0">
      <number:text> $</number:text>
      <ns42:fill-character/>
      <number:number number:grouping="true" number:decimal-places="2" number:min-integer-digits="1"/>
      <number:text/>
    </number:number-style>
    <number:number-style style:volatile="true" style:name="N146P1">
      <number:text> $</number:text>
      <ns42:fill-character/>
      <number:text>(</number:text>
      <number:number number:grouping="true" number:decimal-places="2" number:min-integer-digits="1"/>
      <number:text>)</number:text>
    </number:number-style>
    <number:number-style style:volatile="true" style:name="N146P2">
      <number:text> $</number:text>
      <ns42:fill-character/>
      <number:text>-</number:text>
      <number:number number:decimal-places="0" number:min-integer-digits="0"/>
      <number:text/>
    </number:number-style>
    <number:text-style style:name="N146">
      <number:text/>
      <number:text-content/>
      <number:text/>
      <style:map style:condition="value()&gt;0" style:apply-style-name="N146P0"/>
      <style:map style:condition="value()&lt;0" style:apply-style-name="N146P1"/>
      <style:map style:condition="value()=0" style:apply-style-name="N146P2"/>
    </number:text-style>
    <number:number-style style:volatile="true" style:name="N147P0">
      <number:text/>
      <ns42:fill-character/>
      <number:number number:grouping="true" number:decimal-places="2" number:min-integer-digits="1"/>
      <number:text/>
    </number:number-style>
    <number:number-style style:volatile="true" style:name="N147P1">
      <number:text/>
      <ns42:fill-character/>
      <number:text>(</number:text>
      <number:number number:grouping="true" number:decimal-places="2" number:min-integer-digits="1"/>
      <number:text>)</number:text>
    </number:number-style>
    <number:number-style style:volatile="true" style:name="N147P2">
      <number:text/>
      <ns42:fill-character/>
      <number:text>-</number:text>
      <number:number number:decimal-places="0" number:min-integer-digits="0"/>
      <number:text/>
    </number:number-style>
    <number:text-style style:name="N147">
      <number:text/>
      <number:text-content/>
      <number:text/>
      <style:map style:condition="value()&gt;0" style:apply-style-name="N147P0"/>
      <style:map style:condition="value()&lt;0" style:apply-style-name="N147P1"/>
      <style:map style:condition="value()=0" style:apply-style-name="N147P2"/>
    </number:text-style>
    <number:number-style style:volatile="true" style:name="N148P0">
      <number:number number:decimal-places="1" number:min-integer-digits="1"/>
      <number:text>-</number:text>
    </number:number-style>
    <number:number-style style:volatile="true" style:name="N148P1">
      <number:text/>
    </number:number-style>
    <number:text-style style:name="N148">
      <number:text-content/>
      <style:map style:condition="value()&gt;0" style:apply-style-name="N148P0"/>
      <style:map style:condition="value()&lt;0" style:apply-style-name="N148P1"/>
    </number:text-style>
    <number:number-style style:volatile="true" style:name="N149P0">
      <number:number number:decimal-places="0" number:min-integer-digits="1"/>
    </number:number-style>
    <number:number-style style:volatile="true" style:name="N149P1">
      <number:text>-</number:text>
      <number:number number:decimal-places="0" number:min-integer-digits="1"/>
    </number:number-style>
    <number:number-style style:volatile="true" style:name="N149P2">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draw:marker draw:name="Arrowheads_20_1" draw:display-name="Arrowheads 1" svg:d="M10 0l-10 30h20z" svg:viewBox="0 0 20 30"/>
    <style:style style:family="table-cell" style:parent-style-name="Default" style:name="TabLinker" style:display-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05cm" fo:margin-top="2.54cm" fo:page-width="21.001cm" fo:margin-left="1.905cm" style:num-format="1" style:print-orientation="portrait" style:scale-to="100%" fo:page-height="29.7cm" style:writing-mode="lr-tb" fo:margin-bottom="2.54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sde_20_gedeelte" style:page-layout-name="Mpm3" style:display-name="PageStyle_Zesde gedeelte">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Peter K. Doorn</meta:initial-creator>
    <meta:creation-date>2003-02-13T22:48:08</meta:creation-date>
    <dc:creator>Tom Vreugdenhil</dc:creator>
    <dc:date>2012-01-21T15:18:51</dc:date>
    <meta:document-statistic meta:object-count="0" meta:cell-count="2430" meta:table-count="1"/>
    <meta:generator>ODFPY/1.3.0dev</meta:generator>
  </office:meta>
</office:document-meta>
</file>